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8/content.xml" manifest:media-type="text/xml"/>
  <manifest:file-entry manifest:full-path="Object 4/content.xml" manifest:media-type="text/xml"/>
  <manifest:file-entry manifest:full-path="Object 9/content.xml" manifest:media-type="text/xml"/>
  <manifest:file-entry manifest:full-path="Object 7/content.xml" manifest:media-type="text/xml"/>
  <manifest:file-entry manifest:full-path="Object 6/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3/content.xml" manifest:media-type="text/xml"/>
  <manifest:file-entry manifest:full-path="Object 1/content.xml" manifest:media-type="text/xml"/>
  <manifest:file-entry manifest:full-path="meta.xml" manifest:media-type="text/xml"/>
  <manifest:file-entry manifest:full-path="media/image2.jpg" manifest:media-type="image/png"/>
  <manifest:file-entry manifest:full-path="media/image3.PNG" manifest:media-type="image/png"/>
  <manifest:file-entry manifest:full-path="media/image1.jpg" manifest:media-type="image/jpe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bullet text:level="1" text:style-name="WW_CharLFO7LVL1"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2" text:style-name="WW_CharLFO7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7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7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7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7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7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7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7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fo:text-align="justify" fo:margin-top="0.1in" fo:margin-bottom="0.1in"/>
    </style:style>
    <style:style style:name="T2" style:parent-style-name="DefaultParagraphFont" style:family="text">
      <style:text-properties style:font-name="Century Schoolbook" style:font-name-complex="Courier New" style:font-weight-complex="bold" fo:color="#000000"/>
    </style:style>
    <style:style style:name="P3" style:parent-style-name="Standard" style:family="paragraph">
      <style:paragraph-properties fo:text-align="justify" fo:margin-top="0.1in" fo:margin-bottom="0.1in"/>
    </style:style>
    <style:style style:name="T4" style:parent-style-name="DefaultParagraphFont" style:family="text">
      <style:text-properties style:font-name="Century Schoolbook" style:font-name-complex="Courier New" style:font-weight-complex="bold" fo:color="#000000"/>
    </style:style>
    <style:style style:name="P5" style:parent-style-name="Standard" style:family="paragraph">
      <style:paragraph-properties fo:text-align="justify" fo:margin-top="0.1in" fo:margin-bottom="0.1in"/>
      <style:text-properties style:font-name="Century Schoolbook" style:font-name-complex="Courier New" fo:color="#000000"/>
    </style:style>
    <style:style style:name="P6" style:parent-style-name="Standard" style:family="paragraph">
      <style:paragraph-properties fo:text-align="justify" fo:margin-top="0.1in" fo:margin-bottom="0.1in"/>
    </style:style>
    <style:style style:name="T7" style:parent-style-name="DefaultParagraphFont" style:family="text">
      <style:text-properties style:font-name="Century Schoolbook" style:font-name-complex="Courier New" style:font-weight-complex="bold" fo:color="#000000"/>
    </style:style>
    <style:style style:name="P8" style:parent-style-name="Standard" style:family="paragraph">
      <style:paragraph-properties fo:text-align="justify" fo:margin-top="0.1in" fo:margin-bottom="0.1in"/>
    </style:style>
    <style:style style:name="T9" style:parent-style-name="DefaultParagraphFont" style:family="text">
      <style:text-properties style:font-name="Century Schoolbook" style:font-name-complex="Courier New" style:font-weight-complex="bold" fo:color="#000000"/>
    </style:style>
    <style:style style:name="P10" style:parent-style-name="Standard" style:family="paragraph">
      <style:paragraph-properties fo:text-align="justify" fo:margin-top="0.1in" fo:margin-bottom="0.1in"/>
      <style:text-properties style:font-name="Century Schoolbook" style:font-name-complex="Courier New" fo:color="#000000"/>
    </style:style>
    <style:style style:name="P11" style:parent-style-name="Standard" style:family="paragraph">
      <style:paragraph-properties fo:text-align="justify" fo:margin-top="0.1in" fo:margin-bottom="0.1in"/>
    </style:style>
    <style:style style:name="T12" style:parent-style-name="DefaultParagraphFont" style:family="text">
      <style:text-properties style:font-name="Century Schoolbook" style:font-name-complex="Courier New" style:font-weight-complex="bold" fo:color="#000000"/>
    </style:style>
    <style:style style:name="T13" style:parent-style-name="DefaultParagraphFont" style:family="text">
      <style:text-properties style:font-name="Century Schoolbook" style:font-name-complex="Courier New" fo:color="#000000"/>
    </style:style>
    <style:style style:name="P14" style:parent-style-name="Standard" style:family="paragraph">
      <style:paragraph-properties fo:text-align="justify" fo:margin-top="0.1in" fo:margin-bottom="0.1in" fo:text-indent="0.4923in"/>
    </style:style>
    <style:style style:name="T15" style:parent-style-name="DefaultParagraphFont" style:family="text">
      <style:text-properties style:font-name="Century Schoolbook" style:font-name-complex="Courier New" fo:color="#000000"/>
    </style:style>
    <style:style style:name="T16" style:parent-style-name="DefaultParagraphFont" style:family="text">
      <style:text-properties style:font-name="Century Schoolbook" style:font-name-complex="Courier New" fo:color="#000000"/>
    </style:style>
    <style:style style:name="P17" style:parent-style-name="Standard" style:family="paragraph">
      <style:paragraph-properties fo:text-align="justify" fo:margin-top="0.1in" fo:margin-bottom="0.1in" fo:text-indent="0.4923in"/>
    </style:style>
    <style:style style:name="T18" style:parent-style-name="DefaultParagraphFont" style:family="text">
      <style:text-properties style:font-name="Century Schoolbook" style:font-name-complex="Courier New" fo:color="#000000"/>
    </style:style>
    <style:style style:name="P19" style:parent-style-name="Standard" style:family="paragraph">
      <style:paragraph-properties fo:text-align="justify" fo:margin-top="0.1in" fo:margin-bottom="0.1in"/>
    </style:style>
    <style:style style:name="T20" style:parent-style-name="DefaultParagraphFont" style:family="text">
      <style:text-properties style:font-name="Century Schoolbook" style:font-name-complex="Courier New" fo:color="#000000"/>
    </style:style>
    <style:style style:name="P21" style:parent-style-name="Standard" style:family="paragraph">
      <style:paragraph-properties fo:text-align="justify" fo:margin-top="0.1in" fo:margin-bottom="0.1in" fo:text-indent="0.4923in"/>
    </style:style>
    <style:style style:name="T22" style:parent-style-name="DefaultParagraphFont" style:family="text">
      <style:text-properties style:font-name="Century Schoolbook" style:font-name-complex="Courier New" fo:color="#000000"/>
    </style:style>
    <style:style style:name="P23" style:parent-style-name="Standard" style:family="paragraph">
      <style:paragraph-properties fo:text-align="justify" fo:margin-top="0.1in" fo:margin-bottom="0.1in"/>
    </style:style>
    <style:style style:name="T24" style:parent-style-name="DefaultParagraphFont" style:family="text">
      <style:text-properties style:font-name="Century Schoolbook" style:font-name-complex="Courier New" fo:color="#000000"/>
    </style:style>
    <style:style style:name="P25" style:parent-style-name="Standard" style:family="paragraph">
      <style:paragraph-properties fo:text-align="justify" fo:margin-top="0.1in" fo:margin-bottom="0.1in" fo:text-indent="0.4923in"/>
    </style:style>
    <style:style style:name="T26" style:parent-style-name="DefaultParagraphFont" style:family="text">
      <style:text-properties style:font-name="Century Schoolbook" style:font-name-complex="Courier New" fo:color="#000000"/>
    </style:style>
    <style:style style:name="T27" style:parent-style-name="DefaultParagraphFont" style:family="text">
      <style:text-properties style:font-name="Century Schoolbook" style:font-name-complex="Courier New" fo:color="#000000" fo:background-color="#FFFFFF"/>
    </style:style>
    <style:style style:name="T28" style:parent-style-name="DefaultParagraphFont" style:family="text">
      <style:text-properties style:font-name="Century Schoolbook" style:font-name-complex="Courier New" fo:color="#000000" fo:background-color="#FFFFFF"/>
    </style:style>
    <style:style style:name="P29" style:parent-style-name="Standard" style:family="paragraph">
      <style:paragraph-properties fo:text-align="justify" fo:margin-top="0.1in" fo:margin-bottom="0.1in" fo:text-indent="0.4923in"/>
    </style:style>
    <style:style style:name="T30" style:parent-style-name="DefaultParagraphFont" style:family="text">
      <style:text-properties style:font-name="Century Schoolbook" style:font-name-complex="Courier New" fo:color="#000000" fo:background-color="#FFFFFF"/>
    </style:style>
    <style:style style:name="P31" style:parent-style-name="Standard" style:family="paragraph">
      <style:paragraph-properties fo:text-align="justify" fo:margin-top="0.1in" fo:margin-bottom="0.1in" fo:text-indent="0.4923in"/>
    </style:style>
    <style:style style:name="T32" style:parent-style-name="DefaultParagraphFont" style:family="text">
      <style:text-properties style:font-name="Century Schoolbook" style:font-name-complex="Courier New" fo:color="#000000"/>
    </style:style>
    <style:style style:name="T33" style:parent-style-name="DefaultParagraphFont" style:family="text">
      <style:text-properties style:font-name="Century Schoolbook" style:font-name-complex="Courier New" fo:color="#000000" fo:background-color="#FFFFFF"/>
    </style:style>
    <style:style style:name="T34" style:parent-style-name="DefaultParagraphFont" style:family="text">
      <style:text-properties style:font-name="Century Schoolbook" style:font-name-complex="Courier New" fo:color="#000000"/>
    </style:style>
    <style:style style:name="P35"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36" style:parent-style-name="Standard" style:family="paragraph">
      <style:paragraph-properties fo:text-align="justify" fo:margin-top="0.1in" fo:margin-bottom="0.1in"/>
    </style:style>
    <style:style style:name="T37" style:parent-style-name="DefaultParagraphFont" style:family="text">
      <style:text-properties style:font-name="Century Schoolbook" style:font-name-complex="Courier New" style:font-weight-complex="bold" fo:color="#000000"/>
    </style:style>
    <style:style style:name="P38" style:parent-style-name="Standard" style:family="paragraph">
      <style:paragraph-properties fo:text-align="justify" fo:margin-top="0.1in" fo:margin-bottom="0.1in"/>
    </style:style>
    <style:style style:name="T39" style:parent-style-name="DefaultParagraphFont" style:family="text">
      <style:text-properties style:font-name="Century Schoolbook" style:font-name-complex="Courier New" style:font-weight-complex="bold" fo:color="#000000"/>
    </style:style>
    <style:style style:name="P40" style:parent-style-name="Standard" style:family="paragraph">
      <style:paragraph-properties fo:text-align="justify" fo:margin-top="0.1in" fo:margin-bottom="0.1in" fo:text-indent="0.4923in"/>
    </style:style>
    <style:style style:name="T41" style:parent-style-name="DefaultParagraphFont" style:family="text">
      <style:text-properties style:font-name="Century Schoolbook" style:font-name-complex="Courier New" fo:color="#000000"/>
    </style:style>
    <style:style style:name="P42" style:parent-style-name="Standard" style:family="paragraph">
      <style:paragraph-properties fo:text-align="justify" fo:margin-top="0.1in" fo:margin-bottom="0.1in" fo:text-indent="0.4923in"/>
    </style:style>
    <style:style style:name="T43" style:parent-style-name="DefaultParagraphFont" style:family="text">
      <style:text-properties style:font-name="Century Schoolbook" style:font-name-complex="Courier New" fo:color="#000000"/>
    </style:style>
    <style:style style:name="P44" style:parent-style-name="Standard" style:family="paragraph">
      <style:paragraph-properties fo:text-align="justify" fo:margin-top="0.1in" fo:margin-bottom="0.1in" fo:text-indent="0.4923in"/>
    </style:style>
    <style:style style:name="T45" style:parent-style-name="DefaultParagraphFont" style:family="text">
      <style:text-properties style:font-name="Century Schoolbook" style:font-name-complex="Courier New" fo:color="#000000"/>
    </style:style>
    <style:style style:name="P46" style:parent-style-name="Standard" style:family="paragraph">
      <style:paragraph-properties fo:text-align="justify" fo:margin-top="0.1in" fo:margin-bottom="0.1in"/>
      <style:text-properties style:font-name="Century Schoolbook" style:font-name-complex="Courier New" fo:color="#000000"/>
    </style:style>
    <style:style style:name="P47" style:parent-style-name="Standard" style:family="paragraph">
      <style:paragraph-properties fo:text-align="justify" fo:margin-top="0.1in" fo:margin-bottom="0.1in"/>
    </style:style>
    <style:style style:name="T48" style:parent-style-name="DefaultParagraphFont" style:family="text">
      <style:text-properties style:font-name="Century Schoolbook" style:font-name-complex="Courier New" style:font-weight-complex="bold" fo:color="#000000"/>
    </style:style>
    <style:style style:name="P49" style:parent-style-name="Standard" style:family="paragraph">
      <style:paragraph-properties fo:text-align="justify" fo:margin-top="0.1in" fo:margin-bottom="0.1in"/>
    </style:style>
    <style:style style:name="T50" style:parent-style-name="DefaultParagraphFont" style:family="text">
      <style:text-properties style:font-name="Century Schoolbook" style:font-name-complex="Courier New" fo:color="#000000"/>
    </style:style>
    <style:style style:name="P51" style:parent-style-name="Standard" style:family="paragraph">
      <style:paragraph-properties fo:text-align="justify" fo:margin-top="0.1in" fo:margin-bottom="0.1in" fo:text-indent="0.4923in"/>
    </style:style>
    <style:style style:name="T52" style:parent-style-name="DefaultParagraphFont" style:family="text">
      <style:text-properties style:font-name="Century Schoolbook" style:font-name-complex="Courier New" fo:color="#000000"/>
    </style:style>
    <style:style style:name="P53" style:parent-style-name="ListParagraph" style:list-style-name="WWNum5" style:family="paragraph">
      <style:paragraph-properties fo:text-align="justify" fo:margin-top="0.1in" fo:margin-bottom="0.1in"/>
    </style:style>
    <style:style style:name="T54" style:parent-style-name="DefaultParagraphFont" style:family="text">
      <style:text-properties style:font-name="Century Schoolbook" style:font-name-complex="Courier New" fo:color="#000000" style:font-size-complex="12pt"/>
    </style:style>
    <style:style style:name="P55" style:parent-style-name="ListParagraph" style:list-style-name="WWNum5" style:family="paragraph">
      <style:paragraph-properties fo:text-align="justify" fo:margin-top="0.1in" fo:margin-bottom="0.1in"/>
    </style:style>
    <style:style style:name="T56" style:parent-style-name="DefaultParagraphFont" style:family="text">
      <style:text-properties style:font-name="Century Schoolbook" style:font-name-complex="Courier New" fo:color="#000000" style:font-size-complex="12pt"/>
    </style:style>
    <style:style style:name="P57" style:parent-style-name="ListParagraph" style:list-style-name="WWNum5" style:family="paragraph">
      <style:paragraph-properties fo:text-align="justify" fo:margin-top="0.1in" fo:margin-bottom="0.1in"/>
    </style:style>
    <style:style style:name="T58" style:parent-style-name="DefaultParagraphFont" style:family="text">
      <style:text-properties style:font-name="Century Schoolbook" style:font-name-complex="Courier New" fo:color="#000000" style:font-size-complex="12pt"/>
    </style:style>
    <style:style style:name="P59" style:parent-style-name="Standard" style:family="paragraph">
      <style:paragraph-properties fo:text-align="justify" fo:margin-top="0.1in" fo:margin-bottom="0.1in"/>
      <style:text-properties style:font-name="Century Schoolbook" style:font-name-complex="Courier New" fo:color="#000000"/>
    </style:style>
    <style:style style:name="P60" style:parent-style-name="Standard" style:family="paragraph">
      <style:paragraph-properties fo:text-align="justify" fo:margin-top="0.1in" fo:margin-bottom="0.1in"/>
    </style:style>
    <style:style style:name="T61" style:parent-style-name="DefaultParagraphFont" style:family="text">
      <style:text-properties style:font-name="Century Schoolbook" style:font-name-complex="Courier New" fo:color="#000000"/>
    </style:style>
    <style:style style:name="P62" style:parent-style-name="Standard" style:family="paragraph">
      <style:paragraph-properties fo:text-align="justify" fo:margin-top="0.1in" fo:margin-bottom="0.1in" fo:text-indent="0.4923in"/>
    </style:style>
    <style:style style:name="T63" style:parent-style-name="DefaultParagraphFont" style:family="text">
      <style:text-properties style:font-name="Century Schoolbook" style:font-name-complex="Courier New" fo:color="#000000"/>
    </style:style>
    <style:style style:name="P64" style:parent-style-name="Standard" style:family="paragraph">
      <style:paragraph-properties fo:text-align="justify" fo:margin-top="0.1in" fo:margin-bottom="0.1in" fo:text-indent="0.4923in"/>
    </style:style>
    <style:style style:name="T65" style:parent-style-name="DefaultParagraphFont" style:family="text">
      <style:text-properties style:font-name="Century Schoolbook" style:font-name-complex="Courier New" fo:color="#000000"/>
    </style:style>
    <style:style style:name="P66" style:parent-style-name="Standard" style:family="paragraph">
      <style:paragraph-properties fo:text-align="justify" fo:margin-top="0.1in" fo:margin-bottom="0.1in" fo:text-indent="0.4923in"/>
    </style:style>
    <style:style style:name="T67" style:parent-style-name="DefaultParagraphFont" style:family="text">
      <style:text-properties style:font-name="Century Schoolbook" style:font-name-complex="Courier New" fo:color="#000000"/>
    </style:style>
    <style:style style:name="P68" style:parent-style-name="Standard" style:family="paragraph">
      <style:paragraph-properties fo:text-align="justify" fo:margin-top="0.1in" fo:margin-bottom="0.1in" fo:text-indent="0.4923in"/>
    </style:style>
    <style:style style:name="T69" style:parent-style-name="DefaultParagraphFont" style:family="text">
      <style:text-properties style:font-name="Century Schoolbook" style:font-name-complex="Courier New" fo:color="#000000"/>
    </style:style>
    <style:style style:name="P70"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71"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72"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73"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74"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5"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6"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8"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79"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0"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1"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2" style:parent-style-name="Standard" style:family="paragraph">
      <style:paragraph-properties fo:text-align="justify" fo:margin-top="0.1in" fo:margin-bottom="0.1in"/>
      <style:text-properties style:font-name="Century Schoolbook" style:font-name-complex="Courier New" fo:color="#000000"/>
    </style:style>
    <style:style style:name="P83" style:parent-style-name="Standard" style:family="paragraph">
      <style:paragraph-properties fo:text-align="justify" fo:margin-top="0.1in" fo:margin-bottom="0.1in"/>
    </style:style>
    <style:style style:name="T84" style:parent-style-name="DefaultParagraphFont" style:family="text">
      <style:text-properties style:font-name="Century Schoolbook" style:font-name-complex="Courier New" fo:color="#000000"/>
    </style:style>
    <style:style style:name="P85" style:parent-style-name="Standard" style:family="paragraph">
      <style:paragraph-properties fo:text-align="justify" fo:margin-top="0.1in" fo:margin-bottom="0.1in"/>
      <style:text-properties style:font-name="Century Schoolbook" style:font-name-complex="Courier New" fo:color="#000000"/>
    </style:style>
    <style:style style:name="P86"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7" style:parent-style-name="Standard" style:family="paragraph">
      <style:paragraph-properties fo:text-align="justify" fo:margin-top="0.1in" fo:margin-bottom="0.1in" fo:text-indent="0.4923in"/>
      <style:text-properties style:font-name="Century Schoolbook" style:font-name-complex="Courier New" fo:color="#000000"/>
    </style:style>
    <style:style style:name="P88" style:parent-style-name="Standard" style:family="paragraph">
      <style:paragraph-properties fo:text-align="justify" fo:margin-top="0.1in" fo:margin-bottom="0.1in"/>
      <style:text-properties style:font-name="Century Schoolbook" style:font-name-complex="Courier New" fo:color="#000000"/>
    </style:style>
    <style:style style:name="P89" style:parent-style-name="Standard" style:family="paragraph">
      <style:paragraph-properties fo:text-align="justify" fo:margin-top="0.1in" fo:margin-bottom="0.1in"/>
      <style:text-properties style:font-name="Century Schoolbook" style:font-name-complex="Courier New" fo:color="#000000"/>
    </style:style>
    <style:style style:name="P90" style:parent-style-name="Standard" style:family="paragraph">
      <style:paragraph-properties fo:text-align="justify" fo:margin-top="0.1in" fo:margin-bottom="0.1in"/>
    </style:style>
    <style:style style:name="T91" style:parent-style-name="DefaultParagraphFont" style:family="text">
      <style:text-properties style:font-name="Century Schoolbook" style:font-name-complex="Courier New" fo:color="#000000"/>
    </style:style>
    <style:style style:name="T92" style:parent-style-name="DefaultParagraphFont" style:family="text">
      <style:text-properties style:font-name="Century Schoolbook" fo:color="#000000"/>
    </style:style>
    <style:style style:name="T93" style:parent-style-name="DefaultParagraphFont" style:family="text">
      <style:text-properties style:font-name="Century Schoolbook" style:font-name-complex="Courier New" fo:color="#000000"/>
    </style:style>
    <style:style style:name="P94" style:parent-style-name="Standard" style:family="paragraph">
      <style:paragraph-properties fo:text-align="justify" fo:margin-top="0.1in" fo:margin-bottom="0.1in" fo:text-indent="0.4923in"/>
    </style:style>
    <style:style style:name="T95" style:parent-style-name="DefaultParagraphFont" style:family="text">
      <style:text-properties style:font-name="Century Schoolbook" style:font-name-complex="Courier New" fo:color="#000000"/>
    </style:style>
    <style:style style:name="P96"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97"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98" style:parent-style-name="Standard" style:family="paragraph">
      <style:paragraph-properties fo:text-align="justify" fo:margin-top="0.1in" fo:margin-bottom="0.1in"/>
      <style:text-properties style:font-name="Century Schoolbook" style:font-name-complex="Courier New" fo:color="#000000"/>
    </style:style>
    <style:style style:name="P99"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100" style:parent-style-name="Standard" style:family="paragraph">
      <style:paragraph-properties fo:text-align="justify" fo:margin-top="0.1in" fo:margin-bottom="0.1in"/>
      <style:text-properties style:font-name="Century Schoolbook" style:font-name-complex="Courier New" fo:color="#000000"/>
    </style:style>
    <style:style style:name="P101" style:parent-style-name="Standard" style:family="paragraph">
      <style:paragraph-properties fo:text-align="justify" fo:margin-top="0.1in" fo:margin-bottom="0.1in"/>
    </style:style>
    <style:style style:name="T102" style:parent-style-name="DefaultParagraphFont" style:family="text">
      <style:text-properties style:font-name="Century Schoolbook" style:font-name-complex="Courier New" fo:color="#000000"/>
    </style:style>
    <style:style style:name="P103" style:parent-style-name="Standard" style:family="paragraph">
      <style:paragraph-properties fo:text-align="justify" fo:margin-top="0.1in" fo:margin-bottom="0.1in"/>
    </style:style>
    <style:style style:name="T104" style:parent-style-name="DefaultParagraphFont" style:family="text">
      <style:text-properties style:font-name="Century Schoolbook" style:font-name-complex="Courier New" fo:color="#000000"/>
    </style:style>
    <style:style style:name="P105" style:parent-style-name="Standard" style:family="paragraph">
      <style:paragraph-properties fo:text-align="justify" fo:margin-top="0.1in" fo:margin-bottom="0.1in"/>
    </style:style>
    <style:style style:name="T106" style:parent-style-name="DefaultParagraphFont" style:family="text">
      <style:text-properties style:font-name="Century Schoolbook" style:font-name-complex="Courier New" fo:color="#000000"/>
    </style:style>
    <style:style style:name="P107" style:parent-style-name="Standard" style:family="paragraph">
      <style:paragraph-properties fo:text-align="justify" fo:margin-top="0.1in" fo:margin-bottom="0.1in"/>
    </style:style>
    <style:style style:name="T108" style:parent-style-name="DefaultParagraphFont" style:family="text">
      <style:text-properties style:font-name="Century Schoolbook" style:font-name-complex="Courier New" style:font-weight-complex="bold" fo:color="#000000"/>
    </style:style>
    <style:style style:name="P109" style:parent-style-name="Standard" style:family="paragraph">
      <style:paragraph-properties fo:text-align="justify" fo:margin-top="0.1in" fo:margin-bottom="0.1in"/>
      <style:text-properties style:font-name="Century Schoolbook" style:font-name-complex="Courier New" fo:color="#000000"/>
    </style:style>
    <style:style style:name="P110" style:parent-style-name="Standard" style:family="paragraph">
      <style:paragraph-properties fo:text-align="justify" fo:margin-top="0.1in" fo:margin-bottom="0.1in"/>
      <style:text-properties style:font-name="Century Schoolbook" style:font-name-complex="Courier New" fo:color="#000000"/>
    </style:style>
    <style:style style:name="P111" style:parent-style-name="Standard" style:family="paragraph">
      <style:paragraph-properties fo:text-align="justify" fo:margin-top="0.1in" fo:margin-bottom="0.1in"/>
    </style:style>
    <style:style style:name="T112" style:parent-style-name="DefaultParagraphFont" style:family="text">
      <style:text-properties style:font-name="Century Schoolbook" style:font-name-complex="Courier New" style:font-weight-complex="bold" fo:color="#000000"/>
    </style:style>
    <style:style style:name="P113" style:parent-style-name="Standard" style:family="paragraph">
      <style:paragraph-properties fo:text-align="justify" fo:margin-top="0.1in" fo:margin-bottom="0.1in"/>
    </style:style>
    <style:style style:name="T114" style:parent-style-name="DefaultParagraphFont" style:family="text">
      <style:text-properties style:font-name="Century Schoolbook" style:font-name-complex="Courier New" style:font-weight-complex="bold" fo:color="#000000"/>
    </style:style>
    <style:style style:name="P115" style:parent-style-name="Standard" style:family="paragraph">
      <style:paragraph-properties fo:text-align="justify" fo:margin-top="0.1in" fo:margin-bottom="0.1in"/>
    </style:style>
    <style:style style:name="T116" style:parent-style-name="DefaultParagraphFont" style:family="text">
      <style:text-properties style:font-name="Century Schoolbook" style:font-name-complex="Courier New" fo:color="#000000"/>
    </style:style>
    <style:style style:name="P117" style:parent-style-name="Standard" style:family="paragraph">
      <style:paragraph-properties fo:text-align="justify" fo:margin-top="0.1in" fo:margin-bottom="0.1in"/>
    </style:style>
    <style:style style:name="T118" style:parent-style-name="DefaultParagraphFont" style:family="text">
      <style:text-properties style:font-name="Century Schoolbook" style:font-name-complex="Courier New" fo:color="#000000"/>
    </style:style>
    <style:style style:name="P119" style:parent-style-name="Standard" style:family="paragraph">
      <style:paragraph-properties fo:text-align="justify" fo:margin-top="0.1in" fo:margin-bottom="0.1in"/>
    </style:style>
    <style:style style:name="T120" style:parent-style-name="DefaultParagraphFont" style:family="text">
      <style:text-properties style:font-name="Century Schoolbook" style:font-name-complex="Courier New" fo:color="#000000"/>
    </style:style>
    <style:style style:name="P121" style:parent-style-name="Standard" style:family="paragraph">
      <style:paragraph-properties fo:text-align="justify" fo:margin-top="0.1in" fo:margin-bottom="0.1in"/>
    </style:style>
    <style:style style:name="T122" style:parent-style-name="DefaultParagraphFont" style:family="text">
      <style:text-properties style:font-name="Century Schoolbook" style:font-name-complex="Courier New" fo:color="#000000"/>
    </style:style>
    <style:style style:name="P123" style:parent-style-name="Standard" style:family="paragraph">
      <style:paragraph-properties fo:text-align="justify" fo:margin-top="0.1in" fo:margin-bottom="0.1in"/>
    </style:style>
    <style:style style:name="T124" style:parent-style-name="DefaultParagraphFont" style:family="text">
      <style:text-properties style:font-name="Century Schoolbook" style:font-name-complex="Courier New" fo:color="#000000"/>
    </style:style>
    <style:style style:name="P125" style:parent-style-name="Standard" style:family="paragraph">
      <style:paragraph-properties fo:text-align="justify" fo:margin-top="0.1in" fo:margin-bottom="0.1in"/>
    </style:style>
    <style:style style:name="T126" style:parent-style-name="DefaultParagraphFont" style:family="text">
      <style:text-properties style:font-name="Century Schoolbook" style:font-name-complex="Courier New" fo:color="#000000"/>
    </style:style>
    <style:style style:name="P127" style:parent-style-name="Standard" style:family="paragraph">
      <style:paragraph-properties fo:text-align="justify" fo:margin-top="0.1in" fo:margin-bottom="0.1in"/>
    </style:style>
    <style:style style:name="T128" style:parent-style-name="DefaultParagraphFont" style:family="text">
      <style:text-properties style:font-name="Century Schoolbook" style:font-name-complex="Courier New" fo:color="#000000"/>
    </style:style>
    <style:style style:name="P129" style:parent-style-name="Standard" style:family="paragraph">
      <style:paragraph-properties fo:text-align="justify" fo:margin-top="0.1in" fo:margin-bottom="0.1in"/>
    </style:style>
    <style:style style:name="T130" style:parent-style-name="DefaultParagraphFont" style:family="text">
      <style:text-properties style:font-name="Century Schoolbook" style:font-name-complex="Courier New" fo:color="#000000"/>
    </style:style>
    <style:style style:name="P131" style:parent-style-name="Standard" style:family="paragraph">
      <style:paragraph-properties fo:text-align="justify" fo:margin-top="0.1in" fo:margin-bottom="0.1in"/>
    </style:style>
    <style:style style:name="T132" style:parent-style-name="DefaultParagraphFont" style:family="text">
      <style:text-properties style:font-name="Century Schoolbook" style:font-name-complex="Courier New" fo:color="#000000"/>
    </style:style>
    <style:style style:name="P133" style:parent-style-name="Standard" style:family="paragraph">
      <style:paragraph-properties fo:text-align="justify" fo:margin-top="0.1in" fo:margin-bottom="0.1in"/>
    </style:style>
    <style:style style:name="T134" style:parent-style-name="DefaultParagraphFont" style:family="text">
      <style:text-properties style:font-name="Century Schoolbook" style:font-name-complex="Courier New" style:font-weight-complex="bold" fo:color="#000000"/>
    </style:style>
    <style:style style:name="P135" style:parent-style-name="Standard" style:family="paragraph">
      <style:paragraph-properties fo:text-align="justify" fo:margin-top="0.1in" fo:margin-bottom="0.1in"/>
    </style:style>
    <style:style style:name="T136" style:parent-style-name="DefaultParagraphFont" style:family="text">
      <style:text-properties style:font-name="Century Schoolbook" style:font-name-complex="Courier New" style:font-weight-complex="bold" fo:color="#000000"/>
    </style:style>
    <style:style style:name="P137" style:parent-style-name="Standard" style:family="paragraph">
      <style:paragraph-properties fo:text-align="justify" fo:margin-top="0.1in" fo:margin-bottom="0.1in"/>
    </style:style>
    <style:style style:name="T138" style:parent-style-name="DefaultParagraphFont" style:family="text">
      <style:text-properties style:font-name="Century Schoolbook" style:font-name-complex="Courier New" fo:color="#000000"/>
    </style:style>
    <style:style style:name="P139" style:parent-style-name="Standard" style:family="paragraph">
      <style:paragraph-properties fo:text-align="justify" fo:margin-top="0.1in" fo:margin-bottom="0.1in"/>
    </style:style>
    <style:style style:name="T140" style:parent-style-name="DefaultParagraphFont" style:family="text">
      <style:text-properties style:font-name="Century Schoolbook" style:font-name-complex="Courier New" fo:color="#000000"/>
    </style:style>
    <style:style style:name="P141" style:parent-style-name="Standard" style:family="paragraph">
      <style:paragraph-properties fo:text-align="justify" fo:margin-top="0.1in" fo:margin-bottom="0.1in"/>
    </style:style>
    <style:style style:name="T142" style:parent-style-name="DefaultParagraphFont" style:family="text">
      <style:text-properties style:font-name="Century Schoolbook" style:font-name-complex="Courier New" fo:color="#000000"/>
    </style:style>
    <style:style style:name="P143" style:parent-style-name="Standard" style:family="paragraph">
      <style:paragraph-properties fo:text-align="justify" fo:margin-top="0.1in" fo:margin-bottom="0.1in"/>
    </style:style>
    <style:style style:name="T144" style:parent-style-name="DefaultParagraphFont" style:family="text">
      <style:text-properties style:font-name="Century Schoolbook" style:font-name-complex="Courier New" fo:color="#000000"/>
    </style:style>
    <style:style style:name="P145" style:parent-style-name="Standard" style:family="paragraph">
      <style:paragraph-properties fo:text-align="justify" fo:margin-top="0.1in" fo:margin-bottom="0.1in"/>
    </style:style>
    <style:style style:name="T146" style:parent-style-name="DefaultParagraphFont" style:family="text">
      <style:text-properties style:font-name="Century Schoolbook" style:font-name-complex="Courier New" fo:color="#000000"/>
    </style:style>
    <style:style style:name="P147" style:parent-style-name="Standard" style:family="paragraph">
      <style:paragraph-properties fo:text-align="justify" fo:margin-top="0.1in" fo:margin-bottom="0.1in"/>
    </style:style>
    <style:style style:name="T148" style:parent-style-name="DefaultParagraphFont" style:family="text">
      <style:text-properties style:font-name="Century Schoolbook" style:font-name-complex="Courier New" fo:color="#000000"/>
    </style:style>
    <style:style style:name="P149" style:parent-style-name="Standard" style:family="paragraph">
      <style:paragraph-properties fo:text-align="justify" fo:margin-top="0.1in" fo:margin-bottom="0.1in"/>
    </style:style>
    <style:style style:name="T150" style:parent-style-name="DefaultParagraphFont" style:family="text">
      <style:text-properties style:font-name="Century Schoolbook" style:font-name-complex="Courier New" fo:color="#000000"/>
    </style:style>
    <style:style style:name="P151" style:parent-style-name="Standard" style:family="paragraph">
      <style:paragraph-properties fo:text-align="justify" fo:margin-top="0.1in" fo:margin-bottom="0.1in"/>
    </style:style>
    <style:style style:name="T152" style:parent-style-name="DefaultParagraphFont" style:family="text">
      <style:text-properties style:font-name="Century Schoolbook" style:font-name-complex="Courier New" fo:color="#000000"/>
    </style:style>
    <style:style style:name="TableColumn154" style:family="table-column">
      <style:table-column-properties style:column-width="2.2312in" style:use-optimal-column-width="false"/>
    </style:style>
    <style:style style:name="TableColumn155" style:family="table-column">
      <style:table-column-properties style:column-width="4.4618in" style:use-optimal-column-width="false"/>
    </style:style>
    <style:style style:name="Table153" style:family="table">
      <style:table-properties style:width="6.693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text-properties style:font-name="Century Schoolbook" fo:color="#000000"/>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justify"/>
      <style:text-properties style:font-name="Century Schoolbook" fo:color="#0000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Century Schoolbook" fo:color="#0000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justify"/>
      <style:text-properties style:font-name="Century Schoolbook" fo:color="#0000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Century Schoolbook" fo:color="#0000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justify"/>
      <style:text-properties style:font-name="Century Schoolbook" fo:color="#000000"/>
    </style:style>
    <style:style style:name="TableRow171" style:family="table-row">
      <style:table-row-properties style:min-row-height="0.2944in"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justify"/>
      <style:text-properties style:font-name="Century Schoolbook" fo:color="#0000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justify"/>
      <style:text-properties style:font-name="Century Schoolbook" fo:color="#000000"/>
    </style:style>
    <style:style style:name="P176" style:parent-style-name="Textbody" style:list-style-name="LFO4" style:family="paragraph">
      <style:paragraph-properties fo:text-align="justify" fo:margin-bottom="0in"/>
      <style:text-properties style:font-name="Century Schoolbook" fo:color="#000000"/>
    </style:style>
    <style:style style:name="P177" style:parent-style-name="Textbody" style:list-style-name="LFO4" style:family="paragraph">
      <style:paragraph-properties fo:text-align="justify" fo:margin-bottom="0in"/>
      <style:text-properties style:font-name="Century Schoolbook" fo:color="#000000"/>
    </style:style>
    <style:style style:name="P178" style:parent-style-name="Textbody" style:list-style-name="LFO4" style:family="paragraph">
      <style:paragraph-properties fo:text-align="justify"/>
      <style:text-properties style:font-name="Century Schoolbook" fo:color="#000000"/>
    </style:style>
    <style:style style:name="P179" style:parent-style-name="TableContents" style:family="paragraph">
      <style:paragraph-properties fo:text-align="justify"/>
      <style:text-properties style:font-name="Century Schoolbook" fo:color="#000000"/>
    </style:style>
    <style:style style:name="P180" style:parent-style-name="Standard" style:family="paragraph">
      <style:paragraph-properties fo:text-align="justify" fo:margin-top="0.1in" fo:margin-bottom="0.1in"/>
    </style:style>
    <style:style style:name="T181" style:parent-style-name="DefaultParagraphFont" style:family="text">
      <style:text-properties style:font-name="Century Schoolbook" style:font-name-complex="Courier New" fo:color="#000000"/>
    </style:style>
    <style:style style:name="P182" style:parent-style-name="Standard" style:family="paragraph">
      <style:paragraph-properties fo:text-align="justify" fo:margin-top="0.1in" fo:margin-bottom="0.1in"/>
    </style:style>
    <style:style style:name="T183" style:parent-style-name="DefaultParagraphFont" style:family="text">
      <style:text-properties style:font-name="Century Schoolbook" style:font-name-complex="Courier New" fo:color="#000000"/>
    </style:style>
    <style:style style:name="P184" style:parent-style-name="Standard" style:family="paragraph">
      <style:paragraph-properties fo:text-align="justify" fo:margin-top="0.1in" fo:margin-bottom="0.1in"/>
    </style:style>
    <style:style style:name="T185" style:parent-style-name="DefaultParagraphFont" style:family="text">
      <style:text-properties style:font-name="Century Schoolbook" style:font-name-complex="Courier New" fo:color="#000000"/>
    </style:style>
    <style:style style:name="P186" style:parent-style-name="Standard" style:family="paragraph">
      <style:paragraph-properties fo:text-align="justify" fo:margin-top="0.1in" fo:margin-bottom="0.1in"/>
    </style:style>
    <style:style style:name="T187" style:parent-style-name="DefaultParagraphFont" style:family="text">
      <style:text-properties style:font-name="Century Schoolbook" style:font-name-complex="Courier New" fo:color="#000000"/>
    </style:style>
    <style:style style:name="P188" style:parent-style-name="Standard" style:family="paragraph">
      <style:paragraph-properties fo:text-align="justify" fo:margin-top="0.1in" fo:margin-bottom="0.1in"/>
    </style:style>
    <style:style style:name="T189" style:parent-style-name="DefaultParagraphFont" style:family="text">
      <style:text-properties style:font-name="Century Schoolbook" style:font-name-complex="Courier New" fo:color="#000000"/>
    </style:style>
    <style:style style:name="P190" style:parent-style-name="Standard" style:family="paragraph">
      <style:paragraph-properties fo:text-align="justify" fo:margin-top="0.1in" fo:margin-bottom="0.1in"/>
    </style:style>
    <style:style style:name="T191" style:parent-style-name="DefaultParagraphFont" style:family="text">
      <style:text-properties style:font-name="Century Schoolbook" style:font-name-complex="Courier New" fo:color="#000000"/>
    </style:style>
    <style:style style:name="P192" style:parent-style-name="Standard" style:family="paragraph">
      <style:paragraph-properties fo:text-align="justify" fo:margin-top="0.1in" fo:margin-bottom="0.1in"/>
    </style:style>
    <style:style style:name="T193" style:parent-style-name="DefaultParagraphFont" style:family="text">
      <style:text-properties style:font-name="Century Schoolbook" style:font-name-complex="Courier New" style:font-weight-complex="bold" fo:color="#000000"/>
    </style:style>
    <style:style style:name="P194" style:parent-style-name="Standard" style:family="paragraph">
      <style:paragraph-properties fo:text-align="justify" fo:margin-top="0.1in" fo:margin-bottom="0.1in"/>
    </style:style>
    <style:style style:name="T195" style:parent-style-name="DefaultParagraphFont" style:family="text">
      <style:text-properties style:font-name="Century Schoolbook" style:font-name-complex="Courier New" fo:color="#000000"/>
    </style:style>
    <style:style style:name="P196"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197"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198" style:parent-style-name="Standard" style:family="paragraph">
      <style:paragraph-properties fo:text-align="justify" fo:margin-top="0.1in" fo:margin-bottom="0.1in"/>
    </style:style>
    <style:style style:name="T199" style:parent-style-name="DefaultParagraphFont" style:family="text">
      <style:text-properties style:font-name="Century Schoolbook" style:font-name-complex="Courier New" style:font-weight-complex="bold" fo:color="#000000"/>
    </style:style>
    <style:style style:name="T200" style:parent-style-name="DefaultParagraphFont" style:family="text">
      <style:text-properties style:font-name="Century Schoolbook" style:font-name-complex="Courier New" fo:color="#000000"/>
    </style:style>
    <style:style style:name="P201" style:parent-style-name="Standard" style:family="paragraph">
      <style:paragraph-properties fo:text-align="justify" fo:margin-top="0.1in" fo:margin-bottom="0.1in"/>
    </style:style>
    <style:style style:name="T202" style:parent-style-name="DefaultParagraphFont" style:family="text">
      <style:text-properties style:font-name="Century Schoolbook" style:font-name-complex="Courier New" fo:color="#000000"/>
    </style:style>
    <style:style style:name="T203" style:parent-style-name="DefaultParagraphFont" style:family="text">
      <style:text-properties style:font-name="Century Schoolbook" style:font-name-complex="Courier New" fo:color="#000000" style:text-underline-type="single" style:text-underline-style="solid" style:text-underline-width="auto" style:text-underline-mode="continuous"/>
    </style:style>
    <style:style style:name="T204" style:parent-style-name="DefaultParagraphFont" style:family="text">
      <style:text-properties style:font-name="Century Schoolbook" style:font-name-complex="Courier New" fo:color="#000000"/>
    </style:style>
    <style:style style:name="P205" style:parent-style-name="Standard" style:family="paragraph">
      <style:paragraph-properties fo:text-align="justify" fo:margin-top="0.1in" fo:margin-bottom="0.1in"/>
    </style:style>
    <style:style style:name="T206" style:parent-style-name="DefaultParagraphFont" style:family="text">
      <style:text-properties style:font-name="Century Schoolbook" style:font-name-complex="Courier New" style:font-weight-complex="bold" fo:color="#000000"/>
    </style:style>
    <style:style style:name="P207" style:parent-style-name="Standard" style:family="paragraph">
      <style:paragraph-properties fo:text-align="justify" fo:margin-top="0.1in" fo:margin-bottom="0.1in"/>
      <style:text-properties style:font-name="Century Schoolbook" fo:color="#000000"/>
    </style:style>
    <style:style style:name="P208" style:parent-style-name="Standard" style:family="paragraph">
      <style:paragraph-properties fo:text-align="justify" fo:margin-top="0.1in" fo:margin-bottom="0.1in"/>
      <style:text-properties style:font-name="Century Schoolbook" fo:color="#000000"/>
    </style:style>
    <style:style style:name="P209" style:parent-style-name="Standard" style:family="paragraph">
      <style:paragraph-properties fo:text-align="justify" fo:margin-top="0.1in" fo:margin-bottom="0.1in"/>
      <style:text-properties style:font-name="Century Schoolbook" fo:color="#000000"/>
    </style:style>
    <style:style style:name="P210" style:parent-style-name="Standard" style:family="paragraph">
      <style:paragraph-properties fo:text-align="justify" fo:margin-top="0.1in" fo:margin-bottom="0.1in"/>
      <style:text-properties style:font-name="Century Schoolbook" fo:color="#000000"/>
    </style:style>
    <style:style style:name="P211" style:parent-style-name="Standard" style:list-style-name="LFO5" style:family="paragraph">
      <style:paragraph-properties fo:text-align="justify" fo:margin-top="0.1in" fo:margin-bottom="0.1in"/>
      <style:text-properties style:font-name="Century Schoolbook" fo:color="#000000"/>
    </style:style>
    <style:style style:name="P212" style:parent-style-name="Standard" style:list-style-name="LFO5" style:family="paragraph">
      <style:paragraph-properties fo:text-align="justify" fo:margin-top="0.1in" fo:margin-bottom="0.1in"/>
      <style:text-properties style:font-name="Century Schoolbook" fo:color="#000000"/>
    </style:style>
    <style:style style:name="P213" style:parent-style-name="Standard" style:family="paragraph">
      <style:paragraph-properties fo:text-align="justify" fo:margin-top="0.1in" fo:margin-bottom="0.1in"/>
      <style:text-properties style:font-name="Century Schoolbook" fo:color="#000000"/>
    </style:style>
    <style:style style:name="P214" style:parent-style-name="Standard" style:list-style-name="LFO5" style:family="paragraph">
      <style:paragraph-properties fo:text-align="justify" fo:margin-top="0.1in" fo:margin-bottom="0.1in"/>
      <style:text-properties style:font-name="Century Schoolbook" fo:color="#000000"/>
    </style:style>
    <style:style style:name="P215" style:parent-style-name="Standard" style:list-style-name="LFO5" style:family="paragraph">
      <style:paragraph-properties fo:text-align="justify" fo:margin-top="0.1in" fo:margin-bottom="0.1in"/>
      <style:text-properties style:font-name="Century Schoolbook" fo:color="#000000"/>
    </style:style>
    <style:style style:name="P216"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217"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218" style:parent-style-name="Standard" style:family="paragraph">
      <style:paragraph-properties fo:text-align="justify" fo:margin-top="0.1in" fo:margin-bottom="0.1in"/>
      <style:text-properties style:font-name="Century Schoolbook" fo:color="#000000"/>
    </style:style>
    <style:style style:name="P219" style:parent-style-name="Standard" style:family="paragraph">
      <style:paragraph-properties fo:text-align="justify" fo:margin-top="0.1in" fo:margin-bottom="0.1in"/>
      <style:text-properties style:font-name="Century Schoolbook" fo:color="#000000"/>
    </style:style>
    <style:style style:name="P220" style:parent-style-name="Standard" style:list-style-name="LFO5" style:family="paragraph">
      <style:paragraph-properties fo:text-align="justify" fo:margin-top="0.1in" fo:margin-bottom="0.1in"/>
      <style:text-properties style:font-name="Century Schoolbook" fo:color="#000000"/>
    </style:style>
    <style:style style:name="P221" style:parent-style-name="Standard" style:list-style-name="LFO5" style:family="paragraph">
      <style:paragraph-properties fo:text-align="justify" fo:margin-top="0.1in" fo:margin-bottom="0.1in"/>
      <style:text-properties style:font-name="Century Schoolbook" fo:color="#000000"/>
    </style:style>
    <style:style style:name="P222" style:parent-style-name="Standard" style:list-style-name="LFO5" style:family="paragraph">
      <style:paragraph-properties fo:text-align="justify" fo:margin-top="0.1in" fo:margin-bottom="0.1in"/>
      <style:text-properties style:font-name="Century Schoolbook" fo:color="#000000"/>
    </style:style>
    <style:style style:name="P223" style:parent-style-name="Standard" style:family="paragraph">
      <style:paragraph-properties fo:text-align="justify" fo:margin-top="0.1in" fo:margin-bottom="0.1in"/>
      <style:text-properties style:font-name="Century Schoolbook" fo:color="#000000"/>
    </style:style>
    <style:style style:name="P224" style:parent-style-name="Standard" style:list-style-name="LFO5" style:family="paragraph">
      <style:paragraph-properties fo:text-align="justify" fo:margin-top="0.1in" fo:margin-bottom="0.1in"/>
      <style:text-properties style:font-name="Century Schoolbook" fo:color="#000000"/>
    </style:style>
    <style:style style:name="P225" style:parent-style-name="Standard" style:list-style-name="LFO5" style:family="paragraph">
      <style:paragraph-properties fo:text-align="justify" fo:margin-top="0.1in" fo:margin-bottom="0.1in"/>
      <style:text-properties style:font-name="Century Schoolbook" fo:color="#000000"/>
    </style:style>
    <style:style style:name="P226" style:parent-style-name="Standard" style:family="paragraph">
      <style:paragraph-properties fo:text-align="justify" fo:margin-top="0.1in" fo:margin-bottom="0.1in"/>
      <style:text-properties style:font-name="Century Schoolbook" fo:color="#000000"/>
    </style:style>
    <style:style style:name="P227" style:parent-style-name="Standard" style:family="paragraph">
      <style:paragraph-properties fo:text-align="justify" fo:margin-top="0.1in" fo:margin-bottom="0.1in"/>
      <style:text-properties style:font-name="Century Schoolbook" fo:color="#000000"/>
    </style:style>
    <style:style style:name="P228" style:parent-style-name="Standard" style:family="paragraph">
      <style:paragraph-properties fo:text-align="justify" fo:margin-top="0.1in" fo:margin-bottom="0.1in"/>
      <style:text-properties style:font-name="Century Schoolbook" fo:color="#000000"/>
    </style:style>
    <style:style style:name="P229" style:parent-style-name="Standard" style:family="paragraph">
      <style:paragraph-properties fo:text-align="justify" fo:margin-top="0.1in" fo:margin-bottom="0.1in"/>
      <style:text-properties style:font-name="Century Schoolbook" fo:color="#000000"/>
    </style:style>
    <style:style style:name="P230" style:parent-style-name="Standard" style:list-style-name="LFO5" style:family="paragraph">
      <style:paragraph-properties fo:text-align="justify" fo:margin-top="0.1in" fo:margin-bottom="0.1in"/>
      <style:text-properties style:font-name="Century Schoolbook" fo:color="#000000"/>
    </style:style>
    <style:style style:name="P231" style:parent-style-name="Standard" style:list-style-name="LFO5" style:family="paragraph">
      <style:paragraph-properties fo:text-align="justify" fo:margin-top="0.1in" fo:margin-bottom="0.1in"/>
      <style:text-properties style:font-name="Century Schoolbook" fo:color="#000000"/>
    </style:style>
    <style:style style:name="P232" style:parent-style-name="Standard" style:list-style-name="LFO5" style:family="paragraph">
      <style:paragraph-properties fo:text-align="justify" fo:margin-top="0.1in" fo:margin-bottom="0.1in"/>
      <style:text-properties style:font-name="Century Schoolbook" fo:color="#000000"/>
    </style:style>
    <style:style style:name="P233" style:parent-style-name="Standard" style:list-style-name="LFO5" style:family="paragraph">
      <style:paragraph-properties fo:text-align="justify" fo:margin-top="0.1in" fo:margin-bottom="0.1in"/>
      <style:text-properties style:font-name="Century Schoolbook" fo:color="#000000"/>
    </style:style>
    <style:style style:name="P234" style:parent-style-name="Standard" style:family="paragraph">
      <style:paragraph-properties fo:text-align="justify" fo:margin-top="0.1in" fo:margin-bottom="0.1in"/>
      <style:text-properties style:font-name="Century Schoolbook" fo:color="#000000"/>
    </style:style>
    <style:style style:name="P235" style:parent-style-name="Standard" style:list-style-name="LFO5" style:family="paragraph">
      <style:paragraph-properties fo:text-align="justify" fo:margin-top="0.1in" fo:margin-bottom="0.1in"/>
    </style:style>
    <style:style style:name="T236" style:parent-style-name="DefaultParagraphFont" style:family="text">
      <style:text-properties style:font-name="Century Schoolbook" fo:color="#000000"/>
    </style:style>
    <style:style style:name="T237" style:parent-style-name="DefaultParagraphFont" style:family="text">
      <style:text-properties style:font-name="Century Schoolbook" fo:font-style="italic" style:font-style-asian="italic" fo:color="#000000"/>
    </style:style>
    <style:style style:name="T238" style:parent-style-name="DefaultParagraphFont" style:family="text">
      <style:text-properties style:font-name="Century Schoolbook" fo:color="#000000"/>
    </style:style>
    <style:style style:name="P239" style:parent-style-name="Standard" style:family="paragraph">
      <style:paragraph-properties fo:text-align="justify" fo:margin-top="0.1in" fo:margin-bottom="0.1in"/>
      <style:text-properties style:font-name="Century Schoolbook" fo:color="#000000"/>
    </style:style>
    <style:style style:name="P240" style:parent-style-name="Standard" style:family="paragraph">
      <style:paragraph-properties fo:text-align="justify" fo:margin-top="0.1in" fo:margin-bottom="0.1in"/>
    </style:style>
    <style:style style:name="T241" style:parent-style-name="DefaultParagraphFont" style:family="text">
      <style:text-properties style:font-name="Century Schoolbook" fo:color="#000000"/>
    </style:style>
    <style:style style:name="P242" style:parent-style-name="Standard" style:family="paragraph">
      <style:paragraph-properties fo:text-align="justify" fo:margin-top="0.1in" fo:margin-bottom="0.1in"/>
    </style:style>
    <style:style style:name="T243" style:parent-style-name="DefaultParagraphFont" style:family="text">
      <style:text-properties style:font-name="Century Schoolbook" fo:color="#000000"/>
    </style:style>
    <style:style style:name="T244" style:parent-style-name="DefaultParagraphFont" style:family="text">
      <style:text-properties style:font-name="Century Schoolbook" fo:color="#000000" style:language-asian="en" style:country-asian="GB" style:language-complex="ar" style:country-complex="SA"/>
    </style:style>
    <style:style style:name="P245" style:parent-style-name="Standard" style:family="paragraph">
      <style:paragraph-properties fo:text-align="center" fo:margin-top="0.1in" fo:margin-bottom="0.1in"/>
      <style:text-properties style:font-name="Century Schoolbook" fo:color="#000000"/>
    </style:style>
    <style:style style:name="P246" style:parent-style-name="Standard" style:family="paragraph">
      <style:paragraph-properties fo:text-align="center" fo:margin-top="0.1in" fo:margin-bottom="0.1in"/>
      <style:text-properties style:font-name="Century Schoolbook" fo:color="#000000"/>
    </style:style>
    <style:style style:name="P247" style:parent-style-name="Standard" style:family="paragraph">
      <style:paragraph-properties fo:text-align="center" fo:margin-top="0.1in" fo:margin-bottom="0.1in"/>
      <style:text-properties style:font-name="Century Schoolbook" fo:color="#000000"/>
    </style:style>
    <style:style style:name="P248" style:parent-style-name="Standard" style:family="paragraph">
      <style:paragraph-properties fo:text-align="justify" fo:margin-top="0.1in" fo:margin-bottom="0.1in"/>
    </style:style>
    <style:style style:name="T249" style:parent-style-name="DefaultParagraphFont" style:family="text">
      <style:text-properties style:font-name="Century Schoolbook" fo:color="#000000" style:language-complex="ar" style:country-complex="SA"/>
    </style:style>
    <style:style style:name="P250" style:parent-style-name="Standard" style:family="paragraph">
      <style:paragraph-properties fo:text-align="justify" fo:margin-top="0.1in" fo:margin-bottom="0.1in"/>
    </style:style>
    <style:style style:name="T251" style:parent-style-name="DefaultParagraphFont" style:family="text">
      <style:text-properties style:font-name="Century Schoolbook" fo:color="#000000"/>
    </style:style>
    <style:style style:name="T252" style:parent-style-name="DefaultParagraphFont" style:family="text">
      <style:text-properties style:font-name="Century Schoolbook" style:font-name-complex="Arial" fo:color="#000000" fo:background-color="#FCFCFC"/>
    </style:style>
    <style:style style:name="P253" style:parent-style-name="Standard" style:family="paragraph">
      <style:paragraph-properties fo:text-align="justify" fo:margin-top="0.1in" fo:margin-bottom="0.1in"/>
      <style:text-properties style:font-name="Century Schoolbook" style:font-name-complex="Arial" fo:color="#000000" fo:background-color="#FCFCFC"/>
    </style:style>
    <style:style style:name="P254" style:parent-style-name="Standard" style:family="paragraph">
      <style:paragraph-properties fo:text-align="justify" fo:margin-top="0.1in" fo:margin-bottom="0.1in"/>
    </style:style>
    <style:style style:name="T255" style:parent-style-name="DefaultParagraphFont" style:family="text">
      <style:text-properties style:font-name="Century Schoolbook" style:font-name-complex="Arial" fo:color="#000000" fo:background-color="#FCFCFC"/>
    </style:style>
    <style:style style:name="T256" style:parent-style-name="DefaultParagraphFont" style:family="text">
      <style:text-properties style:font-name="Century Schoolbook" fo:color="#000000"/>
    </style:style>
    <style:style style:name="P257" style:parent-style-name="Standard" style:family="paragraph">
      <style:paragraph-properties fo:text-align="justify" fo:margin-top="0.1in" fo:margin-bottom="0.1in"/>
    </style:style>
    <style:style style:name="T258" style:parent-style-name="DefaultParagraphFont" style:family="text">
      <style:text-properties style:font-name="Century Schoolbook" style:font-name-complex="Arial" fo:color="#000000" fo:background-color="#FCFCFC"/>
    </style:style>
    <style:style style:name="T259" style:parent-style-name="apple-converted-space" style:family="text">
      <style:text-properties style:font-name="Century Schoolbook" style:font-name-complex="Arial" fo:color="#000000" fo:background-color="#FCFCFC"/>
    </style:style>
    <style:style style:name="T260" style:parent-style-name="DefaultParagraphFont" style:family="text">
      <style:text-properties style:font-name="Century Schoolbook" style:font-name-complex="Arial" fo:color="#000000" fo:background-color="#FCFCFC"/>
    </style:style>
    <style:style style:name="TableColumn262" style:family="table-column">
      <style:table-column-properties style:column-width="1.4631in" style:use-optimal-column-width="false"/>
    </style:style>
    <style:style style:name="TableColumn263" style:family="table-column">
      <style:table-column-properties style:column-width="5.8909in" style:use-optimal-column-width="false"/>
    </style:style>
    <style:style style:name="Table261" style:family="table">
      <style:table-properties style:width="7.3541in" fo:margin-left="0in" table:align="left"/>
    </style:style>
    <style:style style:name="TableRow264" style:family="table-row">
      <style:table-row-properties style:use-optimal-row-height="false"/>
    </style:style>
    <style:style style:name="TableCell265"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66" style:parent-style-name="Normal" style:family="paragraph">
      <style:paragraph-properties fo:widows="2" fo:orphans="2" fo:text-align="justify" style:vertical-align="auto" fo:margin-bottom="0.25in"/>
      <style:text-properties style:font-name="Century Schoolbook" style:font-name-asian="Times New Roman" style:font-name-complex="Arial" style:font-weight-complex="bold" fo:color="#000000" style:letter-kerning="false" style:language-asian="en" style:country-asian="GB" style:language-complex="ar" style:country-complex="SA" fo:hyphenate="true"/>
    </style:style>
    <style:style style:name="TableCell267" style:family="table-cell">
      <style:table-cell-properties fo:border-top="0.0104in solid #CCCCCC" fo:border-left="none" fo:border-bottom="0.0104in solid #E1E4E5" fo:border-right="none" fo:background-color="#E3E3E3" style:writing-mode="lr-tb" style:vertical-align="middle" fo:padding-top="0.0729in" fo:padding-left="0.0729in" fo:padding-bottom="0.0729in" fo:padding-right="0.0729in"/>
    </style:style>
    <style:style style:name="P268" style:parent-style-name="Normal" style:family="paragraph">
      <style:paragraph-properties fo:widows="2" fo:orphans="2" fo:text-align="justify" style:vertical-align="auto" fo:margin-bottom="0.25in"/>
      <style:text-properties style:font-name="Century Schoolbook" style:font-name-asian="Times New Roman" style:font-name-complex="Arial" style:font-weight-complex="bold" fo:color="#000000" style:letter-kerning="false" style:language-asian="en" style:country-asian="GB" style:language-complex="ar" style:country-complex="SA" fo:hyphenate="true"/>
    </style:style>
    <style:style style:name="TableRow269" style:family="table-row">
      <style:table-row-properties style:use-optimal-row-height="false"/>
    </style:style>
    <style:style style:name="TableCell270" style:family="table-cell">
      <style:table-cell-properties fo:border="none" fo:background-color="#FCFCFC" style:writing-mode="lr-tb" fo:padding-top="0.0729in" fo:padding-left="0.0729in" fo:padding-bottom="0.0729in" fo:padding-right="0.0729in"/>
    </style:style>
    <style:style style:name="P27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72" style:family="table-cell">
      <style:table-cell-properties fo:border="none" fo:background-color="#FCFCFC" style:writing-mode="lr-tb" fo:padding-top="0.0729in" fo:padding-left="0.0729in" fo:padding-bottom="0.0729in" fo:padding-right="0.0729in"/>
    </style:style>
    <style:style style:name="P273"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74" style:family="table-row">
      <style:table-row-properties style:use-optimal-row-height="false"/>
    </style:style>
    <style:style style:name="TableCell275" style:family="table-cell">
      <style:table-cell-properties fo:border="none" fo:background-color="#E3E3E3" style:writing-mode="lr-tb" fo:padding-top="0.0729in" fo:padding-left="0.0729in" fo:padding-bottom="0.0729in" fo:padding-right="0.0729in"/>
    </style:style>
    <style:style style:name="P276"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77" style:family="table-cell">
      <style:table-cell-properties fo:border="none" fo:background-color="#E3E3E3" style:writing-mode="lr-tb" fo:padding-top="0.0729in" fo:padding-left="0.0729in" fo:padding-bottom="0.0729in" fo:padding-right="0.0729in"/>
    </style:style>
    <style:style style:name="P278"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279" style:family="table-row">
      <style:table-row-properties style:use-optimal-row-height="false"/>
    </style:style>
    <style:style style:name="TableCell280"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1"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282" style:family="table-cell">
      <style:table-cell-properties fo:border-top="none" fo:border-left="none" fo:border-bottom="0.0104in solid #CCCCCC" fo:border-right="none" fo:background-color="#FCFCFC" style:writing-mode="lr-tb" fo:padding-top="0.0729in" fo:padding-left="0.0729in" fo:padding-bottom="0.0729in" fo:padding-right="0.0729in"/>
    </style:style>
    <style:style style:name="P283" style:parent-style-name="Normal" style:family="paragraph">
      <style:paragraph-properties fo:widows="2" fo:orphans="2" fo:text-align="justify"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284" style:parent-style-name="Standard" style:family="paragraph">
      <style:paragraph-properties fo:text-align="justify" fo:margin-top="0.1in" fo:margin-bottom="0.1in"/>
      <style:text-properties style:font-name="Century Schoolbook" style:font-name-complex="Arial" fo:color="#000000" fo:background-color="#FCFCFC"/>
    </style:style>
    <style:style style:name="P285" style:parent-style-name="Standard" style:family="paragraph">
      <style:paragraph-properties fo:text-align="justify" fo:margin-top="0.1in" fo:margin-bottom="0.1in"/>
      <style:text-properties style:font-name="Century Schoolbook" style:font-name-complex="Arial" fo:color="#000000" fo:background-color="#FCFCFC"/>
    </style:style>
    <style:style style:name="P286" style:parent-style-name="Standard" style:family="paragraph">
      <style:paragraph-properties fo:text-align="justify" fo:margin-top="0.1in" fo:margin-bottom="0.1in"/>
      <style:text-properties style:font-name="Century Schoolbook" style:font-name-complex="Arial" fo:color="#000000" fo:background-color="#FCFCFC"/>
    </style:style>
    <style:style style:name="P287" style:parent-style-name="Standard" style:family="paragraph">
      <style:paragraph-properties fo:text-align="justify" fo:margin-top="0.1in" fo:margin-bottom="0.1in"/>
      <style:text-properties style:font-name="Century Schoolbook" style:font-name-complex="Arial" fo:color="#000000" fo:background-color="#FCFCFC"/>
    </style:style>
    <style:style style:name="P288" style:parent-style-name="Standard" style:family="paragraph">
      <style:paragraph-properties fo:text-align="justify" fo:margin-top="0.1in" fo:margin-bottom="0.1in"/>
    </style:style>
    <style:style style:name="T289" style:parent-style-name="DefaultParagraphFont" style:family="text">
      <style:text-properties style:font-name="Century Schoolbook" style:font-name-complex="Arial" fo:color="#000000" fo:background-color="#FCFCFC"/>
    </style:style>
    <style:style style:name="T290" style:parent-style-name="apple-converted-space" style:family="text">
      <style:text-properties style:font-name="Century Schoolbook" style:font-name-complex="Arial" fo:color="#000000" fo:background-color="#FCFCFC"/>
    </style:style>
    <style:style style:name="T291" style:parent-style-name="Hyperlink" style:family="text">
      <style:text-properties style:font-name="Century Schoolbook" style:font-name-complex="Arial" fo:color="#000000" fo:background-color="#FCFCFC"/>
    </style:style>
    <style:style style:name="T292" style:parent-style-name="apple-converted-space" style:family="text">
      <style:text-properties style:font-name="Century Schoolbook" style:font-name-complex="Arial" fo:color="#000000" fo:background-color="#FCFCFC"/>
    </style:style>
    <style:style style:name="T293" style:parent-style-name="DefaultParagraphFont" style:family="text">
      <style:text-properties style:font-name="Century Schoolbook" style:font-name-complex="Arial" fo:color="#000000" fo:background-color="#FCFCFC"/>
    </style:style>
    <style:style style:name="T294" style:parent-style-name="Hyperlink" style:family="text">
      <style:text-properties style:font-name="Century Schoolbook" style:font-name-complex="Arial" fo:color="#000000" fo:background-color="#FCFCFC"/>
    </style:style>
    <style:style style:name="T295" style:parent-style-name="DefaultParagraphFont" style:family="text">
      <style:text-properties style:font-name="Century Schoolbook" style:font-name-complex="Arial" fo:color="#000000" fo:background-color="#FCFCFC"/>
    </style:style>
    <style:style style:name="P296"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7" style:parent-style-name="Standard" style:family="paragraph">
      <style:paragraph-properties fo:text-align="justify" fo:margin-top="0.1in" fo:margin-bottom="0.1in"/>
      <style:text-properties style:font-name="Century Schoolbook" style:font-name-complex="Arial" fo:color="#000000" fo:background-color="#FCFCFC"/>
    </style:style>
    <style:style style:name="P298" style:parent-style-name="Standard" style:family="paragraph">
      <style:paragraph-properties fo:text-align="justify" fo:margin-top="0.1in" fo:margin-bottom="0.1in"/>
      <style:text-properties style:font-name="Century Schoolbook" fo:color="#000000"/>
    </style:style>
    <style:style style:name="P299" style:parent-style-name="Standard" style:family="paragraph">
      <style:paragraph-properties fo:text-align="justify" fo:margin-top="0.1in" fo:margin-bottom="0.1in"/>
      <style:text-properties style:font-name="Century Schoolbook" fo:color="#000000"/>
    </style:style>
    <style:style style:name="P300" style:parent-style-name="Standard" style:family="paragraph">
      <style:paragraph-properties fo:text-align="justify" fo:margin-top="0.1in" fo:margin-bottom="0.1in"/>
      <style:text-properties style:font-name="Century Schoolbook" fo:color="#000000"/>
    </style:style>
    <style:style style:name="TableColumn302" style:family="table-column">
      <style:table-column-properties style:column-width="2.2194in" style:use-optimal-column-width="false"/>
    </style:style>
    <style:style style:name="TableColumn303" style:family="table-column">
      <style:table-column-properties style:column-width="2.4631in" style:use-optimal-column-width="false"/>
    </style:style>
    <style:style style:name="TableColumn304" style:family="table-column">
      <style:table-column-properties style:column-width="2.0034in" style:use-optimal-column-width="false"/>
    </style:style>
    <style:style style:name="Table301" style:family="table">
      <style:table-properties style:width="6.6861in" fo:margin-left="0in" table:align="lef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justify" fo:margin-top="0.1in" fo:margin-bottom="0.1in"/>
      <style:text-properties style:font-name="Century Schoolbook" fo:color="#000000"/>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text-align="justify" fo:margin-top="0.1in" fo:margin-bottom="0.1in"/>
      <style:text-properties style:font-name="Century Schoolbook" fo:color="#000000"/>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align="justify" fo:margin-top="0.1in" fo:margin-bottom="0.1in"/>
      <style:text-properties style:font-name="Century Schoolbook" fo:color="#000000"/>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fo:margin-top="0.1in" fo:margin-bottom="0.1in"/>
      <style:text-properties style:font-name="Century Schoolbook" fo:color="#000000"/>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justify" fo:margin-top="0.1in" fo:margin-bottom="0.1in"/>
      <style:text-properties style:font-name="Century Schoolbook" fo:color="#000000"/>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justify" fo:margin-top="0.1in" fo:margin-bottom="0.1in"/>
      <style:text-properties style:font-name="Century Schoolbook" fo:color="#000000"/>
    </style:style>
    <style:style style:name="TableRow319" style:family="table-row">
      <style:table-row-properties style:use-optimal-row-height="false"/>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fo:margin-top="0.1in" fo:margin-bottom="0.1in"/>
      <style:text-properties style:font-name="Century Schoolbook" fo:color="#000000"/>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justify" fo:margin-top="0.1in" fo:margin-bottom="0.1in"/>
      <style:text-properties style:font-name="Century Schoolbook" fo:color="#000000"/>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text-align="justify" fo:margin-top="0.1in" fo:margin-bottom="0.1in"/>
    </style:style>
    <style:style style:name="T326" style:parent-style-name="DefaultParagraphFont" style:family="text">
      <style:text-properties style:font-name="Century Schoolbook" fo:color="#000000"/>
    </style:style>
    <style:style style:name="T327" style:parent-style-name="DefaultParagraphFont" style:family="text">
      <style:text-properties style:font-name="Century Schoolbook" style:font-name-complex="Arial" fo:color="#000000" fo:background-color="#FCFCFC"/>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justify" fo:margin-top="0.1in" fo:margin-bottom="0.1in"/>
      <style:text-properties style:font-name="Century Schoolbook" fo:color="#000000"/>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justify" fo:margin-top="0.1in" fo:margin-bottom="0.1in"/>
      <style:text-properties style:font-name="Century Schoolbook" fo:color="#000000"/>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justify" fo:margin-top="0.1in" fo:margin-bottom="0.1in"/>
      <style:text-properties style:font-name="Century Schoolbook" fo:color="#000000"/>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justify" fo:margin-top="0.1in" fo:margin-bottom="0.1in"/>
      <style:text-properties style:font-name="Century Schoolbook" fo:color="#000000"/>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justify" fo:margin-top="0.1in" fo:margin-bottom="0.1in"/>
      <style:text-properties style:font-name="Century Schoolbook" fo:color="#000000"/>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justify" fo:margin-top="0.1in" fo:margin-bottom="0.1in"/>
      <style:text-properties style:font-name="Century Schoolbook" fo:color="#000000"/>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justify" fo:margin-top="0.1in" fo:margin-bottom="0.1in"/>
      <style:text-properties style:font-name="Century Schoolbook"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justify" fo:margin-top="0.1in" fo:margin-bottom="0.1in"/>
      <style:text-properties style:font-name="Century Schoolbook" fo:color="#000000"/>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text-align="justify" fo:margin-top="0.1in" fo:margin-bottom="0.1in"/>
      <style:text-properties style:font-name="Century Schoolbook" fo:color="#000000"/>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justify" fo:margin-top="0.1in" fo:margin-bottom="0.1in"/>
      <style:text-properties style:font-name="Century Schoolbook"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justify" fo:margin-top="0.1in" fo:margin-bottom="0.1in"/>
      <style:text-properties style:font-name="Century Schoolbook" fo:color="#000000"/>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text-align="justify" fo:margin-top="0.1in" fo:margin-bottom="0.1in"/>
      <style:text-properties style:font-name="Century Schoolbook" fo:color="#000000"/>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justify" fo:margin-top="0.1in" fo:margin-bottom="0.1in"/>
      <style:text-properties style:font-name="Century Schoolbook"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justify" fo:margin-top="0.1in" fo:margin-bottom="0.1in"/>
      <style:text-properties style:font-name="Century Schoolbook" fo:color="#000000"/>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text-align="justify" fo:margin-top="0.1in" fo:margin-bottom="0.1in"/>
      <style:text-properties style:font-name="Century Schoolbook" fo:color="#000000"/>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justify" fo:margin-top="0.1in" fo:margin-bottom="0.1in"/>
      <style:text-properties style:font-name="Century Schoolbook" fo:color="#0000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25in"/>
      <style:text-properties style:font-name="Century Schoolbook" style:font-name-complex="Arial" fo:color="#000000" fo:hyphenate="tru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justify" fo:margin-top="0.1in" fo:margin-bottom="0.1in"/>
      <style:text-properties style:font-name="Century Schoolbook" fo:color="#000000"/>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justify" fo:margin-top="0.1in" fo:margin-bottom="0.1in"/>
      <style:text-properties style:font-name="Century Schoolbook" fo:color="#000000"/>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justify" fo:margin-top="0.1in" fo:margin-bottom="0.1in"/>
    </style:style>
    <style:style style:name="T375" style:parent-style-name="DefaultParagraphFont" style:family="text">
      <style:text-properties style:font-name="Century Schoolbook" style:font-name-complex="Arial" fo:color="#000000"/>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fo:margin-top="0.1in" fo:margin-bottom="0.1in"/>
      <style:text-properties style:font-name="Century Schoolbook" fo:color="#000000"/>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justify" fo:margin-top="0.1in" fo:margin-bottom="0.1in"/>
      <style:text-properties style:font-name="Century Schoolbook" fo:color="#000000"/>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justify" fo:margin-top="0.1in" fo:margin-bottom="0.1in"/>
      <style:text-properties style:font-name="Century Schoolbook" style:font-name-complex="Arial" fo:color="#000000"/>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fo:margin-top="0.1in" fo:margin-bottom="0.1in"/>
      <style:text-properties style:font-name="Century Schoolbook" fo:color="#000000"/>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justify" fo:margin-top="0.1in" fo:margin-bottom="0.1in"/>
      <style:text-properties style:font-name="Century Schoolbook" fo:color="#0000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justify" fo:margin-top="0.1in" fo:margin-bottom="0.1in"/>
      <style:text-properties style:font-name="Century Schoolbook" style:font-name-complex="Arial" fo:color="#0000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justify" fo:margin-top="0.1in" fo:margin-bottom="0.1in"/>
      <style:text-properties style:font-name="Century Schoolbook" fo:color="#000000"/>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fo:margin-top="0.1in" fo:margin-bottom="0.1in"/>
      <style:text-properties style:font-name="Century Schoolbook" fo:color="#000000"/>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justify" fo:margin-top="0.1in" fo:margin-bottom="0.1in"/>
      <style:text-properties style:font-name="Century Schoolbook" style:font-name-complex="Arial" fo:color="#000000"/>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justify" fo:margin-top="0.1in" fo:margin-bottom="0.1in"/>
      <style:text-properties style:font-name="Century Schoolbook" fo:color="#000000"/>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justify" fo:margin-top="0.1in" fo:margin-bottom="0.1in"/>
      <style:text-properties style:font-name="Century Schoolbook" fo:color="#000000"/>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justify" fo:margin-top="0.1in" fo:margin-bottom="0.1in"/>
      <style:text-properties style:font-name="Century Schoolbook" style:font-name-complex="Arial" fo:color="#0000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justify" fo:margin-top="0.1in" fo:margin-bottom="0.1in"/>
      <style:text-properties style:font-name="Century Schoolbook" fo:color="#000000"/>
    </style:style>
    <style:style style:name="P406" style:parent-style-name="Standard" style:family="paragraph">
      <style:paragraph-properties fo:text-align="justify" fo:margin-top="0.1in" fo:margin-bottom="0.1in"/>
      <style:text-properties style:font-name="Century Schoolbook" style:font-name-complex="Arial" fo:color="#000000" fo:background-color="#FCFCFC"/>
    </style:style>
    <style:style style:name="P407" style:parent-style-name="Standard" style:family="paragraph">
      <style:paragraph-properties fo:text-align="justify" fo:margin-top="0.1in" fo:margin-bottom="0.1in"/>
      <style:text-properties style:font-name="Century Schoolbook" style:font-name-complex="Arial" fo:color="#000000" fo:background-color="#FCFCFC"/>
    </style:style>
    <style:style style:name="P408" style:parent-style-name="Standard" style:family="paragraph">
      <style:paragraph-properties fo:text-align="justify" fo:margin-top="0.1in" fo:margin-bottom="0.1in"/>
      <style:text-properties style:font-name="Century Schoolbook" style:font-name-complex="Arial" fo:color="#000000" fo:background-color="#FCFCFC"/>
    </style:style>
    <style:style style:name="P409" style:parent-style-name="Standard" style:family="paragraph">
      <style:paragraph-properties fo:text-align="justify" fo:margin-top="0.1in" fo:margin-bottom="0.1in"/>
      <style:text-properties style:font-name="Century Schoolbook" style:font-name-complex="Arial" fo:color="#000000" fo:background-color="#FCFCFC"/>
    </style:style>
    <style:style style:name="P410" style:parent-style-name="Normal" style:family="paragraph">
      <style:paragraph-properties fo:widows="2" fo:orphans="2" fo:border="0.0104in solid #E1E4E5" fo:padding="0.1111in" style:shadow="none"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1" style:parent-style-name="DefaultParagraphFont" style:family="text">
      <style:text-properties style:font-name="Century Schoolbook" style:font-name-asian="Times New Roman" style:font-name-complex="Courier New" fo:color="#000000" style:letter-kerning="false" style:language-asian="en" style:country-asian="GB" style:language-complex="ar" style:country-complex="SA"/>
    </style:style>
    <style:style style:name="P412" style:parent-style-name="Standard" style:family="paragraph">
      <style:paragraph-properties fo:text-align="justify" fo:margin-top="0.1in" fo:margin-bottom="0.1in"/>
    </style:style>
    <style:style style:name="T413" style:parent-style-name="DefaultParagraphFont" style:family="text">
      <style:text-properties style:font-name="Century Schoolbook" style:font-name-complex="Arial" fo:color="#000000" fo:background-color="#FCFCFC"/>
    </style:style>
    <style:style style:name="T414" style:parent-style-name="DefaultParagraphFont" style:family="text">
      <style:text-properties style:font-name="Century Schoolbook" style:font-name-complex="Arial" fo:color="#000000" fo:background-color="#FCFCFC"/>
    </style:style>
    <style:style style:name="P415" style:parent-style-name="Standard" style:family="paragraph">
      <style:paragraph-properties fo:text-align="justify" fo:margin-top="0.1in" fo:margin-bottom="0.1in"/>
      <style:text-properties style:font-name="Century Schoolbook" style:font-name-complex="Arial" fo:color="#000000" fo:background-color="#FCFCFC"/>
    </style:style>
    <style:style style:name="TableColumn417" style:family="table-column">
      <style:table-column-properties style:column-width="0.5909in" style:use-optimal-column-width="false"/>
    </style:style>
    <style:style style:name="TableColumn418" style:family="table-column">
      <style:table-column-properties style:column-width="0.5673in" style:use-optimal-column-width="false"/>
    </style:style>
    <style:style style:name="TableColumn419" style:family="table-column">
      <style:table-column-properties style:column-width="0.2493in" style:use-optimal-column-width="false"/>
    </style:style>
    <style:style style:name="TableColumn420" style:family="table-column">
      <style:table-column-properties style:column-width="0.8541in" style:use-optimal-column-width="false"/>
    </style:style>
    <style:style style:name="TableColumn421" style:family="table-column">
      <style:table-column-properties style:column-width="0.6715in" style:use-optimal-column-width="false"/>
    </style:style>
    <style:style style:name="TableColumn422" style:family="table-column">
      <style:table-column-properties style:column-width="0.6437in" style:use-optimal-column-width="false"/>
    </style:style>
    <style:style style:name="TableColumn423" style:family="table-column">
      <style:table-column-properties style:column-width="0.6715in" style:use-optimal-column-width="false"/>
    </style:style>
    <style:style style:name="TableColumn424" style:family="table-column">
      <style:table-column-properties style:column-width="0.602in" style:use-optimal-column-width="false"/>
    </style:style>
    <style:style style:name="TableColumn425" style:family="table-column">
      <style:table-column-properties style:column-width="0.5243in" style:use-optimal-column-width="false"/>
    </style:style>
    <style:style style:name="TableColumn426" style:family="table-column">
      <style:table-column-properties style:column-width="0.5326in" style:use-optimal-column-width="false"/>
    </style:style>
    <style:style style:name="TableColumn427" style:family="table-column">
      <style:table-column-properties style:column-width="0.5159in" style:use-optimal-column-width="false"/>
    </style:style>
    <style:style style:name="TableColumn428" style:family="table-column">
      <style:table-column-properties style:column-width="0.525in" style:use-optimal-column-width="false"/>
    </style:style>
    <style:style style:name="TableColumn429" style:family="table-column">
      <style:table-column-properties style:column-width="0.525in" style:use-optimal-column-width="false"/>
    </style:style>
    <style:style style:name="Table416" style:family="table">
      <style:table-properties style:width="7.4736in" style:rel-width="100%" fo:margin-left="0in" table:align="left"/>
    </style:style>
    <style:style style:name="TableRow430" style:family="table-row">
      <style:table-row-properties style:min-row-height="0.2083in" style:use-optimal-row-height="false"/>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35" style:family="table-cell">
      <style:table-cell-properties fo:border="0.0069in solid #000000" style:writing-mode="lr-tb" style:vertical-align="bottom" fo:padding-top="0in" fo:padding-left="0.075in" fo:padding-bottom="0in" fo:padding-right="0.075in" fo:wrap-option="no-wrap"/>
    </style:style>
    <style:style style:name="P43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37" style:family="table-cell">
      <style:table-cell-properties fo:border="0.0069in solid #000000" style:writing-mode="lr-tb" style:vertical-align="bottom" fo:padding-top="0in" fo:padding-left="0.075in" fo:padding-bottom="0in" fo:padding-right="0.075in" fo:wrap-option="no-wrap"/>
    </style:style>
    <style:style style:name="P43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39" style:family="table-cell">
      <style:table-cell-properties fo:border="0.0069in solid #000000" style:writing-mode="lr-tb" style:vertical-align="bottom" fo:padding-top="0in" fo:padding-left="0.075in" fo:padding-bottom="0in" fo:padding-right="0.075in" fo:wrap-option="no-wrap"/>
    </style:style>
    <style:style style:name="P44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1" style:family="table-cell">
      <style:table-cell-properties fo:border="0.0069in solid #000000" style:writing-mode="lr-tb" style:vertical-align="bottom" fo:padding-top="0in" fo:padding-left="0.075in" fo:padding-bottom="0in" fo:padding-right="0.075in" fo:wrap-option="no-wrap"/>
    </style:style>
    <style:style style:name="P44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3" style:family="table-cell">
      <style:table-cell-properties fo:border="0.0069in solid #000000" style:writing-mode="lr-tb" style:vertical-align="bottom" fo:padding-top="0in" fo:padding-left="0.075in" fo:padding-bottom="0in" fo:padding-right="0.075in" fo:wrap-option="no-wrap"/>
    </style:style>
    <style:style style:name="P44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5" style:family="table-cell">
      <style:table-cell-properties fo:border="0.0069in solid #000000" style:writing-mode="lr-tb" style:vertical-align="bottom" fo:padding-top="0in" fo:padding-left="0.075in" fo:padding-bottom="0in" fo:padding-right="0.075in" fo:wrap-option="no-wrap"/>
    </style:style>
    <style:style style:name="P44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7" style:family="table-cell">
      <style:table-cell-properties fo:border="0.0069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49" style:family="table-cell">
      <style:table-cell-properties fo:border="0.0069in solid #000000" style:writing-mode="lr-tb" style:vertical-align="bottom" fo:padding-top="0in" fo:padding-left="0.075in" fo:padding-bottom="0in" fo:padding-right="0.075in" fo:wrap-option="no-wrap"/>
    </style:style>
    <style:style style:name="P45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1" style:family="table-cell">
      <style:table-cell-properties fo:border="0.0069in solid #000000" style:writing-mode="lr-tb" style:vertical-align="bottom" fo:padding-top="0in" fo:padding-left="0.075in" fo:padding-bottom="0in" fo:padding-right="0.075in" fo:wrap-option="no-wrap"/>
    </style:style>
    <style:style style:name="P45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3" style:family="table-cell">
      <style:table-cell-properties fo:border="0.0069in solid #000000" style:writing-mode="lr-tb" style:vertical-align="bottom" fo:padding-top="0in" fo:padding-left="0.075in" fo:padding-bottom="0in" fo:padding-right="0.075in" fo:wrap-option="no-wrap"/>
    </style:style>
    <style:style style:name="P45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55" style:family="table-cell">
      <style:table-cell-properties fo:border="0.0069in solid #000000" style:writing-mode="lr-tb" style:vertical-align="bottom" fo:padding-top="0in" fo:padding-left="0.075in" fo:padding-bottom="0in" fo:padding-right="0.075in" fo:wrap-option="no-wrap"/>
    </style:style>
    <style:style style:name="P45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57" style:family="table-row">
      <style:table-row-properties style:min-row-height="0.2083in" style:use-optimal-row-height="false"/>
    </style:style>
    <style:style style:name="TableCell458" style:family="table-cell">
      <style:table-cell-properties fo:border="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0" style:family="table-cell">
      <style:table-cell-properties fo:border="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2" style:family="table-cell">
      <style:table-cell-properties fo:border="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4" style:family="table-cell">
      <style:table-cell-properties fo:border="0.0069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6" style:family="table-cell">
      <style:table-cell-properties fo:border="0.0069in solid #000000" style:writing-mode="lr-tb" style:vertical-align="bottom" fo:padding-top="0in" fo:padding-left="0.075in" fo:padding-bottom="0in" fo:padding-right="0.075in" fo:wrap-option="no-wrap"/>
    </style:style>
    <style:style style:name="P46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68" style:family="table-cell">
      <style:table-cell-properties fo:border="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0" style:family="table-cell">
      <style:table-cell-properties fo:border="0.0069in solid #000000" style:writing-mode="lr-tb" style:vertical-align="bottom" fo:padding-top="0in" fo:padding-left="0.075in" fo:padding-bottom="0in" fo:padding-right="0.075in" fo:wrap-option="no-wrap"/>
    </style:style>
    <style:style style:name="P47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2" style:family="table-cell">
      <style:table-cell-properties fo:border="0.0069in solid #000000" style:writing-mode="lr-tb" style:vertical-align="bottom" fo:padding-top="0in" fo:padding-left="0.075in" fo:padding-bottom="0in" fo:padding-right="0.075in" fo:wrap-option="no-wrap"/>
    </style:style>
    <style:style style:name="P47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4" style:family="table-cell">
      <style:table-cell-properties fo:border="0.0069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6" style:family="table-cell">
      <style:table-cell-properties fo:border="0.0069in solid #000000" style:writing-mode="lr-tb" style:vertical-align="bottom" fo:padding-top="0in" fo:padding-left="0.075in" fo:padding-bottom="0in" fo:padding-right="0.075in" fo:wrap-option="no-wrap"/>
    </style:style>
    <style:style style:name="P47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78" style:family="table-cell">
      <style:table-cell-properties fo:border="0.0069in solid #000000" style:writing-mode="lr-tb" style:vertical-align="bottom" fo:padding-top="0in" fo:padding-left="0.075in" fo:padding-bottom="0in" fo:padding-right="0.075in" fo:wrap-option="no-wrap"/>
    </style:style>
    <style:style style:name="P47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0" style:family="table-cell">
      <style:table-cell-properties fo:border="0.0069in solid #000000" style:writing-mode="lr-tb" style:vertical-align="bottom" fo:padding-top="0in" fo:padding-left="0.075in" fo:padding-bottom="0in" fo:padding-right="0.075in" fo:wrap-option="no-wrap"/>
    </style:style>
    <style:style style:name="P48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2" style:family="table-cell">
      <style:table-cell-properties fo:border="0.0069in solid #000000" style:writing-mode="lr-tb" style:vertical-align="bottom" fo:padding-top="0in" fo:padding-left="0.075in" fo:padding-bottom="0in" fo:padding-right="0.075in" fo:wrap-option="no-wrap"/>
    </style:style>
    <style:style style:name="P48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484" style:family="table-row">
      <style:table-row-properties style:min-row-height="0.2083in" style:use-optimal-row-height="false"/>
    </style:style>
    <style:style style:name="TableCell485" style:family="table-cell">
      <style:table-cell-properties fo:border="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89" style:family="table-cell">
      <style:table-cell-properties fo:border="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3" style:family="table-cell">
      <style:table-cell-properties fo:border="0.0069in solid #000000" style:writing-mode="lr-tb" style:vertical-align="bottom" fo:padding-top="0in" fo:padding-left="0.075in" fo:padding-bottom="0in" fo:padding-right="0.075in" fo:wrap-option="no-wrap"/>
    </style:style>
    <style:style style:name="P49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5" style:family="table-cell">
      <style:table-cell-properties fo:border="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7" style:family="table-cell">
      <style:table-cell-properties fo:border="0.0069in solid #000000" style:writing-mode="lr-tb" style:vertical-align="bottom" fo:padding-top="0in" fo:padding-left="0.075in" fo:padding-bottom="0in" fo:padding-right="0.075in" fo:wrap-option="no-wrap"/>
    </style:style>
    <style:style style:name="P49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499" style:family="table-cell">
      <style:table-cell-properties fo:border="0.0069in solid #000000" style:writing-mode="lr-tb" style:vertical-align="bottom" fo:padding-top="0in" fo:padding-left="0.075in" fo:padding-bottom="0in" fo:padding-right="0.075in" fo:wrap-option="no-wrap"/>
    </style:style>
    <style:style style:name="P50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1" style:family="table-cell">
      <style:table-cell-properties fo:border="0.0069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3" style:family="table-cell">
      <style:table-cell-properties fo:border="0.0069in solid #000000" style:writing-mode="lr-tb" style:vertical-align="bottom" fo:padding-top="0in" fo:padding-left="0.075in" fo:padding-bottom="0in" fo:padding-right="0.075in" fo:wrap-option="no-wrap"/>
    </style:style>
    <style:style style:name="P504"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5" style:family="table-cell">
      <style:table-cell-properties fo:border="0.0069in solid #000000" style:writing-mode="lr-tb" style:vertical-align="bottom" fo:padding-top="0in" fo:padding-left="0.075in" fo:padding-bottom="0in" fo:padding-right="0.075in" fo:wrap-option="no-wrap"/>
    </style:style>
    <style:style style:name="P506"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7" style:family="table-cell">
      <style:table-cell-properties fo:border="0.0069in solid #000000" style:writing-mode="lr-tb" style:vertical-align="bottom" fo:padding-top="0in" fo:padding-left="0.075in" fo:padding-bottom="0in" fo:padding-right="0.075in" fo:wrap-option="no-wrap"/>
    </style:style>
    <style:style style:name="P508"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09" style:family="table-cell">
      <style:table-cell-properties fo:border="0.0069in solid #000000" style:writing-mode="lr-tb" style:vertical-align="bottom" fo:padding-top="0in" fo:padding-left="0.075in" fo:padding-bottom="0in" fo:padding-right="0.075in" fo:wrap-option="no-wrap"/>
    </style:style>
    <style:style style:name="P510"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Row511" style:family="table-row">
      <style:table-row-properties style:min-row-height="0.2083in" style:use-optimal-row-height="false"/>
    </style:style>
    <style:style style:name="TableCell512" style:family="table-cell">
      <style:table-cell-properties fo:border="0.0069in solid #000000" style:writing-mode="lr-tb" style:vertical-align="bottom" fo:padding-top="0in" fo:padding-left="0.075in" fo:padding-bottom="0in" fo:padding-right="0.075in" fo:wrap-option="no-wrap"/>
    </style:style>
    <style:style style:name="P51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4" style:family="table-cell">
      <style:table-cell-properties fo:border="0.0069in solid #000000" style:writing-mode="lr-tb" style:vertical-align="bottom" fo:padding-top="0in" fo:padding-left="0.075in" fo:padding-bottom="0in" fo:padding-right="0.075in" fo:wrap-option="no-wrap"/>
    </style:style>
    <style:style style:name="P51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6" style:family="table-cell">
      <style:table-cell-properties fo:border="0.0069in solid #000000" style:writing-mode="lr-tb" style:vertical-align="bottom" fo:padding-top="0in" fo:padding-left="0.075in" fo:padding-bottom="0in" fo:padding-right="0.075in" fo:wrap-option="no-wrap"/>
    </style:style>
    <style:style style:name="P51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18" style:family="table-cell">
      <style:table-cell-properties fo:border="0.0069in solid #000000" style:writing-mode="lr-tb" style:vertical-align="bottom" fo:padding-top="0in" fo:padding-left="0.075in" fo:padding-bottom="0in" fo:padding-right="0.075in" fo:wrap-option="no-wrap"/>
    </style:style>
    <style:style style:name="P51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0" style:family="table-cell">
      <style:table-cell-properties fo:border="0.0069in solid #000000" style:writing-mode="lr-tb" style:vertical-align="bottom" fo:padding-top="0in" fo:padding-left="0.075in" fo:padding-bottom="0in" fo:padding-right="0.075in" fo:wrap-option="no-wrap"/>
    </style:style>
    <style:style style:name="P52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2" style:family="table-cell">
      <style:table-cell-properties fo:border="0.0069in solid #000000" style:writing-mode="lr-tb" style:vertical-align="bottom" fo:padding-top="0in" fo:padding-left="0.075in" fo:padding-bottom="0in" fo:padding-right="0.075in" fo:wrap-option="no-wrap"/>
    </style:style>
    <style:style style:name="P52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4" style:family="table-cell">
      <style:table-cell-properties fo:border="0.0069in solid #000000" style:writing-mode="lr-tb" style:vertical-align="bottom" fo:padding-top="0in" fo:padding-left="0.075in" fo:padding-bottom="0in" fo:padding-right="0.075in" fo:wrap-option="no-wrap"/>
    </style:style>
    <style:style style:name="P52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6" style:family="table-cell">
      <style:table-cell-properties fo:border="0.0069in solid #000000" style:writing-mode="lr-tb" style:vertical-align="bottom" fo:padding-top="0in" fo:padding-left="0.075in" fo:padding-bottom="0in" fo:padding-right="0.075in" fo:wrap-option="no-wrap"/>
    </style:style>
    <style:style style:name="P52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28" style:family="table-cell">
      <style:table-cell-properties fo:border="0.0069in solid #000000" style:writing-mode="lr-tb" style:vertical-align="bottom" fo:padding-top="0in" fo:padding-left="0.075in" fo:padding-bottom="0in" fo:padding-right="0.075in" fo:wrap-option="no-wrap"/>
    </style:style>
    <style:style style:name="P529"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0" style:family="table-cell">
      <style:table-cell-properties fo:border="0.0069in solid #000000" style:writing-mode="lr-tb" style:vertical-align="bottom" fo:padding-top="0in" fo:padding-left="0.075in" fo:padding-bottom="0in" fo:padding-right="0.075in" fo:wrap-option="no-wrap"/>
    </style:style>
    <style:style style:name="P531"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2" style:family="table-cell">
      <style:table-cell-properties fo:border="0.0069in solid #000000" style:writing-mode="lr-tb" style:vertical-align="bottom" fo:padding-top="0in" fo:padding-left="0.075in" fo:padding-bottom="0in" fo:padding-right="0.075in" fo:wrap-option="no-wrap"/>
    </style:style>
    <style:style style:name="P533"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4" style:family="table-cell">
      <style:table-cell-properties fo:border="0.0069in solid #000000" style:writing-mode="lr-tb" style:vertical-align="bottom" fo:padding-top="0in" fo:padding-left="0.075in" fo:padding-bottom="0in" fo:padding-right="0.075in" fo:wrap-option="no-wrap"/>
    </style:style>
    <style:style style:name="P535"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TableCell536" style:family="table-cell">
      <style:table-cell-properties fo:border="0.0069in solid #000000" style:writing-mode="lr-tb" style:vertical-align="bottom" fo:padding-top="0in" fo:padding-left="0.075in" fo:padding-bottom="0in" fo:padding-right="0.075in" fo:wrap-option="no-wrap"/>
    </style:style>
    <style:style style:name="P537" style:parent-style-name="Normal" style:family="paragraph">
      <style:paragraph-properties fo:widows="2" fo:orphans="2" fo:text-align="justify" style:vertical-align="auto"/>
      <style:text-properties style:font-name="Century Schoolbook" style:font-name-asian="Times New Roman" style:font-name-complex="Times New Roman" fo:color="#000000" style:letter-kerning="false" style:language-asian="en" style:country-asian="GB" style:language-complex="ar" style:country-complex="SA" fo:hyphenate="true"/>
    </style:style>
    <style:style style:name="P538" style:parent-style-name="Standard" style:family="paragraph">
      <style:paragraph-properties fo:text-align="justify" fo:margin-top="0.1in" fo:margin-bottom="0.1in"/>
      <style:text-properties style:font-name="Century Schoolbook" style:font-name-complex="Arial" fo:color="#000000" fo:background-color="#FCFCFC"/>
    </style:style>
    <style:style style:name="P539" style:parent-style-name="Standard" style:family="paragraph">
      <style:paragraph-properties fo:text-align="justify" fo:margin-top="0.1in" fo:margin-bottom="0.1in"/>
      <style:text-properties style:font-name="Century Schoolbook" style:font-name-complex="Arial" fo:color="#000000" fo:background-color="#FCFCFC"/>
    </style:style>
    <style:style style:name="P540" style:parent-style-name="Standard" style:family="paragraph">
      <style:paragraph-properties fo:text-align="justify" fo:margin-top="0.1in" fo:margin-bottom="0.1in"/>
      <style:text-properties style:font-name="Century Schoolbook" style:font-name-complex="Arial" fo:color="#000000" fo:background-color="#FCFCFC"/>
    </style:style>
    <style:style style:name="P541" style:parent-style-name="Standard" style:family="paragraph">
      <style:paragraph-properties fo:text-align="justify" fo:margin-top="0.1in" fo:margin-bottom="0.1in"/>
      <style:text-properties style:font-name="Century Schoolbook" style:font-name-complex="Arial" fo:color="#000000" fo:background-color="#FCFCFC"/>
    </style:style>
    <style:style style:name="P542" style:parent-style-name="Standard" style:family="paragraph">
      <style:paragraph-properties fo:text-align="justify" fo:margin-top="0.1in" fo:margin-bottom="0.1in"/>
      <style:text-properties style:font-name="Century Schoolbook" style:font-name-complex="Arial" fo:color="#000000" fo:background-color="#FCFCFC"/>
    </style:style>
    <style:style style:name="P543" style:parent-style-name="Standard" style:family="paragraph">
      <style:paragraph-properties fo:text-align="justify" fo:margin-top="0.1in" fo:margin-bottom="0.1in"/>
      <style:text-properties style:font-name="Century Schoolbook"/>
    </style:style>
    <style:style style:name="P544" style:parent-style-name="Standard" style:family="paragraph">
      <style:paragraph-properties fo:text-align="justify" fo:margin-top="0.1in" fo:margin-bottom="0.1in"/>
      <style:text-properties style:font-name="Century Schoolbook"/>
    </style:style>
    <style:style style:name="P545" style:parent-style-name="Standard" style:family="paragraph">
      <style:paragraph-properties fo:text-align="justify" fo:margin-top="0.1in" fo:margin-bottom="0.1in"/>
      <style:text-properties style:font-name="Century Schoolbook"/>
    </style:style>
    <style:style style:name="P546" style:parent-style-name="Standard" style:family="paragraph">
      <style:paragraph-properties fo:text-align="justify" fo:margin-top="0.1in" fo:margin-bottom="0.1in"/>
      <style:text-properties style:font-name="Century Schoolbook"/>
    </style:style>
    <style:style style:name="P547" style:parent-style-name="Standard" style:family="paragraph">
      <style:paragraph-properties fo:text-align="justify" fo:margin-top="0.1in" fo:margin-bottom="0.1in"/>
      <style:text-properties style:font-name="Century Schoolbook"/>
    </style:style>
    <style:style style:name="P548" style:parent-style-name="Standard" style:family="paragraph">
      <style:paragraph-properties fo:text-align="justify" fo:margin-top="0.1in" fo:margin-bottom="0.1in"/>
      <style:text-properties style:font-name="Century Schoolbook"/>
    </style:style>
    <style:style style:name="P549" style:parent-style-name="Standard" style:family="paragraph">
      <style:paragraph-properties fo:text-align="justify" fo:margin-top="0.1in" fo:margin-bottom="0.1in"/>
      <style:text-properties style:font-name="Century Schoolbook"/>
    </style:style>
    <style:style style:name="P550" style:parent-style-name="Standard" style:family="paragraph">
      <style:paragraph-properties fo:text-align="justify" fo:margin-top="0.1in" fo:margin-bottom="0.1in"/>
      <style:text-properties style:font-name="Century Schoolbook"/>
    </style:style>
    <style:style style:name="P551" style:parent-style-name="Standard" style:family="paragraph">
      <style:paragraph-properties fo:text-align="justify" fo:margin-top="0.1in" fo:margin-bottom="0.1in"/>
      <style:text-properties style:font-name="Century Schoolbook"/>
    </style:style>
    <style:style style:name="P552" style:parent-style-name="Standard" style:family="paragraph">
      <style:paragraph-properties fo:text-align="justify" fo:margin-top="0.1in" fo:margin-bottom="0.1in"/>
    </style:style>
    <style:style style:name="T553" style:parent-style-name="DefaultParagraphFont" style:family="text">
      <style:text-properties style:font-name="Century Schoolbook"/>
    </style:style>
    <style:style style:name="T554" style:parent-style-name="DefaultParagraphFont" style:family="text">
      <style:text-properties style:font-name="Century Schoolbook" fo:color="#000000"/>
    </style:style>
    <style:style style:name="T555" style:parent-style-name="DefaultParagraphFont" style:family="text">
      <style:text-properties style:font-name="Century Schoolbook"/>
    </style:style>
    <style:style style:name="T556" style:parent-style-name="DefaultParagraphFont" style:family="text">
      <style:text-properties style:font-name="Century Schoolbook" fo:color="#000000"/>
    </style:style>
    <style:style style:name="P557" style:parent-style-name="Standard" style:family="paragraph">
      <style:paragraph-properties fo:text-align="justify" fo:margin-top="0.1in" fo:margin-bottom="0.1in"/>
      <style:text-properties style:font-name="Century Schoolbook"/>
    </style:style>
    <style:style style:name="P558" style:parent-style-name="Standard" style:family="paragraph">
      <style:paragraph-properties fo:text-align="justify" fo:margin-top="0.1in" fo:margin-bottom="0.1in"/>
      <style:text-properties style:font-name="Century Schoolbook"/>
    </style:style>
    <style:style style:name="P559" style:parent-style-name="Standard" style:family="paragraph">
      <style:paragraph-properties fo:text-align="justify" fo:margin-top="0.1in" fo:margin-bottom="0.1in"/>
      <style:text-properties style:font-name="Century Schoolbook"/>
    </style:style>
    <style:style style:name="P560" style:parent-style-name="Standard" style:family="paragraph">
      <style:paragraph-properties fo:text-align="justify" fo:margin-top="0.1in" fo:margin-bottom="0.1in"/>
      <style:text-properties style:font-name="Century Schoolbook"/>
    </style:style>
    <style:style style:name="P561" style:parent-style-name="Standard" style:family="paragraph">
      <style:paragraph-properties fo:text-align="justify" fo:margin-top="0.1in" fo:margin-bottom="0.1in"/>
      <style:text-properties style:font-name="Century Schoolbook"/>
    </style:style>
    <style:style style:name="P562" style:parent-style-name="Standard" style:family="paragraph">
      <style:paragraph-properties fo:text-align="justify" fo:margin-top="0.1in" fo:margin-bottom="0.1in"/>
      <style:text-properties style:font-name="Century Schoolbook"/>
    </style:style>
    <style:style style:name="P563" style:parent-style-name="Standard" style:family="paragraph">
      <style:paragraph-properties fo:text-align="justify" fo:margin-top="0.1in" fo:margin-bottom="0.1in"/>
      <style:text-properties style:font-name="Century Schoolbook"/>
    </style:style>
    <style:style style:name="P564" style:parent-style-name="Standard" style:family="paragraph">
      <style:paragraph-properties fo:text-align="center" fo:margin-top="0.1in" fo:margin-bottom="0.1in"/>
    </style:style>
    <style:style style:name="T565" style:parent-style-name="DefaultParagraphFont" style:family="text">
      <style:text-properties style:font-name="Century Schoolbook" style:language-complex="ar" style:country-complex="SA"/>
    </style:style>
    <style:style style:name="P566" style:parent-style-name="Standard" style:family="paragraph">
      <style:paragraph-properties fo:text-align="center" fo:margin-top="0.1in" fo:margin-bottom="0.1in"/>
      <style:text-properties style:font-name="Century Schoolbook"/>
    </style:style>
    <style:style style:name="P567" style:parent-style-name="Standard" style:family="paragraph">
      <style:paragraph-properties fo:margin-top="0.1in" fo:margin-bottom="0.1in"/>
      <style:text-properties style:font-name="Century Schoolbook"/>
    </style:style>
    <style:style style:name="TableColumn569" style:family="table-column">
      <style:table-column-properties style:column-width="3.7368in"/>
    </style:style>
    <style:style style:name="TableColumn570" style:family="table-column">
      <style:table-column-properties style:column-width="3.7368in"/>
    </style:style>
    <style:style style:name="Table568" style:family="table">
      <style:table-properties style:width="7.4736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margin-top="0.1in" fo:margin-bottom="0.1in"/>
      <style:text-properties style:font-name="Century Schoolbook"/>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margin-top="0.1in" fo:margin-bottom="0.1in"/>
      <style:text-properties style:font-name="Century Schoolbook"/>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top="0.1in" fo:margin-bottom="0.1in"/>
      <style:text-properties style:font-name="Century Schoolbook"/>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margin-top="0.1in" fo:margin-bottom="0.1in"/>
      <style:text-properties style:font-name="Century Schoolbook"/>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margin-top="0.1in" fo:margin-bottom="0.1in"/>
      <style:text-properties style:font-name="Century Schoolbook"/>
    </style:style>
    <style:style style:name="TableCell584" style:family="table-cell">
      <style:table-cell-properties fo:border="0.0069in solid #000000" style:writing-mode="lr-tb" fo:padding-top="0in" fo:padding-left="0.075in" fo:padding-bottom="0in" fo:padding-right="0.075in"/>
    </style:style>
    <style:style style:name="P585" style:parent-style-name="Standard" style:family="paragraph">
      <style:paragraph-properties fo:margin-top="0.1in" fo:margin-bottom="0.1in"/>
      <style:text-properties style:font-name="Century Schoolbook"/>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top="0.1in" fo:margin-bottom="0.1in"/>
      <style:text-properties style:font-name="Century Schoolbook"/>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top="0.1in" fo:margin-bottom="0.1in"/>
      <style:text-properties style:font-name="Century Schoolbook"/>
    </style:style>
    <style:style style:name="P591" style:parent-style-name="Standard" style:family="paragraph">
      <style:paragraph-properties fo:margin-top="0.1in" fo:margin-bottom="0.1in"/>
      <style:text-properties style:font-name="Century Schoolbook"/>
    </style:style>
    <style:style style:name="P592" style:parent-style-name="Standard" style:family="paragraph">
      <style:paragraph-properties fo:margin-top="0.1in" fo:margin-bottom="0.1in"/>
      <style:text-properties style:font-name="Century Schoolbook"/>
    </style:style>
    <style:style style:name="P593" style:parent-style-name="Standard" style:family="paragraph">
      <style:paragraph-properties fo:text-align="justify" fo:margin-top="0.1in" fo:margin-bottom="0.1in"/>
      <style:text-properties style:font-name="Century Schoolbook"/>
    </style:style>
    <style:style style:name="P594" style:parent-style-name="Standard" style:family="paragraph">
      <style:paragraph-properties fo:text-align="justify" fo:margin-top="0.1in" fo:margin-bottom="0.1in"/>
    </style:style>
    <style:style style:name="T595" style:parent-style-name="DefaultParagraphFont" style:family="text">
      <style:text-properties style:font-name="Century Schoolbook"/>
    </style:style>
    <style:style style:name="T596" style:parent-style-name="DefaultParagraphFont" style:family="text">
      <style:text-properties style:font-name="Century Schoolbook" style:font-name-complex="Courier New" fo:color="#000000"/>
    </style:style>
    <style:style style:name="T597" style:parent-style-name="DefaultParagraphFont" style:family="text">
      <style:text-properties style:font-name="Century Schoolbook" style:font-name-complex="Courier New" fo:color="#000000"/>
    </style:style>
    <style:style style:name="P598" style:parent-style-name="Standard" style:family="paragraph">
      <style:paragraph-properties fo:text-align="justify" fo:margin-top="0.1in" fo:margin-bottom="0.1in"/>
      <style:text-properties style:font-name="Century Schoolbook"/>
    </style:style>
    <style:style style:name="TableColumn600" style:family="table-column">
      <style:table-column-properties style:column-width="0.775in" style:use-optimal-column-width="false"/>
    </style:style>
    <style:style style:name="TableColumn601" style:family="table-column">
      <style:table-column-properties style:column-width="0.8527in" style:use-optimal-column-width="false"/>
    </style:style>
    <style:style style:name="TableColumn602" style:family="table-column">
      <style:table-column-properties style:column-width="0.9298in" style:use-optimal-column-width="false"/>
    </style:style>
    <style:style style:name="TableColumn603" style:family="table-column">
      <style:table-column-properties style:column-width="0.8527in" style:use-optimal-column-width="false"/>
    </style:style>
    <style:style style:name="TableColumn604" style:family="table-column">
      <style:table-column-properties style:column-width="0.843in" style:use-optimal-column-width="false"/>
    </style:style>
    <style:style style:name="TableColumn605" style:family="table-column">
      <style:table-column-properties style:column-width="0.809in" style:use-optimal-column-width="false"/>
    </style:style>
    <style:style style:name="TableColumn606" style:family="table-column">
      <style:table-column-properties style:column-width="0.7916in" style:use-optimal-column-width="false"/>
    </style:style>
    <style:style style:name="TableColumn607" style:family="table-column">
      <style:table-column-properties style:column-width="0.809in" style:use-optimal-column-width="false"/>
    </style:style>
    <style:style style:name="TableColumn608" style:family="table-column">
      <style:table-column-properties style:column-width="0.8104in" style:use-optimal-column-width="false"/>
    </style:style>
    <style:style style:name="Table599" style:family="table">
      <style:table-properties style:width="7.4736in" fo:margin-left="0in" table:align="lef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text-align="justify" fo:margin-top="0.1in" fo:margin-bottom="0.1in"/>
      <style:text-properties style:font-name="Century Schoolbook"/>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text-align="justify" fo:margin-top="0.1in" fo:margin-bottom="0.1in"/>
      <style:text-properties style:font-name="Century Schoolbook"/>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text-align="justify" fo:margin-top="0.1in" fo:margin-bottom="0.1in"/>
      <style:text-properties style:font-name="Century Schoolbook"/>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justify" fo:margin-top="0.1in" fo:margin-bottom="0.1in"/>
      <style:text-properties style:font-name="Century Schoolbook"/>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text-align="justify" fo:margin-top="0.1in" fo:margin-bottom="0.1in"/>
      <style:text-properties style:font-name="Century Schoolbook"/>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justify" fo:margin-top="0.1in" fo:margin-bottom="0.1in"/>
      <style:text-properties style:font-name="Century Schoolbook"/>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justify" fo:margin-top="0.1in" fo:margin-bottom="0.1in"/>
      <style:text-properties style:font-name="Century Schoolbook"/>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text-align="justify" fo:margin-top="0.1in" fo:margin-bottom="0.1in"/>
      <style:text-properties style:font-name="Century Schoolbook"/>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text-align="justify" fo:margin-top="0.1in" fo:margin-bottom="0.1in"/>
      <style:text-properties style:font-name="Century Schoolbook"/>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justify" fo:margin-top="0.1in" fo:margin-bottom="0.1in"/>
      <style:text-properties style:font-name="Century Schoolbook"/>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justify" fo:margin-top="0.1in" fo:margin-bottom="0.1in"/>
      <style:text-properties style:font-name="Century Schoolbook"/>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justify" fo:margin-top="0.1in" fo:margin-bottom="0.1in"/>
      <style:text-properties style:font-name="Century Schoolbook"/>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justify" fo:margin-top="0.1in" fo:margin-bottom="0.1in"/>
      <style:text-properties style:font-name="Century Schoolbook"/>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fo:margin-top="0.1in" fo:margin-bottom="0.1in"/>
      <style:text-properties style:font-name="Century Schoolbook"/>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justify" fo:margin-top="0.1in" fo:margin-bottom="0.1in"/>
      <style:text-properties style:font-name="Century Schoolbook"/>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fo:margin-top="0.1in" fo:margin-bottom="0.1in"/>
      <style:text-properties style:font-name="Century Schoolbook"/>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text-align="justify" fo:margin-top="0.1in" fo:margin-bottom="0.1in"/>
      <style:text-properties style:font-name="Century Schoolbook"/>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text-align="justify" fo:margin-top="0.1in" fo:margin-bottom="0.1in"/>
      <style:text-properties style:font-name="Century Schoolbook"/>
    </style:style>
    <style:style style:name="P647" style:parent-style-name="Standard" style:family="paragraph">
      <style:paragraph-properties fo:text-align="justify" fo:margin-top="0.1in" fo:margin-bottom="0.1in"/>
      <style:text-properties style:font-name="Century Schoolbook"/>
    </style:style>
    <style:style style:name="P648" style:parent-style-name="Standard" style:family="paragraph">
      <style:paragraph-properties fo:text-align="justify" fo:margin-top="0.1in" fo:margin-bottom="0.1in"/>
      <style:text-properties style:font-name="Century Schoolbook"/>
    </style:style>
    <style:style style:name="P649" style:parent-style-name="Standard" style:family="paragraph">
      <style:paragraph-properties fo:text-align="justify" fo:margin-top="0.1in" fo:margin-bottom="0.1in"/>
      <style:text-properties style:font-name="Century Schoolbook"/>
    </style:style>
    <style:style style:name="P650" style:parent-style-name="Standard" style:family="paragraph">
      <style:paragraph-properties fo:text-align="justify" fo:margin-top="0.1in" fo:margin-bottom="0.1in"/>
      <style:text-properties style:font-name="Century Schoolbook"/>
    </style:style>
    <style:style style:name="P651" style:parent-style-name="Standard" style:family="paragraph">
      <style:paragraph-properties fo:text-align="justify" fo:margin-top="0.1in" fo:margin-bottom="0.1in"/>
      <style:text-properties style:font-name="Century Schoolbook"/>
    </style:style>
    <style:style style:name="P652" style:parent-style-name="Standard" style:family="paragraph">
      <style:paragraph-properties fo:text-align="justify" fo:margin-top="0.1in" fo:margin-bottom="0.1in"/>
      <style:text-properties style:font-name="Century Schoolbook"/>
    </style:style>
    <style:style style:name="P653" style:parent-style-name="Standard" style:family="paragraph">
      <style:paragraph-properties fo:text-align="justify" fo:margin-top="0.1in" fo:margin-bottom="0.1in"/>
      <style:text-properties style:font-name="Century Schoolbook"/>
    </style:style>
    <style:style style:name="P654" style:parent-style-name="Standard" style:family="paragraph">
      <style:paragraph-properties fo:text-align="justify" fo:margin-top="0.1in" fo:margin-bottom="0.1in"/>
      <style:text-properties style:font-name="Century Schoolbook"/>
    </style:style>
    <style:style style:name="P655" style:parent-style-name="Standard" style:family="paragraph">
      <style:paragraph-properties fo:text-align="justify" fo:margin-top="0.1in" fo:margin-bottom="0.1in"/>
      <style:text-properties style:font-name="Century Schoolbook"/>
    </style:style>
    <style:style style:name="P656" style:parent-style-name="Standard" style:family="paragraph">
      <style:paragraph-properties fo:text-align="justify" fo:margin-top="0.1in" fo:margin-bottom="0.1in"/>
      <style:text-properties style:font-name="Century Schoolbook"/>
    </style:style>
    <style:style style:name="P657" style:parent-style-name="Standard" style:family="paragraph">
      <style:paragraph-properties fo:text-align="justify" fo:margin-top="0.1in" fo:margin-bottom="0.1in"/>
      <style:text-properties style:font-name="Century Schoolbook"/>
    </style:style>
    <style:style style:name="P658" style:parent-style-name="Standard" style:family="paragraph">
      <style:paragraph-properties fo:text-align="justify" fo:margin-top="0.1in" fo:margin-bottom="0.1in"/>
      <style:text-properties style:font-name="Century Schoolbook"/>
    </style:style>
    <style:style style:name="P6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font-name-complex="Consolas" fo:color="#000000" style:letter-kerning="false" fo:background-color="#FFFFFF" style:language-complex="ar" style:country-complex="SA"/>
    </style:style>
    <style:style style:name="P660" style:parent-style-name="Standard" style:family="paragraph">
      <style:paragraph-properties fo:text-align="justify" fo:margin-top="0.1in" fo:margin-bottom="0.1in"/>
    </style:style>
    <style:style style:name="T661" style:parent-style-name="DefaultParagraphFont" style:family="text">
      <style:text-properties style:font-name="Century Schoolbook" style:font-name-complex="Consolas" fo:color="#6F008A" style:letter-kerning="false" style:language-complex="ar" style:country-complex="SA"/>
    </style:style>
    <style:style style:name="T662" style:parent-style-name="DefaultParagraphFont" style:family="text">
      <style:text-properties style:font-name="Century Schoolbook"/>
    </style:style>
    <style:style style:name="P663" style:parent-style-name="Standard" style:family="paragraph">
      <style:paragraph-properties fo:border="0.0069in solid #000000" fo:padding-top="0.0138in" fo:padding-left="0.0555in" fo:padding-bottom="0.0138in" fo:padding-right="0.0555in" style:shadow="none" fo:text-align="justify" fo:margin-top="0.1in" fo:margin-bottom="0.1in"/>
    </style:style>
    <style:style style:name="T664" style:parent-style-name="DefaultParagraphFont" style:family="text">
      <style:text-properties style:font-name="Century Schoolbook" style:font-name-complex="Consolas" fo:color="#000000" style:letter-kerning="false" fo:background-color="#FFFFFF" style:language-complex="ar" style:country-complex="SA"/>
    </style:style>
    <style:style style:name="P665"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66" style:parent-style-name="Standard" style:list-style-name="LFO5"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67" style:parent-style-name="Standard" style:family="paragraph">
      <style:paragraph-properties fo:text-align="justify" fo:margin-top="0.1in" fo:margin-bottom="0.1in"/>
    </style:style>
    <style:style style:name="T668" style:parent-style-name="DefaultParagraphFont" style:family="text">
      <style:text-properties style:font-name="Century Schoolbook" style:font-name-complex="Consolas" fo:color="#000000" style:letter-kerning="false" style:language-complex="ar" style:country-complex="SA"/>
    </style:style>
    <style:style style:name="T669" style:parent-style-name="DefaultParagraphFont" style:family="text">
      <style:text-properties style:font-name="Century Schoolbook" style:font-name-complex="Consolas" fo:color="#000000" style:letter-kerning="false" style:language-complex="ar" style:country-complex="SA"/>
    </style:style>
    <style:style style:name="T670" style:parent-style-name="DefaultParagraphFont" style:family="text">
      <style:text-properties style:font-name="Century Schoolbook" style:font-name-complex="Consolas" fo:color="#000000" style:letter-kerning="false" style:language-complex="ar" style:country-complex="SA"/>
    </style:style>
    <style:style style:name="TableColumn672" style:family="table-column">
      <style:table-column-properties style:column-width="3.7368in"/>
    </style:style>
    <style:style style:name="TableColumn673" style:family="table-column">
      <style:table-column-properties style:column-width="3.7368in"/>
    </style:style>
    <style:style style:name="Table671" style:family="table">
      <style:table-properties style:width="7.4736in" fo:margin-left="0in" table:align="lef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text-align="justify" fo:margin-top="0.1in" fo:margin-bottom="0.1in"/>
      <style:text-properties style:font-name="Century Schoolbook" style:font-name-complex="Consolas" fo:color="#000000" style:letter-kerning="false" style:language-complex="ar" style:country-complex="SA"/>
    </style:style>
    <style:style style:name="P694" style:parent-style-name="Standard" style:list-style-name="LFO5" style:family="paragraph">
      <style:paragraph-properties fo:text-align="justify" fo:margin-top="0.1in" fo:margin-bottom="0.1in"/>
      <style:text-properties style:font-name="Century Schoolbook"/>
    </style:style>
    <style:style style:name="P695" style:parent-style-name="Standard" style:family="paragraph">
      <style:paragraph-properties fo:text-align="justify" fo:margin-top="0.1in" fo:margin-bottom="0.1in"/>
      <style:text-properties style:font-name="Century Schoolbook"/>
    </style:style>
    <style:style style:name="P696" style:parent-style-name="Standard" style:family="paragraph">
      <style:paragraph-properties fo:text-align="justify" fo:margin-top="0.1in" fo:margin-bottom="0.1in"/>
      <style:text-properties style:font-name="Century Schoolbook"/>
    </style:style>
    <style:style style:name="TableColumn698" style:family="table-column">
      <style:table-column-properties style:column-width="3.7402in" style:use-optimal-column-width="false"/>
    </style:style>
    <style:style style:name="TableColumn699" style:family="table-column">
      <style:table-column-properties style:column-width="3.7402in" style:use-optimal-column-width="false"/>
    </style:style>
    <style:style style:name="Table697" style:family="table">
      <style:table-properties style:width="7.4805in" fo:margin-left="0in" table:align="left"/>
    </style:style>
    <style:style style:name="TableRow700" style:family="table-row">
      <style:table-row-properties style:use-optimal-row-height="false"/>
    </style:style>
    <style:style style:name="TableCell7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justify"/>
      <style:text-properties style:font-name="Century Schoolbook"/>
    </style:style>
    <style:style style:name="TableCell703" style:family="table-cell">
      <style:table-cell-properties fo:border="0.0034in solid #000000" style:writing-mode="lr-tb" fo:padding-top="0.0381in" fo:padding-left="0.0381in" fo:padding-bottom="0.0381in" fo:padding-right="0.0381in"/>
    </style:style>
    <style:style style:name="P704" style:parent-style-name="TableContents" style:family="paragraph">
      <style:paragraph-properties fo:text-align="justify"/>
      <style:text-properties style:font-name="Century Schoolbook"/>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justify"/>
      <style:text-properties style:font-name="Century Schoolbook"/>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9" style:parent-style-name="TableContents" style:family="paragraph">
      <style:paragraph-properties fo:text-align="justify"/>
      <style:text-properties style:font-name="Century Schoolbook"/>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text-align="justify"/>
      <style:text-properties style:font-name="Century Schoolbook"/>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TableContents" style:family="paragraph">
      <style:paragraph-properties fo:text-align="justify"/>
      <style:text-properties style:font-name="Century Schoolbook"/>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text-align="justify"/>
      <style:text-properties style:font-name="Century Schoolbook"/>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paragraph-properties fo:text-align="justify"/>
      <style:text-properties style:font-name="Century Schoolbook"/>
    </style:style>
    <style:style style:name="P720" style:parent-style-name="Standard" style:family="paragraph">
      <style:paragraph-properties fo:text-align="justify" fo:margin-top="0.1in" fo:margin-bottom="0.1in"/>
      <style:text-properties style:font-name="Century Schoolbook"/>
    </style:style>
    <style:style style:name="P721" style:parent-style-name="Standard" style:family="paragraph">
      <style:paragraph-properties fo:text-align="justify" fo:margin-top="0.1in" fo:margin-bottom="0.1in"/>
      <style:text-properties style:font-name="Century Schoolbook"/>
    </style:style>
    <style:style style:name="P722" style:parent-style-name="Standard" style:family="paragraph">
      <style:paragraph-properties fo:text-align="justify" fo:margin-top="0.1in" fo:margin-bottom="0.1in"/>
      <style:text-properties style:font-name="Century Schoolbook"/>
    </style:style>
    <style:style style:name="P723" style:parent-style-name="Standard" style:family="paragraph">
      <style:paragraph-properties fo:text-align="justify" fo:margin-top="0.1in" fo:margin-bottom="0.1in"/>
      <style:text-properties style:font-name="Century Schoolbook"/>
    </style:style>
    <style:style style:name="P724" style:parent-style-name="Standard" style:family="paragraph">
      <style:paragraph-properties fo:text-align="justify" fo:margin-top="0.1in" fo:margin-bottom="0.1in"/>
      <style:text-properties style:font-name="Century Schoolbook"/>
    </style:style>
    <style:style style:name="P725" style:parent-style-name="Standard" style:family="paragraph">
      <style:paragraph-properties fo:text-align="justify" fo:margin-top="0.1in" fo:margin-bottom="0.1in"/>
      <style:text-properties style:font-name="Century Schoolbook"/>
    </style:style>
    <style:style style:name="P726" style:parent-style-name="Standard" style:family="paragraph">
      <style:paragraph-properties fo:text-align="justify" fo:margin-top="0.1in" fo:margin-bottom="0.1in"/>
      <style:text-properties style:font-name="Century Schoolbook"/>
    </style:style>
    <style:style style:name="P727" style:parent-style-name="Standard" style:family="paragraph">
      <style:paragraph-properties fo:text-align="justify" fo:margin-top="0.1in" fo:margin-bottom="0.1in"/>
      <style:text-properties style:font-name="Century Schoolbook"/>
    </style:style>
    <style:style style:name="P728" style:parent-style-name="Standard" style:family="paragraph">
      <style:paragraph-properties fo:text-align="justify" fo:margin-top="0.1in" fo:margin-bottom="0.1in"/>
      <style:text-properties style:font-name="Century Schoolbook"/>
    </style:style>
    <style:style style:name="P729" style:parent-style-name="Standard" style:family="paragraph">
      <style:paragraph-properties fo:text-align="justify" fo:margin-top="0.1in" fo:margin-bottom="0.1in"/>
      <style:text-properties style:font-name="Century Schoolbook"/>
    </style:style>
    <style:style style:name="P730" style:parent-style-name="Standard" style:family="paragraph">
      <style:paragraph-properties fo:margin-top="0.1in" fo:margin-bottom="0.1in"/>
    </style:style>
    <style:style style:name="T731" style:parent-style-name="DefaultParagraphFont" style:family="text">
      <style:text-properties style:font-name="Century Schoolbook"/>
    </style:style>
    <style:style style:name="T732" style:parent-style-name="DefaultParagraphFont" style:family="text">
      <style:text-properties style:font-name="Century Schoolbook" fo:color="#000000"/>
    </style:style>
    <style:style style:name="T733" style:parent-style-name="DefaultParagraphFont" style:family="text">
      <style:text-properties style:font-name="Century Schoolbook"/>
    </style:style>
    <style:style style:name="T734" style:parent-style-name="DefaultParagraphFont" style:family="text">
      <style:text-properties style:font-name="Century Schoolbook" fo:color="#000000"/>
    </style:style>
    <style:style style:name="P735" style:parent-style-name="Standard" style:family="paragraph">
      <style:paragraph-properties fo:margin-top="0.1in" fo:margin-bottom="0.1in"/>
      <style:text-properties style:font-name="Century Schoolbook" fo:color="#000000"/>
    </style:style>
    <style:style style:name="P736" style:parent-style-name="Standard" style:family="paragraph">
      <style:paragraph-properties fo:margin-top="0.1in" fo:margin-bottom="0.1in"/>
      <style:text-properties style:font-name="Century Schoolbook" fo:color="#000000"/>
    </style:style>
    <style:style style:name="P737" style:parent-style-name="Standard" style:family="paragraph">
      <style:paragraph-properties fo:margin-top="0.1in" fo:margin-bottom="0.1in"/>
      <style:text-properties style:font-name="Century Schoolbook" fo:color="#000000"/>
    </style:style>
    <style:style style:name="P738" style:parent-style-name="Standard" style:family="paragraph">
      <style:paragraph-properties fo:margin-top="0.1in" fo:margin-bottom="0.1in"/>
    </style:style>
    <style:style style:name="T739" style:parent-style-name="DefaultParagraphFont" style:family="text">
      <style:text-properties style:font-name="Century Schoolbook" fo:color="#000000"/>
    </style:style>
    <style:style style:name="T740" style:parent-style-name="Hyperlink" style:family="text">
      <style:text-properties style:font-name="Century Schoolbook" style:font-name-complex="Arial" fo:color="#0B0080" fo:background-color="#FFFFFF"/>
    </style:style>
    <style:style style:name="T741" style:parent-style-name="DefaultParagraphFont" style:family="text">
      <style:text-properties style:font-name="Century Schoolbook" style:font-name-complex="Arial" fo:color="#252525" fo:background-color="#FFFFFF"/>
    </style:style>
    <style:style style:name="T742" style:parent-style-name="apple-converted-space" style:family="text">
      <style:text-properties style:font-name="Century Schoolbook" style:font-name-complex="Arial" fo:color="#252525" fo:background-color="#FFFFFF"/>
    </style:style>
    <style:style style:name="T743" style:parent-style-name="Hyperlink" style:family="text">
      <style:text-properties style:font-name="Century Schoolbook" style:font-name-complex="Arial" fo:color="#0B0080" fo:background-color="#FFFFFF"/>
    </style:style>
    <style:style style:name="T744" style:parent-style-name="DefaultParagraphFont" style:family="text">
      <style:text-properties style:font-name="Century Schoolbook" style:font-name-complex="Arial" fo:color="#252525" fo:background-color="#FFFFFF"/>
    </style:style>
    <style:style style:name="T745" style:parent-style-name="apple-converted-space" style:family="text">
      <style:text-properties style:font-name="Century Schoolbook" style:font-name-complex="Arial" fo:color="#252525" fo:background-color="#FFFFFF"/>
    </style:style>
    <style:style style:name="T746" style:parent-style-name="DefaultParagraphFont" style:family="text">
      <style:text-properties style:font-name="Century Schoolbook" style:font-name-complex="Arial" fo:color="#252525" fo:background-color="#FFFFFF"/>
    </style:style>
    <style:style style:name="P747"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748" style:parent-style-name="Standard" style:family="paragraph">
      <style:paragraph-properties fo:margin-top="0.1in" fo:margin-bottom="0.1in"/>
      <style:text-properties style:font-name="Century Schoolbook" fo:color="#000000"/>
    </style:style>
    <style:style style:name="P749" style:parent-style-name="Standard" style:list-style-name="LFO5" style:family="paragraph">
      <style:paragraph-properties fo:margin-top="0.1in" fo:margin-bottom="0.1in"/>
    </style:style>
    <style:style style:name="T750" style:parent-style-name="DefaultParagraphFont" style:family="text">
      <style:text-properties style:font-name="Century Schoolbook" fo:color="#000000"/>
    </style:style>
    <style:style style:name="P751" style:parent-style-name="Standard" style:list-style-name="LFO5" style:family="paragraph">
      <style:paragraph-properties fo:margin-top="0.1in" fo:margin-bottom="0.1in"/>
    </style:style>
    <style:style style:name="T752" style:parent-style-name="DefaultParagraphFont" style:family="text">
      <style:text-properties style:font-name="Century Schoolbook" fo:color="#000000"/>
    </style:style>
    <style:style style:name="P753" style:parent-style-name="Standard" style:family="paragraph">
      <style:paragraph-properties fo:margin-top="0.1in" fo:margin-bottom="0.1in"/>
      <style:text-properties style:font-name="Century Schoolbook" fo:color="#000000"/>
    </style:style>
    <style:style style:name="P754" style:parent-style-name="Standard" style:family="paragraph">
      <style:paragraph-properties fo:margin-top="0.1in" fo:margin-bottom="0.1in"/>
      <style:text-properties style:font-name="Century Schoolbook" fo:color="#000000"/>
    </style:style>
    <style:style style:name="P755" style:parent-style-name="Standard" style:family="paragraph">
      <style:paragraph-properties fo:margin-top="0.1in" fo:margin-bottom="0.1in"/>
    </style:style>
    <style:style style:name="T756" style:parent-style-name="DefaultParagraphFont" style:family="text">
      <style:text-properties style:font-name="Century Schoolbook" fo:color="#000000"/>
    </style:style>
    <style:style style:name="T757" style:parent-style-name="DefaultParagraphFont" style:family="text">
      <style:text-properties style:font-name="Century Schoolbook" fo:color="#000000"/>
    </style:style>
    <style:style style:name="T758" style:parent-style-name="DefaultParagraphFont" style:family="text">
      <style:text-properties style:font-name="Century Schoolbook" fo:color="#000000"/>
    </style:style>
    <style:style style:name="P759" style:parent-style-name="Standard" style:family="paragraph">
      <style:paragraph-properties fo:text-align="center" fo:margin-top="0.1in" fo:margin-bottom="0.1in"/>
    </style:style>
    <style:style style:name="P760" style:parent-style-name="Standard" style:family="paragraph">
      <style:paragraph-properties fo:margin-top="0.1in" fo:margin-bottom="0.1in"/>
      <style:text-properties style:font-name="Century Schoolbook" fo:color="#000000"/>
    </style:style>
    <style:style style:name="P761" style:parent-style-name="Standard" style:family="paragraph">
      <style:paragraph-properties fo:margin-top="0.1in" fo:margin-bottom="0.1in"/>
      <style:text-properties style:font-name="Century Schoolbook" fo:color="#000000"/>
    </style:style>
    <style:style style:name="P762" style:parent-style-name="Standard" style:family="paragraph">
      <style:paragraph-properties fo:margin-top="0.1in" fo:margin-bottom="0.1in"/>
      <style:text-properties style:font-name="Century Schoolbook" fo:color="#000000"/>
    </style:style>
    <style:style style:name="P763" style:parent-style-name="Standard" style:family="paragraph">
      <style:paragraph-properties fo:margin-top="0.1in" fo:margin-bottom="0.1in"/>
      <style:text-properties style:font-name="Century Schoolbook" fo:color="#000000"/>
    </style:style>
    <style:style style:name="P764" style:parent-style-name="Standard" style:family="paragraph">
      <style:paragraph-properties fo:text-align="justify" fo:margin-top="0.1in" fo:margin-bottom="0.1in"/>
      <style:text-properties style:font-name="Century Schoolbook" fo:color="#000000"/>
    </style:style>
    <style:style style:name="P765" style:parent-style-name="Standard" style:family="paragraph">
      <style:paragraph-properties fo:text-align="justify" fo:margin-top="0.1in" fo:margin-bottom="0.1in"/>
      <style:text-properties style:font-name="Century Schoolbook" fo:color="#000000"/>
    </style:style>
    <style:style style:name="P766" style:parent-style-name="Standard" style:list-style-name="LFO5" style:family="paragraph">
      <style:paragraph-properties fo:text-align="justify" fo:margin-top="0.1in" fo:margin-bottom="0.1in"/>
      <style:text-properties style:font-name="Century Schoolbook" fo:color="#000000"/>
    </style:style>
    <style:style style:name="P767" style:parent-style-name="Standard" style:list-style-name="LFO5" style:family="paragraph">
      <style:paragraph-properties fo:text-align="justify" fo:margin-top="0.1in" fo:margin-bottom="0.1in"/>
      <style:text-properties style:font-name="Century Schoolbook" fo:color="#000000"/>
    </style:style>
    <style:style style:name="TableColumn769" style:family="table-column">
      <style:table-column-properties style:column-width="2.4909in"/>
    </style:style>
    <style:style style:name="TableColumn770" style:family="table-column">
      <style:table-column-properties style:column-width="4.8888in"/>
    </style:style>
    <style:style style:name="Table768" style:family="table">
      <style:table-properties style:width="7.3798in" fo:margin-left="0in" table:align="left"/>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text-align="justify" fo:margin-top="0.1in" fo:margin-bottom="0.1in"/>
      <style:text-properties style:font-name="Century Schoolbook" fo:color="#000000"/>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text-align="justify" fo:margin-top="0.1in" fo:margin-bottom="0.1in"/>
      <style:text-properties style:font-name="Century Schoolbook" fo:color="#000000"/>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text-align="justify" fo:margin-top="0.1in" fo:margin-bottom="0.1in"/>
      <style:text-properties style:font-name="Century Schoolbook" fo:color="#000000"/>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text-align="justify" fo:margin-top="0.1in" fo:margin-bottom="0.1in"/>
      <style:text-properties style:font-name="Century Schoolbook" fo:color="#000000"/>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Standard" style:family="paragraph">
      <style:paragraph-properties fo:text-align="justify" fo:margin-top="0.1in" fo:margin-bottom="0.1in"/>
      <style:text-properties style:font-name="Century Schoolbook" fo:color="#000000"/>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text-align="justify" fo:margin-top="0.1in" fo:margin-bottom="0.1in"/>
      <style:text-properties style:font-name="Century Schoolbook" fo:color="#000000"/>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text-align="justify" fo:margin-top="0.1in" fo:margin-bottom="0.1in"/>
      <style:text-properties style:font-name="Century Schoolbook" fo:color="#000000"/>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text-align="justify" fo:margin-top="0.1in" fo:margin-bottom="0.1in"/>
      <style:text-properties style:font-name="Century Schoolbook" fo:color="#000000"/>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text-align="justify" fo:margin-top="0.1in" fo:margin-bottom="0.1in"/>
      <style:text-properties style:font-name="Century Schoolbook" fo:color="#000000"/>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text-align="justify" fo:margin-top="0.1in" fo:margin-bottom="0.1in"/>
      <style:text-properties style:font-name="Century Schoolbook" fo:color="#000000"/>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Standard" style:family="paragraph">
      <style:paragraph-properties fo:text-align="justify" fo:margin-top="0.1in" fo:margin-bottom="0.1in"/>
      <style:text-properties style:font-name="Century Schoolbook" fo:color="#000000"/>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text-align="justify" fo:margin-top="0.1in" fo:margin-bottom="0.1in"/>
      <style:text-properties style:font-name="Century Schoolbook" fo:color="#000000"/>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Standard" style:family="paragraph">
      <style:paragraph-properties fo:text-align="justify" fo:margin-top="0.1in" fo:margin-bottom="0.1in"/>
      <style:text-properties style:font-name="Century Schoolbook" fo:color="#000000"/>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text-align="justify" fo:margin-top="0.1in" fo:margin-bottom="0.1in"/>
      <style:text-properties style:font-name="Century Schoolbook" fo:color="#000000"/>
    </style:style>
    <style:style style:name="P806" style:parent-style-name="Standard" style:family="paragraph">
      <style:paragraph-properties fo:text-align="center" fo:margin-top="0.1in" fo:margin-bottom="0.1in"/>
    </style:style>
    <style:style style:name="T807" style:parent-style-name="DefaultParagraphFont" style:family="text">
      <style:text-properties style:font-name="Century Schoolbook" fo:color="#000000" style:language-complex="ar" style:country-complex="SA"/>
    </style:style>
    <style:style style:name="P808" style:parent-style-name="Standard" style:family="paragraph">
      <style:paragraph-properties fo:text-align="center" fo:margin-top="0.1in" fo:margin-bottom="0.1in"/>
      <style:text-properties style:font-name="Century Schoolbook" fo:color="#000000"/>
    </style:style>
    <style:style style:name="P809" style:parent-style-name="Standard" style:family="paragraph">
      <style:paragraph-properties fo:text-align="justify" fo:margin-top="0.1in" fo:margin-bottom="0.1in"/>
      <style:text-properties style:font-name="Century Schoolbook" fo:color="#000000"/>
    </style:style>
    <style:style style:name="P810" style:parent-style-name="Standard" style:list-style-name="LFO5" style:family="paragraph">
      <style:paragraph-properties fo:text-align="justify" fo:margin-top="0.1in" fo:margin-bottom="0.1in"/>
      <style:text-properties style:font-name="Century Schoolbook" fo:color="#000000"/>
    </style:style>
    <style:style style:name="P811" style:parent-style-name="Standard" style:family="paragraph">
      <style:paragraph-properties fo:text-align="justify" fo:margin-top="0.1in" fo:margin-bottom="0.1in" fo:margin-left="0.7423in">
        <style:tab-stops/>
      </style:paragraph-properties>
      <style:text-properties style:font-name="Century Schoolbook" fo:color="#000000"/>
    </style:style>
    <style:style style:name="P812" style:parent-style-name="Standard" style:list-style-name="LFO5" style:family="paragraph">
      <style:paragraph-properties fo:text-align="justify" fo:margin-top="0.1in" fo:margin-bottom="0.1in"/>
      <style:text-properties style:font-name="Century Schoolbook" fo:color="#000000"/>
    </style:style>
    <style:style style:name="P813" style:parent-style-name="Standard" style:family="paragraph">
      <style:paragraph-properties fo:text-align="justify" fo:margin-top="0.1in" fo:margin-bottom="0.1in"/>
      <style:text-properties style:font-name="Century Schoolbook" fo:color="#000000"/>
    </style:style>
    <style:style style:name="P814" style:parent-style-name="Standard" style:family="paragraph">
      <style:paragraph-properties fo:text-align="justify" fo:margin-top="0.1in" fo:margin-bottom="0.1in"/>
      <style:text-properties style:font-name="Century Schoolbook"/>
    </style:style>
    <style:style style:name="P815" style:parent-style-name="Standard" style:list-style-name="LFO4" style:family="paragraph">
      <style:paragraph-properties fo:text-align="justify" fo:margin-top="0.1in" fo:margin-bottom="0.1in"/>
      <style:text-properties style:font-name="Century Schoolbook"/>
    </style:style>
    <style:style style:name="P816" style:parent-style-name="Standard" style:family="paragraph">
      <style:paragraph-properties fo:text-align="justify" fo:margin-top="0.1in" fo:margin-bottom="0.1in"/>
      <style:text-properties style:font-name="Century Schoolbook"/>
    </style:style>
    <style:style style:name="P817" style:parent-style-name="Standard" style:family="paragraph">
      <style:paragraph-properties fo:text-align="justify" fo:margin-top="0.1in" fo:margin-bottom="0.1in"/>
      <style:text-properties style:font-name="Century Schoolbook"/>
    </style:style>
    <style:style style:name="P818" style:parent-style-name="Standard" style:family="paragraph">
      <style:paragraph-properties fo:text-align="justify" fo:margin-top="0.1in" fo:margin-bottom="0.1in"/>
      <style:text-properties style:font-name="Century Schoolbook"/>
    </style:style>
    <style:style style:name="P819" style:parent-style-name="Standard" style:family="paragraph">
      <style:paragraph-properties fo:text-align="justify" fo:margin-top="0.1in" fo:margin-bottom="0.1in"/>
      <style:text-properties style:font-name="Century Schoolbook"/>
    </style:style>
    <style:style style:name="P820" style:parent-style-name="Standard" style:family="paragraph">
      <style:paragraph-properties fo:text-align="justify" fo:margin-top="0.1in" fo:margin-bottom="0.1in"/>
      <style:text-properties style:font-name="Century Schoolbook"/>
    </style:style>
    <style:style style:name="P821" style:parent-style-name="Standard" style:family="paragraph">
      <style:paragraph-properties fo:text-align="justify" fo:margin-top="0.1in" fo:margin-bottom="0.1in"/>
      <style:text-properties style:font-name="Century Schoolbook"/>
    </style:style>
    <style:style style:name="P822" style:parent-style-name="Standard" style:family="paragraph">
      <style:paragraph-properties fo:text-align="justify" fo:margin-top="0.1in" fo:margin-bottom="0.1in"/>
      <style:text-properties style:font-name="Century Schoolbook"/>
    </style:style>
    <style:style style:name="P823" style:parent-style-name="Standard" style:family="paragraph">
      <style:paragraph-properties fo:text-align="justify" fo:margin-top="0.1in" fo:margin-bottom="0.1in"/>
      <style:text-properties style:font-name="Century Schoolbook"/>
    </style:style>
    <style:style style:name="P824" style:parent-style-name="Standard" style:family="paragraph">
      <style:paragraph-properties fo:text-align="center" fo:margin-top="0.1in" fo:margin-bottom="0.1in"/>
    </style:style>
    <style:style style:name="T825" style:parent-style-name="DefaultParagraphFont" style:family="text">
      <style:text-properties style:font-name="Century Schoolbook" style:language-complex="ar" style:country-complex="SA"/>
    </style:style>
    <style:style style:name="P826" style:parent-style-name="Standard" style:family="paragraph">
      <style:paragraph-properties fo:text-align="center" fo:margin-top="0.1in" fo:margin-bottom="0.1in"/>
      <style:text-properties style:font-name="Century Schoolbook"/>
    </style:style>
    <style:style style:name="P827" style:parent-style-name="Standard" style:family="paragraph">
      <style:paragraph-properties fo:text-align="justify" fo:margin-top="0.1in" fo:margin-bottom="0.1in"/>
      <style:text-properties style:font-name="Century Schoolbook"/>
    </style:style>
    <style:style style:name="P828" style:parent-style-name="Standard" style:family="paragraph">
      <style:paragraph-properties fo:text-align="justify" fo:margin-top="0.1in" fo:margin-bottom="0.1in"/>
      <style:text-properties style:font-name="Century Schoolbook"/>
    </style:style>
    <style:style style:name="P829" style:parent-style-name="Standard" style:family="paragraph">
      <style:paragraph-properties fo:text-align="justify" fo:margin-top="0.1in" fo:margin-bottom="0.1in"/>
      <style:text-properties style:font-name="Century Schoolbook"/>
    </style:style>
    <style:style style:name="P830" style:parent-style-name="Standard" style:family="paragraph">
      <style:paragraph-properties fo:text-align="justify" fo:margin-top="0.1in" fo:margin-bottom="0.1in"/>
      <style:text-properties style:font-name="Century Schoolbook"/>
    </style:style>
    <style:style style:name="P831"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32"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33"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34" style:parent-style-name="Standard" style:family="paragraph">
      <style:paragraph-properties fo:text-align="justify" fo:margin-top="0.1in" fo:margin-bottom="0.1in" fo:text-indent="0.4923in"/>
      <style:text-properties style:font-name="Century Schoolbook"/>
    </style:style>
    <style:style style:name="P83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36" style:parent-style-name="Standard" style:family="paragraph">
      <style:paragraph-properties fo:text-align="justify" fo:margin-top="0.1in" fo:margin-bottom="0.1in"/>
      <style:text-properties style:font-name="Century Schoolbook"/>
    </style:style>
    <style:style style:name="P837" style:parent-style-name="Standard" style:family="paragraph">
      <style:paragraph-properties fo:text-align="justify" fo:margin-top="0.1in" fo:margin-bottom="0.1in"/>
      <style:text-properties style:font-name="Century Schoolbook"/>
    </style:style>
    <style:style style:name="P838" style:parent-style-name="Standard" style:family="paragraph">
      <style:paragraph-properties fo:text-align="justify" fo:margin-top="0.1in" fo:margin-bottom="0.1in"/>
      <style:text-properties style:font-name="Century Schoolbook"/>
    </style:style>
    <style:style style:name="P839" style:parent-style-name="Standard" style:family="paragraph">
      <style:paragraph-properties fo:text-align="justify" fo:margin-top="0.1in" fo:margin-bottom="0.1in"/>
      <style:text-properties style:font-name="Century Schoolbook"/>
    </style:style>
    <style:style style:name="P840" style:parent-style-name="Standard" style:family="paragraph">
      <style:paragraph-properties fo:text-align="justify" fo:margin-top="0.1in" fo:margin-bottom="0.1in"/>
      <style:text-properties style:font-name="Century Schoolbook"/>
    </style:style>
    <style:style style:name="P841" style:parent-style-name="Standard" style:family="paragraph">
      <style:paragraph-properties fo:text-align="justify" fo:margin-top="0.1in" fo:margin-bottom="0.1in"/>
      <style:text-properties style:font-name="Century Schoolbook"/>
    </style:style>
    <style:style style:name="P842" style:parent-style-name="Standard" style:family="paragraph">
      <style:paragraph-properties fo:text-align="justify" fo:margin-top="0.1in" fo:margin-bottom="0.1in"/>
      <style:text-properties style:font-name="Century Schoolbook"/>
    </style:style>
    <style:style style:name="P843"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47" style:parent-style-name="Standard" style:family="paragraph">
      <style:paragraph-properties fo:text-align="justify" fo:margin-top="0.1in" fo:margin-bottom="0.1in"/>
      <style:text-properties style:font-name="Century Schoolbook"/>
    </style:style>
    <style:style style:name="P848" style:parent-style-name="Standard" style:family="paragraph">
      <style:paragraph-properties fo:text-align="justify" fo:margin-top="0.1in" fo:margin-bottom="0.1in"/>
      <style:text-properties style:font-name="Century Schoolbook"/>
    </style:style>
    <style:style style:name="P849" style:parent-style-name="Standard" style:family="paragraph">
      <style:paragraph-properties fo:text-align="justify" fo:margin-top="0.1in" fo:margin-bottom="0.1in"/>
      <style:text-properties style:font-name="Century Schoolbook"/>
    </style:style>
    <style:style style:name="P850" style:parent-style-name="Standard" style:family="paragraph">
      <style:paragraph-properties fo:text-align="justify" fo:margin-top="0.1in" fo:margin-bottom="0.1in"/>
      <style:text-properties style:font-name="Century Schoolbook"/>
    </style:style>
    <style:style style:name="P851" style:parent-style-name="Standard" style:family="paragraph">
      <style:paragraph-properties fo:text-align="justify" fo:margin-top="0.1in" fo:margin-bottom="0.1in"/>
      <style:text-properties style:font-name="Century Schoolbook"/>
    </style:style>
    <style:style style:name="P852" style:parent-style-name="Standard" style:family="paragraph">
      <style:paragraph-properties fo:text-align="justify" fo:margin-top="0.1in" fo:margin-bottom="0.1in"/>
      <style:text-properties style:font-name="Century Schoolbook"/>
    </style:style>
    <style:style style:name="P853" style:parent-style-name="Standard" style:family="paragraph">
      <style:paragraph-properties fo:text-align="justify" fo:margin-top="0.1in" fo:margin-bottom="0.1in"/>
      <style:text-properties style:font-name="Century Schoolbook"/>
    </style:style>
    <style:style style:name="P854" style:parent-style-name="Standard" style:family="paragraph">
      <style:paragraph-properties fo:text-align="justify" fo:margin-top="0.1in" fo:margin-bottom="0.1in"/>
      <style:text-properties style:font-name="Century Schoolbook"/>
    </style:style>
    <style:style style:name="P855" style:parent-style-name="Standard" style:family="paragraph">
      <style:paragraph-properties fo:text-align="justify" fo:margin-top="0.1in" fo:margin-bottom="0.1in"/>
      <style:text-properties style:font-name="Century Schoolbook"/>
    </style:style>
    <style:style style:name="P856" style:parent-style-name="Standard" style:family="paragraph">
      <style:paragraph-properties fo:text-align="justify" fo:margin-top="0.1in" fo:margin-bottom="0.1in"/>
      <style:text-properties style:font-name="Century Schoolbook"/>
    </style:style>
    <style:style style:name="P857" style:parent-style-name="Standard" style:family="paragraph">
      <style:paragraph-properties fo:text-align="justify" fo:margin-top="0.1in" fo:margin-bottom="0.1in" fo:text-indent="0.4923in"/>
      <style:text-properties style:font-name="Century Schoolbook"/>
    </style:style>
    <style:style style:name="P858" style:parent-style-name="Standard" style:family="paragraph">
      <style:paragraph-properties fo:text-align="justify" fo:margin-top="0.1in" fo:margin-bottom="0.1in" fo:text-indent="0.4923in"/>
      <style:text-properties style:font-name="Century Schoolbook"/>
    </style:style>
    <style:style style:name="P859" style:parent-style-name="Standard" style:family="paragraph">
      <style:paragraph-properties fo:text-align="justify" fo:margin-top="0.1in" fo:margin-bottom="0.1in" fo:text-indent="0.4923in"/>
      <style:text-properties style:font-name="Century Schoolbook"/>
    </style:style>
    <style:style style:name="P860" style:parent-style-name="Standard" style:family="paragraph">
      <style:paragraph-properties fo:text-align="justify" fo:margin-top="0.1in" fo:margin-bottom="0.1in" fo:text-indent="0.4923in"/>
      <style:text-properties style:font-name="Century Schoolbook"/>
    </style:style>
    <style:style style:name="P861" style:parent-style-name="Standard" style:family="paragraph">
      <style:paragraph-properties fo:text-align="justify" fo:margin-top="0.1in" fo:margin-bottom="0.1in" fo:text-indent="0.4923in"/>
      <style:text-properties style:font-name="Century Schoolbook"/>
    </style:style>
    <style:style style:name="P862" style:parent-style-name="Standard" style:family="paragraph">
      <style:paragraph-properties fo:text-align="justify" fo:margin-top="0.1in" fo:margin-bottom="0.1in" fo:text-indent="0.4923in"/>
      <style:text-properties style:font-name="Century Schoolbook"/>
    </style:style>
    <style:style style:name="P863" style:parent-style-name="Standard" style:family="paragraph">
      <style:paragraph-properties fo:text-align="justify" fo:margin-top="0.1in" fo:margin-bottom="0.1in" fo:text-indent="0.4923in"/>
      <style:text-properties style:font-name="Century Schoolbook"/>
    </style:style>
    <style:style style:name="P864" style:parent-style-name="Standard" style:family="paragraph">
      <style:paragraph-properties fo:text-align="justify" fo:margin-top="0.1in" fo:margin-bottom="0.1in" fo:margin-left="0.9847in">
        <style:tab-stops/>
      </style:paragraph-properties>
      <style:text-properties style:font-name="Century Schoolbook"/>
    </style:style>
    <style:style style:name="P865" style:parent-style-name="Standard" style:family="paragraph">
      <style:paragraph-properties fo:text-align="justify" fo:margin-top="0.1in" fo:margin-bottom="0.1in" fo:margin-left="0.9847in">
        <style:tab-stops/>
      </style:paragraph-properties>
      <style:text-properties style:font-name="Century Schoolbook"/>
    </style:style>
    <style:style style:name="P866" style:parent-style-name="Standard" style:family="paragraph">
      <style:paragraph-properties fo:text-align="justify" fo:margin-top="0.1in" fo:margin-bottom="0.1in"/>
      <style:text-properties style:font-name="Century Schoolbook"/>
    </style:style>
    <style:style style:name="P867" style:parent-style-name="Standard" style:family="paragraph">
      <style:paragraph-properties fo:text-align="justify" fo:margin-top="0.1in" fo:margin-bottom="0.1in"/>
      <style:text-properties style:font-name="Century Schoolbook"/>
    </style:style>
    <style:style style:name="P868" style:parent-style-name="Standard" style:family="paragraph">
      <style:paragraph-properties fo:text-align="justify" fo:margin-top="0.1in" fo:margin-bottom="0.1in"/>
      <style:text-properties style:font-name="Century Schoolbook"/>
    </style:style>
    <style:style style:name="P869" style:parent-style-name="Standard" style:family="paragraph">
      <style:paragraph-properties fo:text-align="justify" fo:margin-top="0.1in" fo:margin-bottom="0.1in"/>
      <style:text-properties style:font-name="Century Schoolbook"/>
    </style:style>
    <style:style style:name="P870" style:parent-style-name="Standard" style:family="paragraph">
      <style:paragraph-properties fo:text-align="justify" fo:margin-top="0.1in" fo:margin-bottom="0.1in" fo:text-indent="0.4923in"/>
      <style:text-properties style:font-name="Century Schoolbook"/>
    </style:style>
    <style:style style:name="P871" style:parent-style-name="Standard" style:family="paragraph">
      <style:paragraph-properties fo:text-align="justify" fo:margin-top="0.1in" fo:margin-bottom="0.1in" fo:text-indent="0.4923in"/>
      <style:text-properties style:font-name="Century Schoolbook"/>
    </style:style>
    <style:style style:name="P872" style:parent-style-name="Standard" style:family="paragraph">
      <style:paragraph-properties fo:text-align="justify" fo:margin-top="0.1in" fo:margin-bottom="0.1in" fo:text-indent="0.4923in"/>
      <style:text-properties style:font-name="Century Schoolbook"/>
    </style:style>
    <style:style style:name="P873" style:parent-style-name="Standard" style:family="paragraph">
      <style:paragraph-properties fo:text-align="justify" fo:margin-top="0.1in" fo:margin-bottom="0.1in" fo:text-indent="0.4923in"/>
      <style:text-properties style:font-name="Century Schoolbook"/>
    </style:style>
    <style:style style:name="P874"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75"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76"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77"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78" style:parent-style-name="Standard" style:family="paragraph">
      <style:paragraph-properties fo:text-align="justify" fo:margin-top="0.1in" fo:margin-bottom="0.1in" fo:margin-left="1.477in" fo:text-indent="0.4923in">
        <style:tab-stops/>
      </style:paragraph-properties>
      <style:text-properties style:font-name="Century Schoolbook"/>
    </style:style>
    <style:style style:name="P879"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0"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1"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882"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3" style:parent-style-name="Standard" style:family="paragraph">
      <style:paragraph-properties fo:text-align="justify" fo:margin-top="0.1in" fo:margin-bottom="0.1in" fo:margin-left="0.4923in" fo:text-indent="0.4923in">
        <style:tab-stops/>
      </style:paragraph-properties>
      <style:text-properties style:font-name="Century Schoolbook"/>
    </style:style>
    <style:style style:name="P884" style:parent-style-name="Standard" style:family="paragraph">
      <style:paragraph-properties fo:text-align="justify" fo:margin-top="0.1in" fo:margin-bottom="0.1in"/>
      <style:text-properties style:font-name="Century Schoolbook"/>
    </style:style>
    <style:style style:name="P885" style:parent-style-name="Standard" style:family="paragraph">
      <style:paragraph-properties fo:text-align="justify" fo:margin-top="0.1in" fo:margin-bottom="0.1in"/>
      <style:text-properties style:font-name="Century Schoolbook"/>
    </style:style>
    <style:style style:name="P886" style:parent-style-name="Standard" style:family="paragraph">
      <style:paragraph-properties fo:text-align="justify" fo:margin-top="0.1in" fo:margin-bottom="0.1in"/>
      <style:text-properties style:font-name="Century Schoolbook"/>
    </style:style>
    <style:style style:name="P887" style:parent-style-name="Standard" style:family="paragraph">
      <style:paragraph-properties fo:text-align="justify" fo:margin-top="0.1in" fo:margin-bottom="0.1in"/>
      <style:text-properties style:font-name="Century Schoolbook"/>
    </style:style>
    <style:style style:name="P888" style:parent-style-name="Standard" style:family="paragraph">
      <style:paragraph-properties fo:text-align="justify" fo:margin-top="0.1in" fo:margin-bottom="0.1in"/>
      <style:text-properties style:font-name="Century Schoolbook"/>
    </style:style>
    <style:style style:name="P889" style:parent-style-name="Standard" style:family="paragraph">
      <style:paragraph-properties fo:text-align="justify" fo:margin-top="0.1in" fo:margin-bottom="0.1in"/>
      <style:text-properties style:font-name="Century Schoolbook"/>
    </style:style>
    <style:style style:name="P890" style:parent-style-name="Standard" style:family="paragraph">
      <style:paragraph-properties fo:text-align="justify" fo:margin-top="0.1in" fo:margin-bottom="0.1in" fo:margin-left="0.9847in" fo:text-indent="0.4923in">
        <style:tab-stops/>
      </style:paragraph-properties>
      <style:text-properties style:font-name="Century Schoolbook"/>
    </style:style>
    <style:style style:name="P891" style:parent-style-name="Standard" style:family="paragraph">
      <style:paragraph-properties fo:text-align="justify" fo:margin-top="0.1in" fo:margin-bottom="0.1in"/>
      <style:text-properties style:font-name="Century Schoolbook"/>
    </style:style>
    <style:style style:name="P892" style:parent-style-name="Standard" style:family="paragraph">
      <style:paragraph-properties fo:text-align="justify" fo:margin-top="0.1in" fo:margin-bottom="0.1in"/>
      <style:text-properties style:font-name="Century Schoolbook"/>
    </style:style>
    <style:style style:name="P893" style:parent-style-name="Standard" style:family="paragraph">
      <style:paragraph-properties fo:text-align="justify" fo:margin-top="0.1in" fo:margin-bottom="0.1in"/>
      <style:text-properties style:font-name="Century Schoolbook"/>
    </style:style>
    <style:style style:name="P894" style:parent-style-name="Standard" style:family="paragraph">
      <style:paragraph-properties fo:text-align="justify" fo:margin-top="0.1in" fo:margin-bottom="0.1in"/>
      <style:text-properties style:font-name="Century Schoolbook"/>
    </style:style>
    <style:style style:name="P895" style:parent-style-name="Standard" style:family="paragraph">
      <style:paragraph-properties fo:text-align="justify" fo:margin-top="0.1in" fo:margin-bottom="0.1in"/>
      <style:text-properties style:font-name="Century Schoolbook"/>
    </style:style>
    <style:style style:name="P896" style:parent-style-name="Standard" style:family="paragraph">
      <style:paragraph-properties fo:text-align="justify" fo:margin-top="0.1in" fo:margin-bottom="0.1in"/>
      <style:text-properties style:font-name="Century Schoolbook"/>
    </style:style>
    <style:style style:name="P897" style:parent-style-name="Standard" style:family="paragraph">
      <style:paragraph-properties fo:text-align="justify" fo:margin-top="0.1in" fo:margin-bottom="0.1in"/>
      <style:text-properties style:font-name="Century Schoolbook"/>
    </style:style>
    <style:style style:name="P898" style:parent-style-name="Standard" style:family="paragraph">
      <style:paragraph-properties fo:text-align="justify" fo:margin-top="0.1in" fo:margin-bottom="0.1in"/>
      <style:text-properties style:font-name="Century Schoolbook"/>
    </style:style>
    <style:style style:name="P899" style:parent-style-name="Standard" style:family="paragraph">
      <style:paragraph-properties fo:text-align="justify" fo:margin-top="0.1in" fo:margin-bottom="0.1in"/>
      <style:text-properties style:font-name="Century Schoolbook"/>
    </style:style>
    <style:style style:name="P900" style:parent-style-name="Standard" style:family="paragraph">
      <style:paragraph-properties fo:text-align="justify" fo:margin-top="0.1in" fo:margin-bottom="0.1in"/>
    </style:style>
    <style:style style:name="T901" style:parent-style-name="DefaultParagraphFont" style:family="text">
      <style:text-properties style:font-name="Century Schoolbook"/>
    </style:style>
    <style:style style:name="T902" style:parent-style-name="DefaultParagraphFont" style:family="text">
      <style:text-properties style:font-name="Century Schoolbook" style:font-name-asian="Wingdings" style:font-name-complex="Wingdings"/>
    </style:style>
    <style:style style:name="P903" style:parent-style-name="Standard" style:family="paragraph">
      <style:paragraph-properties fo:text-align="center" fo:margin-top="0.1in" fo:margin-bottom="0.1in"/>
      <style:text-properties style:font-name="Century Schoolbook"/>
    </style:style>
    <style:style style:name="P904" style:parent-style-name="Standard" style:family="paragraph">
      <style:paragraph-properties fo:text-align="justify" fo:margin-top="0.1in" fo:margin-bottom="0.1in"/>
      <style:text-properties style:font-name="Century Schoolbook"/>
    </style:style>
    <style:style style:name="P905" style:parent-style-name="Standard" style:list-style-name="LFO4" style:family="paragraph">
      <style:paragraph-properties fo:text-align="justify" fo:margin-top="0.1in" fo:margin-bottom="0.1in"/>
      <style:text-properties style:font-name="Century Schoolbook"/>
    </style:style>
    <style:style style:name="P906" style:parent-style-name="Standard" style:family="paragraph">
      <style:paragraph-properties fo:text-align="justify" fo:margin-top="0.1in" fo:margin-bottom="0.1in"/>
      <style:text-properties style:font-name="Century Schoolbook"/>
    </style:style>
    <style:style style:name="P907" style:parent-style-name="Standard" style:list-style-name="LFO5" style:family="paragraph">
      <style:paragraph-properties fo:text-align="justify" fo:margin-top="0.1in" fo:margin-bottom="0.1in"/>
      <style:text-properties style:font-name="Century Schoolbook"/>
    </style:style>
    <style:style style:name="P908" style:parent-style-name="Standard" style:list-style-name="LFO5" style:family="paragraph">
      <style:paragraph-properties fo:text-align="justify" fo:margin-top="0.1in" fo:margin-bottom="0.1in"/>
      <style:text-properties style:font-name="Century Schoolbook"/>
    </style:style>
    <style:style style:name="P909" style:parent-style-name="Standard" style:family="paragraph">
      <style:paragraph-properties fo:text-align="justify" fo:margin-top="0.1in" fo:margin-bottom="0.1in"/>
      <style:text-properties style:font-name="Century Schoolbook"/>
    </style:style>
    <style:style style:name="P910" style:parent-style-name="Standard" style:family="paragraph">
      <style:paragraph-properties fo:text-align="justify" fo:margin-top="0.1in" fo:margin-bottom="0.1in"/>
      <style:text-properties style:font-name="Century Schoolbook"/>
    </style:style>
    <style:style style:name="P911" style:parent-style-name="Standard" style:family="paragraph">
      <style:paragraph-properties fo:text-align="justify" fo:margin-top="0.1in" fo:margin-bottom="0.1in"/>
      <style:text-properties style:font-name="Century Schoolbook"/>
    </style:style>
    <style:style style:name="P912" style:parent-style-name="Standard" style:family="paragraph">
      <style:paragraph-properties fo:text-align="justify" fo:margin-top="0.1in" fo:margin-bottom="0.1in"/>
      <style:text-properties style:font-name="Century Schoolbook"/>
    </style:style>
    <style:style style:name="P913" style:parent-style-name="Standard" style:family="paragraph">
      <style:paragraph-properties fo:text-align="justify" fo:margin-top="0.1in" fo:margin-bottom="0.1in"/>
      <style:text-properties style:font-name="Century Schoolbook"/>
    </style:style>
    <style:style style:name="P914" style:parent-style-name="Standard" style:family="paragraph">
      <style:paragraph-properties fo:text-align="justify" fo:margin-top="0.1in" fo:margin-bottom="0.1in"/>
      <style:text-properties style:font-name="Century Schoolbook"/>
    </style:style>
    <style:style style:name="P915" style:parent-style-name="Standard" style:family="paragraph">
      <style:paragraph-properties fo:text-align="justify" fo:margin-top="0.1in" fo:margin-bottom="0.1in"/>
      <style:text-properties style:font-name="Century Schoolbook"/>
    </style:style>
    <style:style style:name="P916" style:parent-style-name="Standard" style:family="paragraph">
      <style:paragraph-properties fo:text-align="justify" fo:margin-top="0.1in" fo:margin-bottom="0.1in"/>
      <style:text-properties style:font-name="Century Schoolbook"/>
    </style:style>
    <style:style style:name="P917" style:parent-style-name="Standard" style:family="paragraph">
      <style:paragraph-properties fo:text-align="justify" fo:margin-top="0.1in" fo:margin-bottom="0.1in"/>
      <style:text-properties style:font-name="Century Schoolbook"/>
    </style:style>
    <style:style style:name="P918" style:parent-style-name="Standard" style:family="paragraph">
      <style:paragraph-properties fo:text-align="justify" fo:margin-top="0.1in" fo:margin-bottom="0.1in"/>
      <style:text-properties style:font-name="Century Schoolbook"/>
    </style:style>
    <style:style style:name="P919" style:parent-style-name="Standard" style:family="paragraph">
      <style:paragraph-properties fo:text-align="justify" fo:margin-top="0.1in" fo:margin-bottom="0.1in"/>
      <style:text-properties style:font-name="Century Schoolbook"/>
    </style:style>
    <style:style style:name="P920" style:parent-style-name="Standard" style:family="paragraph">
      <style:paragraph-properties fo:text-align="justify" fo:margin-top="0.1in" fo:margin-bottom="0.1in"/>
      <style:text-properties style:font-name="Century Schoolbook"/>
    </style:style>
    <style:style style:name="P921" style:parent-style-name="Standard" style:family="paragraph">
      <style:paragraph-properties fo:text-align="justify" fo:margin-top="0.1in" fo:margin-bottom="0.1in"/>
      <style:text-properties style:font-name="Century Schoolbook"/>
    </style:style>
    <style:style style:name="P922" style:parent-style-name="Standard" style:family="paragraph">
      <style:paragraph-properties fo:text-align="justify" fo:margin-top="0.1in" fo:margin-bottom="0.1in"/>
      <style:text-properties style:font-name="Century Schoolbook"/>
    </style:style>
    <style:style style:name="P923" style:parent-style-name="Standard" style:family="paragraph">
      <style:paragraph-properties fo:text-align="justify" fo:margin-top="0.1in" fo:margin-bottom="0.1in"/>
      <style:text-properties style:font-name="Century Schoolbook"/>
    </style:style>
    <style:style style:name="P924" style:parent-style-name="Standard" style:family="paragraph">
      <style:paragraph-properties fo:text-align="justify" fo:margin-top="0.1in" fo:margin-bottom="0.1in"/>
      <style:text-properties style:font-name="Century Schoolbook"/>
    </style:style>
    <style:style style:name="P925" style:parent-style-name="Standard" style:family="paragraph">
      <style:paragraph-properties fo:text-align="justify" fo:margin-top="0.1in" fo:margin-bottom="0.1in"/>
      <style:text-properties style:font-name="Century Schoolbook"/>
    </style:style>
    <style:style style:name="P926" style:parent-style-name="Standard" style:family="paragraph">
      <style:paragraph-properties fo:text-align="justify" fo:margin-top="0.1in" fo:margin-bottom="0.1in"/>
      <style:text-properties style:font-name="Century Schoolbook"/>
    </style:style>
    <style:style style:name="P927" style:parent-style-name="Standard" style:family="paragraph">
      <style:paragraph-properties fo:text-align="justify" fo:margin-top="0.1in" fo:margin-bottom="0.1in"/>
      <style:text-properties style:font-name="Century Schoolbook"/>
    </style:style>
    <style:style style:name="P928" style:parent-style-name="Standard" style:family="paragraph">
      <style:paragraph-properties fo:text-align="justify" fo:margin-top="0.1in" fo:margin-bottom="0.1in"/>
      <style:text-properties style:font-name="Century Schoolbook"/>
    </style:style>
    <style:style style:name="P92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37" style:parent-style-name="Standard" style:family="paragraph">
      <style:paragraph-properties fo:text-align="justify" fo:margin-top="0.1in" fo:margin-bottom="0.1in"/>
      <style:text-properties style:font-name="Century Schoolbook"/>
    </style:style>
    <style:style style:name="P938" style:parent-style-name="Standard" style:family="paragraph">
      <style:paragraph-properties fo:text-align="justify" fo:margin-top="0.1in" fo:margin-bottom="0.1in"/>
      <style:text-properties style:font-name="Century Schoolbook"/>
    </style:style>
    <style:style style:name="P939" style:parent-style-name="Standard" style:family="paragraph">
      <style:paragraph-properties fo:text-align="justify" fo:margin-top="0.1in" fo:margin-bottom="0.1in"/>
      <style:text-properties style:font-name="Century Schoolbook"/>
    </style:style>
    <style:style style:name="P940" style:parent-style-name="Standard" style:family="paragraph">
      <style:paragraph-properties fo:border="0.0069in solid #000000" fo:padding-top="0.0138in" fo:padding-left="0.0555in" fo:padding-bottom="0.0138in" fo:padding-right="0.0555in" style:shadow="none" fo:text-align="center" fo:margin-top="0.1in" fo:margin-bottom="0.1in"/>
      <style:text-properties style:font-name="Century Schoolbook"/>
    </style:style>
    <style:style style:name="P941" style:parent-style-name="Standard" style:family="paragraph">
      <style:paragraph-properties fo:text-align="justify" fo:margin-top="0.1in" fo:margin-bottom="0.1in"/>
      <style:text-properties style:font-name="Century Schoolbook"/>
    </style:style>
    <style:style style:name="P942" style:parent-style-name="Standard" style:family="paragraph">
      <style:paragraph-properties fo:text-align="justify" fo:margin-top="0.1in" fo:margin-bottom="0.1in"/>
      <style:text-properties style:font-name="Century Schoolbook"/>
    </style:style>
    <style:style style:name="P943" style:parent-style-name="Standard" style:family="paragraph">
      <style:paragraph-properties fo:text-align="justify" fo:margin-top="0.1in" fo:margin-bottom="0.1in"/>
      <style:text-properties style:font-name="Century Schoolbook"/>
    </style:style>
    <style:style style:name="P944" style:parent-style-name="Standard" style:family="paragraph">
      <style:paragraph-properties fo:text-align="justify" fo:margin-top="0.1in" fo:margin-bottom="0.1in"/>
      <style:text-properties style:font-name="Century Schoolbook"/>
    </style:style>
    <style:style style:name="P945" style:parent-style-name="Standard" style:family="paragraph">
      <style:paragraph-properties fo:text-align="justify" fo:margin-top="0.1in" fo:margin-bottom="0.1in"/>
      <style:text-properties style:font-name="Century Schoolbook"/>
    </style:style>
    <style:style style:name="P9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55" style:parent-style-name="Standard" style:family="paragraph">
      <style:paragraph-properties fo:text-align="justify" fo:margin-top="0.1in" fo:margin-bottom="0.1in"/>
      <style:text-properties style:font-name="Century Schoolbook"/>
    </style:style>
    <style:style style:name="P956" style:parent-style-name="Standard" style:family="paragraph">
      <style:paragraph-properties fo:text-align="justify" fo:margin-top="0.1in" fo:margin-bottom="0.1in"/>
      <style:text-properties style:font-name="Century Schoolbook"/>
    </style:style>
    <style:style style:name="P957" style:parent-style-name="Standard" style:family="paragraph">
      <style:paragraph-properties fo:text-align="justify" fo:margin-top="0.1in" fo:margin-bottom="0.1in"/>
      <style:text-properties style:font-name="Century Schoolbook"/>
    </style:style>
    <style:style style:name="P958" style:parent-style-name="Standard" style:family="paragraph">
      <style:paragraph-properties fo:text-align="justify" fo:margin-top="0.1in" fo:margin-bottom="0.1in"/>
      <style:text-properties style:font-name="Century Schoolbook"/>
    </style:style>
    <style:style style:name="P95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6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70" style:parent-style-name="Standard" style:family="paragraph">
      <style:paragraph-properties fo:text-align="justify" fo:margin-top="0.1in" fo:margin-bottom="0.1in"/>
      <style:text-properties style:font-name="Century Schoolbook"/>
    </style:style>
    <style:style style:name="P971" style:parent-style-name="Standard" style:family="paragraph">
      <style:paragraph-properties fo:text-align="justify" fo:margin-top="0.1in" fo:margin-bottom="0.1in"/>
      <style:text-properties style:font-name="Century Schoolbook"/>
    </style:style>
    <style:style style:name="P972" style:parent-style-name="Standard" style:family="paragraph">
      <style:paragraph-properties fo:text-align="justify" fo:margin-top="0.1in" fo:margin-bottom="0.1in"/>
    </style:style>
    <style:style style:name="T973" style:parent-style-name="DefaultParagraphFont" style:family="text">
      <style:text-properties style:font-name="Century Schoolbook"/>
    </style:style>
    <style:style style:name="T974" style:parent-style-name="DefaultParagraphFont" style:family="text">
      <style:text-properties style:font-name="Century Schoolbook"/>
    </style:style>
    <style:style style:name="T975" style:parent-style-name="DefaultParagraphFont" style:family="text">
      <style:text-properties style:font-name="Century Schoolbook"/>
    </style:style>
    <style:style style:name="T976" style:parent-style-name="DefaultParagraphFont" style:family="text">
      <style:text-properties style:font-name="Century Schoolbook"/>
    </style:style>
    <style:style style:name="T977" style:parent-style-name="DefaultParagraphFont" style:family="text">
      <style:text-properties style:font-name="Century Schoolbook"/>
    </style:style>
    <style:style style:name="T978" style:parent-style-name="DefaultParagraphFont" style:family="text">
      <style:text-properties style:font-name="Century Schoolbook"/>
    </style:style>
    <style:style style:name="T979" style:parent-style-name="DefaultParagraphFont" style:family="text">
      <style:text-properties style:font-name="Century Schoolbook"/>
    </style:style>
    <style:style style:name="T980" style:parent-style-name="DefaultParagraphFont" style:family="text">
      <style:text-properties style:font-name="Century Schoolbook"/>
    </style:style>
    <style:style style:name="T981" style:parent-style-name="DefaultParagraphFont" style:family="text">
      <style:text-properties style:font-name="Century Schoolbook"/>
    </style:style>
    <style:style style:name="T982" style:parent-style-name="DefaultParagraphFont" style:family="text">
      <style:text-properties style:font-name="Century Schoolbook"/>
    </style:style>
    <style:style style:name="P983" style:parent-style-name="Standard" style:family="paragraph">
      <style:paragraph-properties fo:text-align="center" fo:margin-top="0.1in" fo:margin-bottom="0.1in"/>
    </style:style>
    <style:style style:name="T984" style:parent-style-name="DefaultParagraphFont" style:family="text">
      <style:text-properties style:font-name="Century Schoolbook" style:language-complex="ar" style:country-complex="SA"/>
    </style:style>
    <style:style style:name="P985" style:parent-style-name="Standard" style:family="paragraph">
      <style:paragraph-properties fo:text-align="justify" fo:margin-top="0.1in" fo:margin-bottom="0.1in"/>
      <style:text-properties style:font-name="Century Schoolbook"/>
    </style:style>
    <style:style style:name="P986" style:parent-style-name="Standard" style:family="paragraph">
      <style:paragraph-properties fo:text-align="center" fo:margin-top="0.1in" fo:margin-bottom="0.1in"/>
      <style:text-properties style:font-name="Century Schoolbook"/>
    </style:style>
    <style:style style:name="P98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8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8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997" style:parent-style-name="Standard" style:family="paragraph">
      <style:paragraph-properties fo:text-align="justify" fo:margin-top="0.1in" fo:margin-bottom="0.1in"/>
      <style:text-properties style:font-name="Century Schoolbook"/>
    </style:style>
    <style:style style:name="P998" style:parent-style-name="Standard" style:family="paragraph">
      <style:paragraph-properties fo:text-align="justify" fo:margin-top="0.1in" fo:margin-bottom="0.1in"/>
      <style:text-properties style:font-name="Century Schoolbook"/>
    </style:style>
    <style:style style:name="P99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0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1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2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3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56" style:parent-style-name="Standard" style:family="paragraph">
      <style:paragraph-properties fo:text-align="justify" fo:margin-top="0.1in" fo:margin-bottom="0.1in"/>
      <style:text-properties style:font-name="Century Schoolbook"/>
    </style:style>
    <style:style style:name="P1057" style:parent-style-name="Standard" style:family="paragraph">
      <style:paragraph-properties fo:text-align="justify" fo:margin-top="0.1in" fo:margin-bottom="0.1in"/>
      <style:text-properties style:font-name="Century Schoolbook"/>
    </style:style>
    <style:style style:name="P1058" style:parent-style-name="Standard" style:family="paragraph">
      <style:paragraph-properties fo:text-align="justify" fo:margin-top="0.1in" fo:margin-bottom="0.1in"/>
      <style:text-properties style:font-name="Century Schoolbook"/>
    </style:style>
    <style:style style:name="P1059" style:parent-style-name="Standard" style:family="paragraph">
      <style:paragraph-properties fo:text-align="justify" fo:margin-top="0.1in" fo:margin-bottom="0.1in"/>
      <style:text-properties style:font-name="Century Schoolbook"/>
    </style:style>
    <style:style style:name="P1060" style:parent-style-name="Standard" style:family="paragraph">
      <style:paragraph-properties fo:text-align="justify" fo:margin-top="0.1in" fo:margin-bottom="0.1in"/>
      <style:text-properties style:font-name="Century Schoolbook"/>
    </style:style>
    <style:style style:name="P1061" style:parent-style-name="Standard" style:list-style-name="LFO5" style:family="paragraph">
      <style:paragraph-properties fo:text-align="justify" fo:margin-top="0.1in" fo:margin-bottom="0.1in"/>
      <style:text-properties style:font-name="Century Schoolbook"/>
    </style:style>
    <style:style style:name="P1062" style:parent-style-name="Standard" style:list-style-name="LFO5" style:family="paragraph">
      <style:paragraph-properties fo:text-align="justify" fo:margin-top="0.1in" fo:margin-bottom="0.1in"/>
      <style:text-properties style:font-name="Century Schoolbook"/>
    </style:style>
    <style:style style:name="P1063" style:parent-style-name="Standard" style:list-style-name="LFO5" style:family="paragraph">
      <style:paragraph-properties fo:text-align="justify" fo:margin-top="0.1in" fo:margin-bottom="0.1in"/>
      <style:text-properties style:font-name="Century Schoolbook"/>
    </style:style>
    <style:style style:name="P1064" style:parent-style-name="Standard" style:family="paragraph">
      <style:paragraph-properties fo:text-align="justify" fo:margin-top="0.1in" fo:margin-bottom="0.1in"/>
      <style:text-properties style:font-name="Century Schoolbook"/>
    </style:style>
    <style:style style:name="P1065" style:parent-style-name="Standard" style:family="paragraph">
      <style:paragraph-properties fo:text-align="justify" fo:margin-top="0.1in" fo:margin-bottom="0.1in"/>
      <style:text-properties style:font-name="Century Schoolbook"/>
    </style:style>
    <style:style style:name="P1066" style:parent-style-name="Standard" style:family="paragraph">
      <style:paragraph-properties fo:text-align="justify" fo:margin-top="0.1in" fo:margin-bottom="0.1in"/>
      <style:text-properties style:font-name="Century Schoolbook"/>
    </style:style>
    <style:style style:name="P1067" style:parent-style-name="Standard" style:family="paragraph">
      <style:paragraph-properties fo:text-align="justify" fo:margin-top="0.1in" fo:margin-bottom="0.1in"/>
      <style:text-properties style:font-name="Century Schoolbook"/>
    </style:style>
    <style:style style:name="P1068" style:parent-style-name="Standard" style:family="paragraph">
      <style:paragraph-properties fo:border="0.0069in solid #000000" fo:padding="0.0138in" style:shadow="none" fo:text-align="justify" fo:margin-top="0.1in" fo:margin-bottom="0.1in"/>
      <style:text-properties style:font-name="Century Schoolbook"/>
    </style:style>
    <style:style style:name="P1069" style:parent-style-name="Standard" style:family="paragraph">
      <style:paragraph-properties fo:border="0.0069in solid #000000" fo:padding="0.0138in" style:shadow="none" fo:text-align="justify" fo:margin-top="0.1in" fo:margin-bottom="0.1in"/>
      <style:text-properties style:font-name="Century Schoolbook"/>
    </style:style>
    <style:style style:name="P1070" style:parent-style-name="Standard" style:family="paragraph">
      <style:paragraph-properties fo:border="0.0069in solid #000000" fo:padding="0.0138in" style:shadow="none" fo:text-align="justify" fo:margin-top="0.1in" fo:margin-bottom="0.1in"/>
      <style:text-properties style:font-name="Century Schoolbook"/>
    </style:style>
    <style:style style:name="P1071" style:parent-style-name="Standard" style:family="paragraph">
      <style:paragraph-properties fo:border="0.0069in solid #000000" fo:padding="0.0138in" style:shadow="none" fo:text-align="justify" fo:margin-top="0.1in" fo:margin-bottom="0.1in"/>
      <style:text-properties style:font-name="Century Schoolbook"/>
    </style:style>
    <style:style style:name="P1072" style:parent-style-name="Standard" style:family="paragraph">
      <style:paragraph-properties fo:border="0.0069in solid #000000" fo:padding="0.0138in" style:shadow="none" fo:text-align="justify" fo:margin-top="0.1in" fo:margin-bottom="0.1in"/>
      <style:text-properties style:font-name="Century Schoolbook"/>
    </style:style>
    <style:style style:name="P1073" style:parent-style-name="Standard" style:family="paragraph">
      <style:paragraph-properties fo:border="0.0069in solid #000000" fo:padding="0.0138in" style:shadow="none" fo:text-align="justify" fo:margin-top="0.1in" fo:margin-bottom="0.1in"/>
      <style:text-properties style:font-name="Century Schoolbook"/>
    </style:style>
    <style:style style:name="P1074" style:parent-style-name="Standard" style:family="paragraph">
      <style:paragraph-properties fo:border="0.0069in solid #000000" fo:padding="0.0138in" style:shadow="none" fo:text-align="justify" fo:margin-top="0.1in" fo:margin-bottom="0.1in"/>
      <style:text-properties style:font-name="Century Schoolbook"/>
    </style:style>
    <style:style style:name="P1075" style:parent-style-name="Standard" style:family="paragraph">
      <style:paragraph-properties fo:border="0.0069in solid #000000" fo:padding="0.0138in" style:shadow="none" fo:text-align="justify" fo:margin-top="0.1in" fo:margin-bottom="0.1in"/>
      <style:text-properties style:font-name="Century Schoolbook"/>
    </style:style>
    <style:style style:name="P1076" style:parent-style-name="Standard" style:family="paragraph">
      <style:paragraph-properties fo:border="0.0069in solid #000000" fo:padding="0.0138in" style:shadow="none" fo:text-align="justify" fo:margin-top="0.1in" fo:margin-bottom="0.1in"/>
      <style:text-properties style:font-name="Century Schoolbook"/>
    </style:style>
    <style:style style:name="P1077" style:parent-style-name="Standard" style:family="paragraph">
      <style:paragraph-properties fo:border="0.0069in solid #000000" fo:padding="0.0138in" style:shadow="none" fo:text-align="justify" fo:margin-top="0.1in" fo:margin-bottom="0.1in"/>
      <style:text-properties style:font-name="Century Schoolbook"/>
    </style:style>
    <style:style style:name="P1078" style:parent-style-name="Standard" style:family="paragraph">
      <style:paragraph-properties fo:border="0.0069in solid #000000" fo:padding="0.0138in" style:shadow="none" fo:text-align="justify" fo:margin-top="0.1in" fo:margin-bottom="0.1in"/>
      <style:text-properties style:font-name="Century Schoolbook"/>
    </style:style>
    <style:style style:name="P1079" style:parent-style-name="Standard" style:family="paragraph">
      <style:paragraph-properties fo:border="0.0069in solid #000000" fo:padding="0.0138in" style:shadow="none" fo:text-align="justify" fo:margin-top="0.1in" fo:margin-bottom="0.1in"/>
      <style:text-properties style:font-name="Century Schoolbook"/>
    </style:style>
    <style:style style:name="P1080" style:parent-style-name="Standard" style:family="paragraph">
      <style:paragraph-properties fo:border="0.0069in solid #000000" fo:padding="0.0138in" style:shadow="none" fo:text-align="justify" fo:margin-top="0.1in" fo:margin-bottom="0.1in"/>
      <style:text-properties style:font-name="Century Schoolbook"/>
    </style:style>
    <style:style style:name="P1081" style:parent-style-name="Standard" style:family="paragraph">
      <style:paragraph-properties fo:border="0.0069in solid #000000" fo:padding="0.0138in" style:shadow="none" fo:text-align="justify" fo:margin-top="0.1in" fo:margin-bottom="0.1in"/>
      <style:text-properties style:font-name="Century Schoolbook"/>
    </style:style>
    <style:style style:name="P1082" style:parent-style-name="Standard" style:family="paragraph">
      <style:paragraph-properties fo:border="0.0069in solid #000000" fo:padding="0.0138in" style:shadow="none" fo:text-align="justify" fo:margin-top="0.1in" fo:margin-bottom="0.1in"/>
      <style:text-properties style:font-name="Century Schoolbook"/>
    </style:style>
    <style:style style:name="P1083" style:parent-style-name="Standard" style:family="paragraph">
      <style:paragraph-properties fo:border="0.0069in solid #000000" fo:padding="0.0138in" style:shadow="none" fo:text-align="justify" fo:margin-top="0.1in" fo:margin-bottom="0.1in"/>
      <style:text-properties style:font-name="Century Schoolbook"/>
    </style:style>
    <style:style style:name="P1084" style:parent-style-name="Standard" style:family="paragraph">
      <style:paragraph-properties fo:text-align="justify" fo:margin-top="0.1in" fo:margin-bottom="0.1in"/>
      <style:text-properties style:font-name="Century Schoolbook"/>
    </style:style>
    <style:style style:name="P1085" style:parent-style-name="Standard" style:family="paragraph">
      <style:paragraph-properties fo:text-align="justify" fo:margin-top="0.1in" fo:margin-bottom="0.1in"/>
      <style:text-properties style:font-name="Century Schoolbook"/>
    </style:style>
    <style:style style:name="P1086" style:parent-style-name="Standard" style:list-style-name="LFO5" style:family="paragraph">
      <style:paragraph-properties fo:text-align="justify" fo:margin-top="0.1in" fo:margin-bottom="0.1in"/>
      <style:text-properties style:font-name="Century Schoolbook"/>
    </style:style>
    <style:style style:name="P1087" style:parent-style-name="Standard" style:list-style-name="LFO5" style:family="paragraph">
      <style:paragraph-properties fo:text-align="justify" fo:margin-top="0.1in" fo:margin-bottom="0.1in"/>
      <style:text-properties style:font-name="Century Schoolbook"/>
    </style:style>
    <style:style style:name="P1088" style:parent-style-name="Standard" style:list-style-name="LFO5" style:family="paragraph">
      <style:paragraph-properties fo:text-align="justify" fo:margin-top="0.1in" fo:margin-bottom="0.1in"/>
      <style:text-properties style:font-name="Century Schoolbook"/>
    </style:style>
    <style:style style:name="P1089" style:parent-style-name="Standard" style:list-style-name="LFO5" style:family="paragraph">
      <style:paragraph-properties fo:text-align="justify" fo:margin-top="0.1in" fo:margin-bottom="0.1in"/>
      <style:text-properties style:font-name="Century Schoolbook"/>
    </style:style>
    <style:style style:name="P1090" style:parent-style-name="Standard" style:list-style-name="LFO5" style:family="paragraph">
      <style:paragraph-properties fo:text-align="justify" fo:margin-top="0.1in" fo:margin-bottom="0.1in"/>
      <style:text-properties style:font-name="Century Schoolbook"/>
    </style:style>
    <style:style style:name="P1091" style:parent-style-name="Standard" style:list-style-name="LFO5" style:family="paragraph">
      <style:paragraph-properties fo:text-align="justify" fo:margin-top="0.1in" fo:margin-bottom="0.1in"/>
      <style:text-properties style:font-name="Century Schoolbook"/>
    </style:style>
    <style:style style:name="P1092" style:parent-style-name="Standard" style:family="paragraph">
      <style:paragraph-properties fo:text-align="justify" fo:margin-top="0.1in" fo:margin-bottom="0.1in" fo:margin-left="1.2423in">
        <style:tab-stops/>
      </style:paragraph-properties>
      <style:text-properties style:font-name="Century Schoolbook"/>
    </style:style>
    <style:style style:name="P1093" style:parent-style-name="Standard" style:family="paragraph">
      <style:paragraph-properties fo:text-align="justify" fo:margin-top="0.1in" fo:margin-bottom="0.1in"/>
      <style:text-properties style:font-name="Century Schoolbook"/>
    </style:style>
    <style:style style:name="P1094" style:parent-style-name="Standard" style:family="paragraph">
      <style:paragraph-properties fo:text-align="justify" fo:margin-top="0.1in" fo:margin-bottom="0.1in"/>
      <style:text-properties style:font-name="Century Schoolbook"/>
    </style:style>
    <style:style style:name="P1095" style:parent-style-name="Standard" style:family="paragraph">
      <style:paragraph-properties fo:text-align="justify" fo:margin-top="0.1in" fo:margin-bottom="0.1in"/>
      <style:text-properties style:font-name="Century Schoolbook"/>
    </style:style>
    <style:style style:name="P1096" style:parent-style-name="Standard" style:family="paragraph">
      <style:paragraph-properties fo:text-align="justify" fo:margin-top="0.1in" fo:margin-bottom="0.1in"/>
      <style:text-properties style:font-name="Century Schoolbook"/>
    </style:style>
    <style:style style:name="P109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9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09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5" style:parent-style-name="Standard" style:family="paragraph">
      <style:paragraph-properties fo:text-align="justify" fo:margin-top="0.1in" fo:margin-bottom="0.1in"/>
      <style:text-properties style:font-name="Century Schoolbook"/>
    </style:style>
    <style:style style:name="P1106" style:parent-style-name="Standard" style:family="paragraph">
      <style:paragraph-properties fo:text-align="justify" fo:margin-top="0.1in" fo:margin-bottom="0.1in"/>
      <style:text-properties style:font-name="Century Schoolbook"/>
    </style:style>
    <style:style style:name="P110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0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16" style:parent-style-name="Standard" style:family="paragraph">
      <style:paragraph-properties fo:text-align="justify" fo:margin-top="0.1in" fo:margin-bottom="0.1in"/>
      <style:text-properties style:font-name="Century Schoolbook"/>
    </style:style>
    <style:style style:name="P1117" style:parent-style-name="Standard" style:family="paragraph">
      <style:paragraph-properties fo:text-align="justify" fo:margin-top="0.1in" fo:margin-bottom="0.1in"/>
      <style:text-properties style:font-name="Century Schoolbook"/>
    </style:style>
    <style:style style:name="P1118" style:parent-style-name="Standard" style:family="paragraph">
      <style:paragraph-properties fo:text-align="justify" fo:margin-top="0.1in" fo:margin-bottom="0.1in"/>
      <style:text-properties style:font-name="Century Schoolbook"/>
    </style:style>
    <style:style style:name="P1119" style:parent-style-name="Standard" style:family="paragraph">
      <style:paragraph-properties fo:text-align="justify" fo:margin-top="0.1in" fo:margin-bottom="0.1in"/>
      <style:text-properties style:font-name="Century Schoolbook"/>
    </style:style>
    <style:style style:name="P1120" style:parent-style-name="Standard" style:family="paragraph">
      <style:paragraph-properties fo:text-align="justify" fo:margin-top="0.1in" fo:margin-bottom="0.1in"/>
      <style:text-properties style:font-name="Century Schoolbook"/>
    </style:style>
    <style:style style:name="P1121" style:parent-style-name="Standard" style:family="paragraph">
      <style:paragraph-properties fo:text-align="justify" fo:margin-top="0.1in" fo:margin-bottom="0.1in"/>
      <style:text-properties style:font-name="Century Schoolbook"/>
    </style:style>
    <style:style style:name="P1122" style:parent-style-name="Standard" style:family="paragraph">
      <style:paragraph-properties fo:text-align="justify" fo:margin-top="0.1in" fo:margin-bottom="0.1in"/>
      <style:text-properties style:font-name="Century Schoolbook"/>
    </style:style>
    <style:style style:name="P1123" style:parent-style-name="Standard" style:family="paragraph">
      <style:paragraph-properties fo:text-align="justify" fo:margin-top="0.1in" fo:margin-bottom="0.1in"/>
      <style:text-properties style:font-name="Century Schoolbook"/>
    </style:style>
    <style:style style:name="P1124" style:parent-style-name="Standard" style:family="paragraph">
      <style:paragraph-properties fo:text-align="justify" fo:margin-top="0.1in" fo:margin-bottom="0.1in"/>
      <style:text-properties style:font-name="Century Schoolbook"/>
    </style:style>
    <style:style style:name="P1125"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26"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27"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28"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29"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0"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1"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2"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3"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4"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5"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6"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7" style:parent-style-name="Standard" style:family="paragraph">
      <style:paragraph-properties fo:border="0.0069in solid #000000" fo:padding-top="0in" fo:padding-left="0.0555in" fo:padding-bottom="0.0138in" fo:padding-right="0.0555in" style:shadow="none" fo:text-align="justify" fo:margin-top="0.1in" fo:margin-bottom="0.1in"/>
      <style:text-properties style:font-name="Century Schoolbook"/>
    </style:style>
    <style:style style:name="P1138" style:parent-style-name="Standard" style:family="paragraph">
      <style:paragraph-properties fo:text-align="justify" fo:margin-top="0.1in" fo:margin-bottom="0.1in"/>
      <style:text-properties style:font-name="Century Schoolbook"/>
    </style:style>
    <style:style style:name="P1139" style:parent-style-name="Standard" style:family="paragraph">
      <style:paragraph-properties fo:text-align="justify" fo:margin-top="0.1in" fo:margin-bottom="0.1in"/>
      <style:text-properties style:font-name="Century Schoolbook"/>
    </style:style>
    <style:style style:name="P1140" style:parent-style-name="Standard" style:family="paragraph">
      <style:paragraph-properties fo:text-align="justify" fo:margin-top="0.1in" fo:margin-bottom="0.1in"/>
      <style:text-properties style:font-name="Century Schoolbook"/>
    </style:style>
    <style:style style:name="P114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8"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49"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0"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1"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2"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3"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4"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5"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6"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7" style:parent-style-name="Standard" style:family="paragraph">
      <style:paragraph-properties fo:border="0.0069in solid #000000" fo:padding-top="0.0138in" fo:padding-left="0.0555in" fo:padding-bottom="0.0138in" fo:padding-right="0.0555in" style:shadow="none" fo:text-align="justify" fo:margin-top="0.1in" fo:margin-bottom="0.1in"/>
      <style:text-properties style:font-name="Century Schoolbook"/>
    </style:style>
    <style:style style:name="P1158" style:parent-style-name="Standard" style:family="paragraph">
      <style:paragraph-properties fo:text-align="justify" fo:margin-top="0.1in" fo:margin-bottom="0.1in"/>
      <style:text-properties style:font-name="Century Schoolbook"/>
    </style:style>
    <style:style style:name="P1159" style:parent-style-name="Standard" style:family="paragraph">
      <style:paragraph-properties fo:text-align="justify" fo:margin-top="0.1in" fo:margin-bottom="0.1in"/>
      <style:text-properties style:font-name="Century Schoolbook"/>
    </style:style>
    <style:style style:name="P1160" style:parent-style-name="Standard" style:family="paragraph">
      <style:paragraph-properties fo:text-align="justify" fo:margin-top="0.1in" fo:margin-bottom="0.1in"/>
      <style:text-properties style:font-name="Century Schoolbook"/>
    </style:style>
    <style:style style:name="P1161" style:parent-style-name="Standard" style:family="paragraph">
      <style:paragraph-properties fo:text-align="justify" fo:margin-top="0.1in" fo:margin-bottom="0.1in"/>
      <style:text-properties style:font-name="Century Schoolbook"/>
    </style:style>
    <style:style style:name="P1162" style:parent-style-name="Standard" style:family="paragraph">
      <style:paragraph-properties fo:text-align="center" fo:margin-top="0.1in" fo:margin-bottom="0.1in"/>
    </style:style>
    <style:style style:name="T1163" style:parent-style-name="DefaultParagraphFont" style:family="text">
      <style:text-properties style:font-name="Century Schoolbook" style:language-complex="ar" style:country-complex="SA"/>
    </style:style>
    <style:style style:name="P1164" style:parent-style-name="Standard" style:family="paragraph">
      <style:paragraph-properties fo:text-align="center" fo:margin-top="0.1in" fo:margin-bottom="0.1in"/>
      <style:text-properties style:font-name="Century Schoolbook"/>
    </style:style>
    <style:style style:name="P1165" style:parent-style-name="Standard" style:family="paragraph">
      <style:paragraph-properties fo:text-align="justify" fo:margin-top="0.1in" fo:margin-bottom="0.1in"/>
      <style:text-properties style:font-name="Century Schoolbook"/>
    </style:style>
    <style:style style:name="P1166" style:parent-style-name="Standard" style:family="paragraph">
      <style:paragraph-properties fo:text-align="justify" fo:margin-top="0.1in" fo:margin-bottom="0.1in"/>
      <style:text-properties style:font-name="Century Schoolbook"/>
    </style:style>
    <style:style style:name="P1167" style:parent-style-name="Standard" style:family="paragraph">
      <style:paragraph-properties fo:text-align="justify" fo:margin-top="0.1in" fo:margin-bottom="0.1in"/>
      <style:text-properties style:font-name="Century Schoolbook"/>
    </style:style>
    <style:style style:name="P1168" style:parent-style-name="Standard" style:family="paragraph">
      <style:paragraph-properties fo:text-align="center" fo:margin-top="0.1in" fo:margin-bottom="0.1in"/>
    </style:style>
    <style:style style:name="T1169" style:parent-style-name="DefaultParagraphFont" style:family="text">
      <style:text-properties style:font-name="Century Schoolbook" style:language-complex="ar" style:country-complex="SA"/>
    </style:style>
    <style:style style:name="P1170" style:parent-style-name="Standard" style:family="paragraph">
      <style:paragraph-properties fo:text-align="center" fo:margin-top="0.1in" fo:margin-bottom="0.1in"/>
      <style:text-properties style:font-name="Century Schoolbook"/>
    </style:style>
    <style:style style:name="P1171" style:parent-style-name="Standard" style:family="paragraph">
      <style:paragraph-properties fo:margin-top="0.1in" fo:margin-bottom="0.1in"/>
      <style:text-properties style:font-name="Century Schoolbook"/>
    </style:style>
    <style:style style:name="P1172" style:parent-style-name="Standard" style:family="paragraph">
      <style:paragraph-properties fo:text-align="center" fo:margin-top="0.1in" fo:margin-bottom="0.1in"/>
    </style:style>
    <style:style style:name="T1173" style:parent-style-name="DefaultParagraphFont" style:family="text">
      <style:text-properties style:font-name="Century Schoolbook"/>
    </style:style>
    <style:style style:name="T1174" style:parent-style-name="DefaultParagraphFont" style:family="text">
      <style:text-properties style:font-name="Century Schoolbook"/>
    </style:style>
    <style:style style:name="T1175" style:parent-style-name="DefaultParagraphFont" style:family="text">
      <style:text-properties style:font-name="Century Schoolbook"/>
    </style:style>
    <style:style style:name="P1176" style:parent-style-name="Standard" style:family="paragraph">
      <style:paragraph-properties fo:text-align="justify" fo:margin-top="0.1in" fo:margin-bottom="0.1in"/>
      <style:text-properties style:font-name="Century Schoolbook"/>
    </style:style>
    <style:style style:name="P1177" style:parent-style-name="Standard" style:list-style-name="LFO5" style:family="paragraph">
      <style:paragraph-properties fo:text-align="justify" fo:margin-top="0.1in" fo:margin-bottom="0.1in"/>
      <style:text-properties style:font-name="Century Schoolbook"/>
    </style:style>
    <style:style style:name="P1178" style:parent-style-name="Standard" style:list-style-name="LFO5" style:family="paragraph">
      <style:paragraph-properties fo:text-align="justify" fo:margin-top="0.1in" fo:margin-bottom="0.1in"/>
      <style:text-properties style:font-name="Century Schoolbook"/>
    </style:style>
    <style:style style:name="P1179" style:parent-style-name="Standard" style:list-style-name="LFO5" style:family="paragraph">
      <style:paragraph-properties fo:text-align="justify" fo:margin-top="0.1in" fo:margin-bottom="0.1in"/>
      <style:text-properties style:font-name="Century Schoolbook"/>
    </style:style>
    <style:style style:name="P1180" style:parent-style-name="Standard" style:family="paragraph">
      <style:paragraph-properties fo:text-align="justify" fo:margin-top="0.1in" fo:margin-bottom="0.1in"/>
      <style:text-properties style:font-name="Century Schoolbook"/>
    </style:style>
    <style:style style:name="P1181" style:parent-style-name="Standard" style:family="paragraph">
      <style:paragraph-properties fo:text-align="justify" fo:margin-top="0.1in" fo:margin-bottom="0.1in"/>
      <style:text-properties style:font-name="Century Schoolbook"/>
    </style:style>
    <style:style style:name="P1182" style:parent-style-name="Standard" style:family="paragraph">
      <style:paragraph-properties fo:text-align="center" fo:margin-top="0.1in" fo:margin-bottom="0.1in"/>
    </style:style>
    <style:style style:name="T1183" style:parent-style-name="DefaultParagraphFont" style:family="text">
      <style:text-properties style:font-name="Century Schoolbook"/>
    </style:style>
    <style:style style:name="T1184" style:parent-style-name="DefaultParagraphFont" style:family="text">
      <style:text-properties style:font-name="Century Schoolbook"/>
    </style:style>
    <style:style style:name="P1185" style:parent-style-name="Standard" style:family="paragraph">
      <style:paragraph-properties fo:text-align="center" fo:margin-top="0.1in" fo:margin-bottom="0.1in"/>
      <style:text-properties style:font-name="Century Schoolbook"/>
    </style:style>
    <style:style style:name="P1186" style:parent-style-name="Standard" style:family="paragraph">
      <style:paragraph-properties fo:margin-top="0.1in" fo:margin-bottom="0.1in"/>
      <style:text-properties style:font-name="Century Schoolbook"/>
    </style:style>
    <style:style style:name="P1187" style:parent-style-name="Standard" style:family="paragraph">
      <style:paragraph-properties fo:margin-top="0.1in" fo:margin-bottom="0.1in"/>
      <style:text-properties style:font-name="Century Schoolbook"/>
    </style:style>
    <style:style style:name="P1188" style:parent-style-name="Standard" style:family="paragraph">
      <style:paragraph-properties fo:border="0.0069in solid #000000" fo:padding-top="0.0138in" fo:padding-left="0.0555in" fo:padding-bottom="0.0138in" fo:padding-right="0.0555in" style:shadow="none" fo:margin-top="0.1in" fo:margin-bottom="0.1in">
        <style:tab-stops>
          <style:tab-stop style:type="left" style:position="2.1881in"/>
        </style:tab-stops>
      </style:paragraph-properties>
      <style:text-properties style:font-name="Century Schoolbook"/>
    </style:style>
    <style:style style:name="P118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19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0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4"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5"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6"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7"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8"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19"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20"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21"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22"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23" style:parent-style-name="Standard" style:family="paragraph">
      <style:paragraph-properties fo:border="0.0069in solid #000000" fo:padding-top="0.0138in" fo:padding-left="0.0555in" fo:padding-bottom="0.0138in" fo:padding-right="0.0555in" style:shadow="none" fo:margin-top="0.1in" fo:margin-bottom="0.1in"/>
      <style:text-properties style:font-name="Century Schoolbook"/>
    </style:style>
    <style:style style:name="P1224" style:parent-style-name="Standard" style:family="paragraph">
      <style:paragraph-properties fo:margin-top="0.1in" fo:margin-bottom="0.1in"/>
      <style:text-properties style:font-name="Century Schoolbook"/>
    </style:style>
    <style:style style:name="P1225" style:parent-style-name="Standard" style:family="paragraph">
      <style:paragraph-properties fo:text-align="justify" fo:margin-top="0.1in" fo:margin-bottom="0.1in"/>
      <style:text-properties style:font-name="Century Schoolbook"/>
    </style:style>
    <style:style style:name="P1226" style:parent-style-name="Standard" style:family="paragraph">
      <style:paragraph-properties fo:text-align="justify" fo:margin-top="0.1in" fo:margin-bottom="0.1in"/>
      <style:text-properties style:font-name="Century Schoolbook" fo:font-weight="bold" style:font-weight-asian="bold"/>
    </style:style>
    <style:style style:name="P1227" style:parent-style-name="Standard" style:family="paragraph">
      <style:paragraph-properties fo:text-align="justify" fo:margin-top="0.1in" fo:margin-bottom="0.1in"/>
      <style:text-properties style:font-name="Century Schoolbook"/>
    </style:style>
    <style:style style:name="P1228" style:parent-style-name="Standard" style:list-style-name="LFO5" style:family="paragraph">
      <style:paragraph-properties fo:text-align="justify" fo:margin-top="0.1in" fo:margin-bottom="0.1in"/>
      <style:text-properties style:font-name="Century Schoolbook"/>
    </style:style>
    <style:style style:name="P1229" style:parent-style-name="Standard" style:list-style-name="LFO5" style:family="paragraph">
      <style:paragraph-properties fo:text-align="justify" fo:margin-top="0.1in" fo:margin-bottom="0.1in"/>
      <style:text-properties style:font-name="Century Schoolbook"/>
    </style:style>
    <style:style style:name="P1230" style:parent-style-name="ListParagraph" style:list-style-name="LFO5"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1231" style:parent-style-name="ListParagraph" style:list-style-name="LFO5"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1232" style:parent-style-name="ListParagraph" style:family="paragraph">
      <style:paragraph-properties fo:widows="2" fo:orphans="2" fo:text-align="center" style:vertical-align="auto" fo:margin-top="0.0694in" fo:margin-bottom="0.0166in" style:line-height-at-least="0.2333in" fo:margin-left="0.7423in" fo:background-color="#FFFFFF">
        <style:tab-stops/>
      </style:paragraph-properties>
      <style:text-properties style:font-name="Century Schoolbook" style:font-name-complex="Times New Roman" style:letter-kerning="false" style:font-size-complex="12pt" style:language-complex="ar" style:country-complex="SA" fo:hyphenate="true"/>
    </style:style>
    <style:style style:name="P1233"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234" style:parent-style-name="DefaultParagraphFont" style:family="text">
      <style:text-properties style:font-name="Century Schoolbook" style:font-name-complex="Arial" fo:color="#252525"/>
    </style:style>
    <style:style style:name="T1235" style:parent-style-name="DefaultParagraphFont" style:family="text">
      <style:text-properties style:font-name="Century Schoolbook" style:font-name-complex="Arial" fo:color="#252525"/>
    </style:style>
    <style:style style:name="T1236" style:parent-style-name="DefaultParagraphFont" style:family="text">
      <style:text-properties style:font-name="Century Schoolbook" style:font-name-complex="Arial" fo:color="#252525"/>
    </style:style>
    <style:style style:name="T1237" style:parent-style-name="DefaultParagraphFont" style:family="text">
      <style:text-properties style:font-name="Century Schoolbook" style:font-name-complex="Arial" fo:color="#252525"/>
    </style:style>
    <style:style style:name="T1238" style:parent-style-name="DefaultParagraphFont" style:family="text">
      <style:text-properties style:font-name="Century Schoolbook" style:font-name-complex="Arial" fo:color="#252525" style:text-position="super 66.6%"/>
    </style:style>
    <style:style style:name="T1239" style:parent-style-name="DefaultParagraphFont" style:family="text">
      <style:text-properties style:font-name="Century Schoolbook" style:font-name-complex="Arial" fo:color="#252525"/>
    </style:style>
    <style:style style:name="P1240"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241" style:parent-style-name="DefaultParagraphFont" style:family="text">
      <style:text-properties style:font-name="Century Schoolbook" style:font-name-complex="Arial" fo:color="#252525" style:text-position="super 66.6%"/>
    </style:style>
    <style:style style:name="T1242" style:parent-style-name="DefaultParagraphFont" style:family="text">
      <style:text-properties style:font-name="Century Schoolbook" style:font-name-complex="Arial" fo:color="#252525"/>
    </style:style>
    <style:style style:name="T1243" style:parent-style-name="DefaultParagraphFont" style:family="text">
      <style:text-properties style:font-name="Century Schoolbook" style:font-name-complex="Arial" fo:color="#252525"/>
    </style:style>
    <style:style style:name="T1244" style:parent-style-name="DefaultParagraphFont" style:family="text">
      <style:text-properties style:font-name="Century Schoolbook" style:font-name-complex="Arial" fo:color="#252525"/>
    </style:style>
    <style:style style:name="T1245" style:parent-style-name="DefaultParagraphFont" style:family="text">
      <style:text-properties style:font-name="Century Schoolbook" style:font-name-complex="Arial" fo:color="#252525"/>
    </style:style>
    <style:style style:name="T1246" style:parent-style-name="DefaultParagraphFont" style:family="text">
      <style:text-properties style:font-name="Century Schoolbook" style:font-name-complex="Arial" fo:color="#252525"/>
    </style:style>
    <style:style style:name="T1247" style:parent-style-name="DefaultParagraphFont" style:family="text">
      <style:text-properties style:font-name="Century Schoolbook" style:font-name-complex="Arial" fo:color="#252525"/>
    </style:style>
    <style:style style:name="T1248" style:parent-style-name="DefaultParagraphFont" style:family="text">
      <style:text-properties style:font-name="Century Schoolbook" style:font-name-complex="Arial" fo:color="#252525"/>
    </style:style>
    <style:style style:name="T1249" style:parent-style-name="DefaultParagraphFont" style:family="text">
      <style:text-properties style:font-name="Century Schoolbook" style:font-name-complex="Arial" fo:color="#252525"/>
    </style:style>
    <style:style style:name="T1250" style:parent-style-name="DefaultParagraphFont" style:family="text">
      <style:text-properties style:font-name="Century Schoolbook" style:font-name-complex="Arial" fo:color="#252525"/>
    </style:style>
    <style:style style:name="T1251" style:parent-style-name="DefaultParagraphFont" style:family="text">
      <style:text-properties style:font-name="Century Schoolbook" style:font-name-complex="Arial" fo:color="#252525"/>
    </style:style>
    <style:style style:name="T1252" style:parent-style-name="DefaultParagraphFont" style:family="text">
      <style:text-properties style:font-name="Century Schoolbook" style:font-name-complex="Arial" fo:color="#252525"/>
    </style:style>
    <style:style style:name="T1253" style:parent-style-name="DefaultParagraphFont" style:family="text">
      <style:text-properties style:font-name="Century Schoolbook" style:font-name-complex="Arial" fo:color="#252525"/>
    </style:style>
    <style:style style:name="T1254" style:parent-style-name="DefaultParagraphFont" style:family="text">
      <style:text-properties style:font-name="Century Schoolbook" style:font-name-complex="Arial" fo:color="#252525"/>
    </style:style>
    <style:style style:name="T1255" style:parent-style-name="DefaultParagraphFont" style:family="text">
      <style:text-properties style:font-name="Century Schoolbook" style:font-name-complex="Arial" fo:color="#252525"/>
    </style:style>
    <style:style style:name="T1256" style:parent-style-name="DefaultParagraphFont" style:family="text">
      <style:text-properties style:font-name="Century Schoolbook" style:font-name-complex="Arial" fo:color="#252525"/>
    </style:style>
    <style:style style:name="P1257" style:parent-style-name="Standard" style:family="paragraph">
      <style:paragraph-properties fo:text-align="justify" fo:margin-top="0.1in" fo:margin-bottom="0.1in"/>
      <style:text-properties style:font-name="Century Schoolbook"/>
    </style:style>
    <style:style style:name="P1258" style:parent-style-name="Standard" style:family="paragraph">
      <style:paragraph-properties fo:text-align="justify" fo:margin-top="0.1in" fo:margin-bottom="0.1in"/>
      <style:text-properties style:font-name="Century Schoolbook" fo:font-weight="bold" style:font-weight-asian="bold"/>
    </style:style>
    <style:style style:name="P1259" style:parent-style-name="Standard" style:family="paragraph">
      <style:paragraph-properties fo:text-align="justify" fo:margin-top="0.1in" fo:margin-bottom="0.1in"/>
      <style:text-properties style:font-name="Century Schoolbook"/>
    </style:style>
    <style:style style:name="P1260" style:parent-style-name="Standard" style:family="paragraph">
      <style:paragraph-properties fo:text-align="justify" fo:margin-top="0.1in" fo:margin-bottom="0.1in"/>
      <style:text-properties style:font-name="Century Schoolbook"/>
    </style:style>
    <style:style style:name="P1261" style:parent-style-name="Standard" style:family="paragraph">
      <style:paragraph-properties fo:text-align="justify" fo:margin-top="0.1in" fo:margin-bottom="0.1in"/>
      <style:text-properties style:font-name="Century Schoolbook"/>
    </style:style>
    <style:style style:name="P1262" style:parent-style-name="Standard" style:family="paragraph">
      <style:paragraph-properties fo:text-align="justify" fo:margin-top="0.1in" fo:margin-bottom="0.1in"/>
      <style:text-properties style:font-name="Century Schoolbook"/>
    </style:style>
    <style:style style:name="P1263" style:parent-style-name="Standard" style:family="paragraph">
      <style:paragraph-properties fo:text-align="justify" fo:margin-top="0.1in" fo:margin-bottom="0.1in"/>
      <style:text-properties style:font-name="Century Schoolbook"/>
    </style:style>
    <style:style style:name="P1264" style:parent-style-name="Standard" style:family="paragraph">
      <style:paragraph-properties fo:text-align="justify" fo:margin-top="0.1in" fo:margin-bottom="0.1in"/>
      <style:text-properties style:font-name="Century Schoolbook"/>
    </style:style>
    <style:style style:name="P1265" style:parent-style-name="Standard" style:family="paragraph">
      <style:paragraph-properties fo:text-align="justify" fo:margin-top="0.1in" fo:margin-bottom="0.1in"/>
      <style:text-properties style:font-name="Century Schoolbook"/>
    </style:style>
    <style:style style:name="P1266" style:parent-style-name="Standard" style:family="paragraph">
      <style:paragraph-properties fo:text-align="justify" fo:margin-top="0.1in" fo:margin-bottom="0.1in"/>
      <style:text-properties style:font-name="Century Schoolbook"/>
    </style:style>
    <style:style style:name="P1267" style:parent-style-name="Standard" style:family="paragraph">
      <style:paragraph-properties fo:text-align="justify" fo:margin-top="0.1in" fo:margin-bottom="0.1in"/>
      <style:text-properties style:font-name="Century Schoolbook"/>
    </style:style>
    <style:style style:name="P1268" style:parent-style-name="Standard" style:family="paragraph">
      <style:paragraph-properties fo:text-align="justify" fo:margin-top="0.1in" fo:margin-bottom="0.1in"/>
      <style:text-properties style:font-name="Century Schoolbook"/>
    </style:style>
    <style:style style:name="P1269" style:parent-style-name="Standard" style:family="paragraph">
      <style:paragraph-properties fo:text-align="justify" fo:margin-top="0.1in" fo:margin-bottom="0.1in"/>
      <style:text-properties style:font-name="Century Schoolbook"/>
    </style:style>
    <style:style style:name="P1270" style:parent-style-name="Standard" style:family="paragraph">
      <style:paragraph-properties fo:text-align="justify" fo:margin-top="0.1in" fo:margin-bottom="0.1in"/>
      <style:text-properties style:font-name="Century Schoolbook"/>
    </style:style>
    <style:style style:name="P1271" style:parent-style-name="Standard" style:family="paragraph">
      <style:paragraph-properties fo:text-align="justify" fo:margin-top="0.1in" fo:margin-bottom="0.1in"/>
      <style:text-properties style:font-name="Century Schoolbook"/>
    </style:style>
    <style:style style:name="P1272" style:parent-style-name="Standard" style:family="paragraph">
      <style:paragraph-properties fo:text-align="justify" fo:margin-top="0.1in" fo:margin-bottom="0.1in"/>
      <style:text-properties style:font-name="Century Schoolbook" style:font-name-complex="Courier New" style:font-weight-complex="bold" fo:color="#000000"/>
    </style:style>
    <style:style style:name="P1273" style:parent-style-name="Standard" style:family="paragraph">
      <style:paragraph-properties fo:text-align="justify" fo:margin-top="0.1in" fo:margin-bottom="0.1in" fo:text-indent="0.4923in"/>
      <style:text-properties style:font-name="Century Schoolbook" style:font-weight-complex="bold" fo:color="#000000"/>
    </style:style>
    <style:style style:name="P1274" style:parent-style-name="Standard" style:family="paragraph">
      <style:paragraph-properties fo:text-align="justify" fo:margin-top="0.1in" fo:margin-bottom="0.1in" fo:text-indent="0.4923in"/>
      <style:text-properties style:font-name="Century Schoolbook" style:font-weight-complex="bold" fo:color="#000000"/>
    </style:style>
    <style:style style:name="P1275" style:parent-style-name="Standard" style:family="paragraph">
      <style:paragraph-properties fo:text-align="justify" fo:margin-top="0.1in" fo:margin-bottom="0.1in" fo:text-indent="0.4923in"/>
      <style:text-properties style:font-name="Century Schoolbook" style:font-weight-complex="bold" fo:color="#000000"/>
    </style:style>
    <style:style style:name="P1276" style:parent-style-name="Standard" style:family="paragraph">
      <style:paragraph-properties fo:text-align="justify" fo:margin-top="0.1in" fo:margin-bottom="0.1in" fo:text-indent="0.4923in"/>
    </style:style>
    <style:style style:name="T1277" style:parent-style-name="DefaultParagraphFont" style:family="text">
      <style:text-properties style:font-name="Century Schoolbook" style:font-weight-complex="bold" fo:color="#000000"/>
    </style:style>
    <style:style style:name="P1278" style:parent-style-name="Standard" style:family="paragraph">
      <style:paragraph-properties fo:text-align="justify" fo:margin-top="0.1in" fo:margin-bottom="0.1in" fo:text-indent="0.4923in"/>
      <style:text-properties style:font-name="Century Schoolbook" style:font-weight-complex="bold" fo:color="#000000"/>
    </style:style>
    <style:style style:name="P1279" style:parent-style-name="Standard" style:family="paragraph">
      <style:paragraph-properties fo:text-align="justify" fo:margin-top="0.1in" fo:margin-bottom="0.1in" fo:text-indent="0.4923in"/>
      <style:text-properties style:font-name="Century Schoolbook" style:font-weight-complex="bold" fo:color="#000000"/>
    </style:style>
    <style:style style:name="P1280" style:parent-style-name="Standard" style:family="paragraph">
      <style:paragraph-properties fo:text-align="justify" fo:margin-top="0.1in" fo:margin-bottom="0.1in" fo:text-indent="0.4923in"/>
    </style:style>
    <style:style style:name="T1281" style:parent-style-name="DefaultParagraphFont" style:family="text">
      <style:text-properties style:font-name="Century Schoolbook" style:font-weight-complex="bold" fo:color="#000000"/>
    </style:style>
    <style:style style:name="P1282" style:parent-style-name="Standard" style:family="paragraph">
      <style:paragraph-properties fo:text-align="justify" fo:margin-top="0.1in" fo:margin-bottom="0.1in" fo:text-indent="0.4923in"/>
      <style:text-properties style:font-name="Century Schoolbook" style:font-weight-complex="bold" fo:color="#000000"/>
    </style:style>
    <style:style style:name="P1283" style:parent-style-name="Standard" style:family="paragraph">
      <style:paragraph-properties fo:text-align="justify" fo:margin-top="0.1in" fo:margin-bottom="0.1in" fo:text-indent="0.4923in"/>
      <style:text-properties style:font-name="Century Schoolbook" style:font-weight-complex="bold" fo:color="#000000"/>
    </style:style>
    <style:style style:name="P1284" style:parent-style-name="Standard" style:family="paragraph">
      <style:paragraph-properties fo:text-align="justify" fo:margin-top="0.1in" fo:margin-bottom="0.1in" fo:text-indent="0.4923in"/>
    </style:style>
    <style:style style:name="T1285" style:parent-style-name="DefaultParagraphFont" style:family="text">
      <style:text-properties style:font-name="Century Schoolbook" style:font-weight-complex="bold" fo:color="#000000"/>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graphic-properties style:vertical-pos="middle"/>
    </style:style>
    <style:style style:family="graphic" style:name="a2">
      <style:graphic-properties style:vertical-pos="middle"/>
    </style:style>
    <style:style style:family="graphic" style:name="a15">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graphic-properties style:vertical-pos="middle"/>
    </style:style>
    <style:style style:family="graphic" style:name="a11" style:parent-style-name="Graphics">
      <style:graphic-properties fo:border="none" fo:background-color="transparent"/>
    </style:style>
  </office:automatic-styles>
  <office:body>
    <office:text text:use-soft-page-breaks="true">
      <text:p text:style-name="P1"><text:span text:style-name="T2">DISSERTATION</text:span></text:p>
      <text:p text:style-name="P3"><text:span text:style-name="T4">Postures Detection with OpenMovement Inertial Measurement Units</text:span></text:p>
      <text:p text:style-name="P5"/>
      <text:p text:style-name="P6"><text:span text:style-name="T7">MOTIVATION AND RATIONALE</text:span></text:p>
      <text:p text:style-name="P8"><text:span text:style-name="T9">Context</text:span></text:p>
      <text:p text:style-name="P10"><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 [ref].</text:p>
      <text:p text:style-name="P11"><text:span text:style-name="T12"><text:tab/></text:span><text:span text:style-name="T13">Activity recognition is an important research branch of pervasive computing. The golden aim of activity recognition is to recognise the actions and goals performed by agents based on a series of signal captured from the agents as well as environmental conditions [ref wiki]. <text:s/></text:span></text:p>
      <text:p text:style-name="P14"><text:span text:style-name="T15">Research so far mainly focuses on recognizing “which” activity is being</text:span><text:span text:style-name="T16"><text:line-break/>performed at a specific point in time [bulling]. Successful researches to date have mainly focused on recognising simple activities [ref 2]. On the other hand, complex human activities have still been remaining an active and challenging area of research.</text:span></text:p>
      <text:p text:style-name="P17"><text:span text:style-name="T18">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ref3]. <text:s/></text:span></text:p>
      <text:p text:style-name="P19"><text:span text:style-name="T20"><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21"><text:span text:style-name="T22">It is important to understand this “important role” via an example.</text:span></text:p>
      <text:p text:style-name="P23"><text:span text:style-name="T24"><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ref wiki].</text:span></text:p>
      <text:p text:style-name="P25"><text:span text:style-name="T26"><text:s/></text:span><text:span text:style-name="T27">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text:s/></text:span><text:soft-page-break/><text:span text:style-name="T28">etc. The other category of input could normally be considered digital input since they contain values for partially invisible digital features which are sometimes omitted or impossible for humans to perceive such as acceleration, velocity, temperature.</text:span></text:p>
      <text:p text:style-name="P29"><text:span text:style-name="T30">Let us make a brief comparison between these two types of data. [comparison]</text:span></text:p>
      <text:p text:style-name="P31"><text:span text:style-name="T32">Many past works have demonstrated 85% to 95% rates of recognition for ambulation, postures as well as other activities using accelerometer’s data [ref Bao</text:span><text:span text:style-name="T33">]. In this project, digital data is collected.<text:s/></text:span><text:span text:style-name="T34">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35"/>
      <text:p text:style-name="P36"><text:span text:style-name="T37">AIMS AND OBJECTIVES</text:span></text:p>
      <text:p text:style-name="P38"><text:span text:style-name="T39">Aims</text:span></text:p>
      <text:p text:style-name="P40"><text:span text:style-name="T41">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ref].</text:span></text:p>
      <text:p text:style-name="P42"><text:span text:style-name="T43">The project aims to perform evaluation on various candidate features of which the most appropriate ones are to be chosen to be the target for an algorithm that is optimised for devices worn at the lower back position for the Inertial Measurement Units developed under OpenMovement platform that is capable of detecting the current status of the user and potentially simple activities such as postural transitions (standing to walking) and lying transitions (lying to standing), walking and so on using accelerometer tri-axis data in a computation friendly manner that could be applied to real devices.</text:span></text:p>
      <text:p text:style-name="P44"><text:span text:style-name="T45">By using this algorithm, it is another goal that devices will be able to perform contextual triggering, that is, the devices will be able to realise when the bear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ext:s text:c="2"/></text:span></text:p>
      <text:p text:style-name="P46"/>
      <text:p text:style-name="P47"><text:span text:style-name="T48">Objectives</text:span></text:p>
      <text:p text:style-name="P49"><text:span text:style-name="T50">Objective 1:</text:span></text:p>
      <text:p text:style-name="P51"><text:span text:style-name="T52">To produce an algorithm optimised for the lower back position that is capable of detecting basic postural transitions: sitting to standing, standing to sitting, walking, lying given a three dimensional acceleration data as primary input. <text:s/>The algorithm should be:</text:span></text:p>
      <text:list text:style-name="WWNum5">
        <text:list-item text:start-value="1">
          <text:p text:style-name="P53"><text:span text:style-name="T54">Accurate: The algorithm should be able to work at an acceptable level of accuracy.</text:span></text:p>
        </text:list-item>
        <text:list-item>
          <text:p text:style-name="P55"><text:span text:style-name="T56">Computationally efficient: The algorithm should be computation friendly enough that it does not put a high pressure on the device's processor given the nature and ability of such processor.</text:span></text:p>
        </text:list-item>
        <text:list-item>
          <text:p text:style-name="P57"><text:span text:style-name="T58">Power efficient (Device implementation): The algorithm should be able to help devices operate for a longer period of time compared to devices that are not implemented with this algorithm.</text:span></text:p>
        </text:list-item>
      </text:list>
      <text:p text:style-name="P59"/>
      <text:p text:style-name="P60"><text:span text:style-name="T61">Objective 2:</text:span></text:p>
      <text:p text:style-name="P62"><text:span text:style-name="T63">To demonstrate the accuracy, efficiency and feasibility of the produced algorithm by:</text:span></text:p>
      <text:p text:style-name="P64"><text:span text:style-name="T65">1. <text:s/>To produce an implementation on a simulated environment in which the targeted device's specifications are taken into consideration.</text:span></text:p>
      <text:p text:style-name="P66"><text:span text:style-name="T67">2. <text:s/>To produce an implementation on the targeted device that dynamically turns on the gyroscope when a postural transition (Sitting to standing or Standing to walking) is detected by the algorithm and turns off the gyroscope when users are inactive.</text:span></text:p>
      <text:p text:style-name="P68"><text:span text:style-name="T69">3. To performs experiments and evaluation on the produced algorithm and implementations.</text:span></text:p>
      <text:p text:style-name="P70"/>
      <text:p text:style-name="P71">RELEVANT WORK AND RESEARCHES</text:p>
      <text:p text:style-name="P72">Existing Challenges</text:p>
      <text:p text:style-name="P73">Research challenges</text:p>
      <text:p text:style-name="P74">Human activity data bears some very unique characteristics. This uniqueness often leads to various chall2enges on which researches have extensively been conducted.</text:p>
      <text:p text:style-name="P75">Since activity data could potentially provide information about the identity of a person, their personality as well psychological state, it is therefore difficult to extract [ref1]. There exists no concrete taxonomy for any kind of activities even though some general ones do exist [ref micro 3]. This non-stand problem also presents another problem: intra-class variability and interclass similarity.</text:p>
      <text:p text:style-name="P76">The problem of intra-class variability also describes a relevant fact: an activity class performed could produce different signals in terms of magnitude and behaviour.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 of the day. The style could well be more active in the morning compared to the evening. [ref bulling]</text:p>
      <text:p text:style-name="P77">On the other hand, the problem of interclass similarity is that various distinct activities e.g. raising hand, playing badminton could produce similar signals which could potentially reduce the accuracy level of the classification result. For example, signal data produced by the action of waving a hand could prove to be quite similar to that of playing badminton or making a cup of coffee.</text:p>
      <text:p text:style-name="P78">The problem of interclass similarity could further lead to another challenge called NULL class. Given the signal is very often recorded continuously, it is likely that only a small fraction of the whole signal is relevant. Other activities can nevertheless produce the similar patterns which<text:s/><text:soft-page-break/>can easily be confused with the relevant date. The imbalance between the amount of relevant signals and irrelevant signals could sometimes be referred as the class imbalance problem.</text:p>
      <text:p text:style-name="P79">Apart from the challenges which stem from the nature of human activity data itself, recording these data nevertheless is another challenging task.</text:p>
      <text:p text:style-name="P80">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ref bulling].</text:p>
      <text:p text:style-name="P81">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82">Application challenges</text:p>
      <text:p text:style-name="P83"><text:span text:style-name="T84"><text:tab/>With all the problems that come from the nature of human activity data set aside, it is also very important to learn about the sensing equipment, which is the entry to the activity recognition experiments.</text:span></text:p>
      <text:p text:style-name="P85"><text:tab/>Sensors might cause a significant variability to the output signal data due to internal and external causes. Examples of internal causes include hardware failures, clock drifting and so on. On the other hand, the displacement of sensors from their intended positions i.e. sudden high level movements could provide a false illusion to the class of the activity as a result of drifted signal data.</text:p>
      <text:p text:style-name="P86">The captured data is also likely to be affected by noise, therefore it is advantageous to have a reliable noise filtering process.</text:p>
      <text:p text:style-name="P87">It is important to point out that there also exists another trade-off between the granularity of data collected and the processing power of the conducting devices. This trade-off shows its affect much clearer in the context of real time behavioural monitoring: Lightweight devices help make the process much quicker by reducing the granularity of data, thus improving the system latency much better.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 <text:s text:c="2"/></text:p>
      <text:p text:style-name="P88">Design and implementation challenges</text:p>
      <text:p text:style-name="P89"><text:tab/>Another problem which could be subject to the trade-off mentioned above is the design of the system. In a real time behavioural monitoring environment in which time is as much important as the correctness of the algorithm, it is a challenging task to select the appropriate classification techniques. Many techniques could offer a very good performance in terms of accuracy, however, it is undeniable that with a growingly complex algorithm comes the cost of calculation and processing time. It is therefore crucial to evaluate these techniques in great depth. This is the subject of the upcoming sections.</text:p>
      <text:p text:style-name="P90"><text:span text:style-name="T91"><text:tab/></text:span><text:span text:style-name="T92">. <text:s/></text:span><text:span text:style-name="T93">There are also many selections for activity feature, each of which has their own advantages and disadvantages. Knowing which feature could potentially yield better result is essential in the making of the algorithm. The feature selection process therefore requires a well-planned and well-analysed implementation. Furthermore, the accelerometer data is not distributed independently and identically which could potentially hinder the analysis process. [ref]</text:span></text:p>
      <text:soft-page-break/>
      <text:p text:style-name="P94"><text:span text:style-name="T95">Let us get a little specific on the target devices as an overview for the next sections. IMUs operates continuously until it runs out of charge. This means the devices work even when the user is not performing any “dynamic” activity which would eventually lead to the battery running low fast. Understanding when to trigger the device’s other sensors i.e. gyroscope and when to stand by is essential in keeping the device working for longer.</text:span></text:p>
      <text:p text:style-name="P96"/>
      <text:p text:style-name="P97">[Activity Chain]</text:p>
      <text:p text:style-name="P98">Activity recognition, particularly using body-worn sensors is a multi-stage process. There have been several works conducted that provide an overall scheme of design and sometimes implementation on this area. However, these works are conducted towards different aspects of the problem of activity recognition. For example, Bao and Intille (2004) proposed a solution that suggests the use of unsupervised data recording, or user-annotated data. On another hand, Laer et al. (2002) proposed a solution using multi-sensor networks as a means to experiment the changes they bring to performance. The problem with using these works is that, despite giving a very promising results, they don’t have a unified perspective. Therefore, it is crucial to have a collectively common rules that govern how body-worn sensors based activity recognition should be laid out and deployed. Bulling (2006)’s work proposed a solution to this by introducing a process called Activity Recognition Chain which describes how activity recognition could be conducted. The chain, targeted for supervised learning, consists of a number of steps that are to be carried out in chronological order. It also forms the basics of the design of the project. Let us make a brief description about the process before going to further details about the following design in the upcoming section.</text:p>
      <text:p text:style-name="P99"><text:tab/>[Step 1]</text:p>
      <text:p text:style-name="P100">Collecting data</text:p>
      <text:p text:style-name="P101"><text:span text:style-name="T102">In the first step of the process, raw data is collected from sensors which may be located at different locations on the body of the bearer. In advanced Human Activity Recognition environments, it is possible to have sensors set up around the experimenting environment in order to collect additional data which could be useful in determining activity classes better or even more sophisticated levels of activity class. For examples, the Ambient Kitchen project, conducted in 2007 by Culture Lab (now Open Lab) Newcastle University provided several environment-based sensors e.g. pressure-sensitive floor, wireless accelerometers that are embedded into specially designed kitchenware through which users' behaviour in the kitchen can be tracked and analysed. (ref Open Lab Amber Kitchen).</text:span></text:p>
      <text:p text:style-name="P103"><text:span text:style-name="T104">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 <text:s/>[ref]</text:span></text:p>
      <text:p text:style-name="P105"><text:span text:style-name="T106">At the end of this phase, the raw data obtained from sensors would be expected.</text:span></text:p>
      <text:p text:style-name="P107"><text:span text:style-name="T108"><text:tab/>Step 2 Pre-process data</text:span></text:p>
      <text:p text:style-name="P109">In this phase, data is fed into filters from which potentially relevant data i.e. data that probably contains useful information about activity classes targeted is to be isolated. There are a number of scenarios where this pre-processing phase comes in very handy. For example, as signal is acquired through sensors, it could be very vulnerable against noise, which adds an extra level of<text:s/><text:soft-page-break/>undesirable redundancy to the output data. It is therefore often desirable to have these noises filtered off the original data, leaving more relevant samples in the data.</text:p>
      <text:p text:style-name="P110">At the end of this phase, the signal data's noise level would be expected to be reduced.</text:p>
      <text:p text:style-name="P111"><text:span text:style-name="T112">Step 3</text:span></text:p>
      <text:p text:style-name="P113"><text:span text:style-name="T114">Data segmentation</text:span></text:p>
      <text:p text:style-name="P115"><text:span text:style-name="T116">In long-term behaviour monitoring, it is sometimes desirable that users could try to simulate daily life routines as much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REF].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text:span></text:p>
      <text:p text:style-name="P117"><text:span text:style-name="T118">Given the problems stated above, it is therefore necessary for data to be further refined in order to produce bits of data which are informational in terms of recognising targeted activity classes.</text:span></text:p>
      <text:p text:style-name="P119"><text:span text:style-name="T120">Having acquired pre-processed data which offers a better level of credibility than original raw data, the signal is now tokenised into different segments in an attempt to confine the characteristics of the activity class into these segments.</text:span></text:p>
      <text:p text:style-name="P121"><text:span text:style-name="T122">There have been a number of proposals as to how data can be segmented. Amongst the most commonly known works are:</text:span></text:p>
      <text:p text:style-name="P123"><text:span text:style-name="T124">Windowing.</text:span></text:p>
      <text:p text:style-name="P125"><text:span text:style-name="T126">Data is segmented into windows which are normally of some fixed size. The choice of the window size as well as distance between adjacent windows can directly influence the performance of the recognition system. Many activity recognition system proposals e.g. [ref-barcelona], [ref-pt] have used this approach.</text:span></text:p>
      <text:p text:style-name="P127"><text:span text:style-name="T128">Energy based.</text:span></text:p>
      <text:p text:style-name="P129"><text:span text:style-name="T130">This approach is based on the fact that different activity classes bears different levels of energy intensity which can translated directly to the energy use of the signal.</text:span></text:p>
      <text:p text:style-name="P131"><text:span text:style-name="T132">At the end of this phase, the signal data would consist of optionally continuous segments that are likely to be relevant to the targeted activity classes.</text:span></text:p>
      <text:p text:style-name="P133"><text:span text:style-name="T134">Step 4</text:span></text:p>
      <text:p text:style-name="P135"><text:span text:style-name="T136">Feature Selection and Extraction</text:span></text:p>
      <text:p text:style-name="P137"><text:span text:style-name="T138">At this stage qualified segments will get reduced to a discriminative unit [ref bulling] which often consists of at least one feature which is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 For example, Huynh et al. (2005)'s “Analysing Features for Activity Recognition” work proposed a method for analysing the competence of features using cluster precision.</text:span></text:p>
      <text:soft-page-break/>
      <text:p text:style-name="P139"><text:span text:style-name="T140">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accurate the system is able to differentiate between activity classes given some test data set but could also bring down the latency. <text:s/>On the contrary, lower feature space and simpler features are likely to improve the system latency while placing a compromise on the accuracy of the classifier. <text:s/></text:span></text:p>
      <text:p text:style-name="P141"><text:span text:style-name="T142">At the end of this phase, the system would have a data mapping which maps the pre-processed data to its corresponding feature extracts (which can consist of tens to hundreds of feature).</text:span></text:p>
      <text:p text:style-name="P143"><text:span text:style-name="T144">Step 5</text:span></text:p>
      <text:p text:style-name="P145"><text:span text:style-name="T146">Training</text:span></text:p>
      <text:p text:style-name="P147"><text:span text:style-name="T148">Having the extraction of features on signals at hand, it is required that the system be trained on the produced feature extracts so that it is able to establish an uniform inference capability to any set of test data based on the data learned provided that at least a subset of the learned features are present on the test data’s attribute set.</text:span></text:p>
      <text:p text:style-name="P149"><text:span text:style-name="T150">There are several methods as to how data is trained. The choice as to which method to be used, as mentioned above in step 4 imposes a trade-off between the latency and classification accuracy of the system.</text:span></text:p>
      <text:p text:style-name="P151"><text:span text:style-name="T152">The table below gives an overview about a number of commonly used training methods [ref]</text:span></text:p>
      <table:table table:style-name="Table153">
        <table:table-columns>
          <table:table-column table:style-name="TableColumn154"/>
          <table:table-column table:style-name="TableColumn155"/>
        </table:table-columns>
        <table:table-row table:style-name="TableRow156">
          <table:table-cell table:style-name="TableCell157">
            <text:p text:style-name="P158">Name</text:p>
          </table:table-cell>
          <table:table-cell table:style-name="TableCell159">
            <text:p text:style-name="P160">Description</text:p>
          </table:table-cell>
        </table:table-row>
        <table:table-row table:style-name="TableRow161">
          <table:table-cell table:style-name="TableCell162">
            <text:p text:style-name="P163">Decision Tree</text:p>
          </table:table-cell>
          <table:table-cell table:style-name="TableCell164">
            <text:p text:style-name="P165">Categorise discrete-valued targeted classes based on a decision tree which is built from analysing the effect of learned features on input data's distribution . The root of the decision tree represents the categorisation on the learned feature which has the most potential on classifying the input data based on e.g. information gain, gain ratio [ref Mitchell].</text:p>
          </table:table-cell>
        </table:table-row>
        <table:table-row table:style-name="TableRow166">
          <table:table-cell table:style-name="TableCell167">
            <text:p text:style-name="P168">Bayesian Learning</text:p>
          </table:table-cell>
          <table:table-cell table:style-name="TableCell169">
            <text:p text:style-name="P170">A probabilistic inference method that classifies candidate hypotheses based on the probability distribution on the observed data.</text:p>
          </table:table-cell>
        </table:table-row>
        <table:table-row table:style-name="TableRow171">
          <table:table-cell table:style-name="TableCell172">
            <text:p text:style-name="P173">Artificial Neural Network</text:p>
          </table:table-cell>
          <table:table-cell table:style-name="TableCell174">
            <text:p text:style-name="P175">Inspired by the biological neuron network. Artificial Neural Network can be described as a system of interconnected neurons whose connections are weighted. <text:s/>In order to for an Artificial Neural Network to operate, it needs to know:</text:p>
            <text:list text:style-name="LFO4" text:continue-numbering="true">
              <text:list-item>
                <text:p text:style-name="P176">How neurons are connected</text:p>
              </text:list-item>
              <text:list-item>
                <text:p text:style-name="P177">How to update the weight of connections on learning. <text:s/></text:p>
              </text:list-item>
              <text:list-item>
                <text:p text:style-name="P178">How to convert a neuron's weighted input into its output activation.</text:p>
              </text:list-item>
            </text:list>
            <text:p text:style-name="P179"/>
          </table:table-cell>
        </table:table-row>
      </table:table>
      <text:p text:style-name="P180"><text:span text:style-name="T181">According to Bulling, an independent train model is constructed for each activity class.</text:span></text:p>
      <text:soft-page-break/>
      <text:p text:style-name="P182"><text:span text:style-name="T183">At the end of this phase, the system would have a complete logical reasoning foundation based on the features learned. It will now be able to classify any given input data provided that not all features learned are missing. <text:s text:c="3"/></text:span></text:p>
      <text:p text:style-name="P184"><text:span text:style-name="T185">Step 6</text:span></text:p>
      <text:p text:style-name="P186"><text:span text:style-name="T187">Classification</text:span></text:p>
      <text:p text:style-name="P188"><text:span text:style-name="T189">Classification is one of the final steps in the Human Activity Recognition chain in which the system attempts to classify qualified* test data. It is also the main criterion that gives a very definitive review on the decisions that are made in the previous steps e.g. window size, window length, feature space.</text:span></text:p>
      <text:p text:style-name="P190"><text:span text:style-name="T191">The classification is usually carried out by interpreting the reasoning foundation constructed in the training stage.</text:span></text:p>
      <text:p text:style-name="P192"><text:span text:style-name="T193">[todo Chart]</text:span></text:p>
      <text:p text:style-name="P194"><text:span text:style-name="T195">When an input instance is ready to be classified, the system will attempt to feed the input instance into each of the train models built in the training stage, expecting a probabilistic output activity class from them. The output set is then analysed in order to find out which of those output classes should be trusted i.e. have the highest confidence score. One of the most common ways to decide the final output class is to use the probability of each output itself as the measure of confidence score.</text:span></text:p>
      <text:p text:style-name="P196"/>
      <text:p text:style-name="P197">Programming Languages</text:p>
      <text:p text:style-name="P198"><text:span text:style-name="T199"><text:tab/></text:span><text:span text:style-name="T200">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01"><text:span text:style-name="T202"><text:tab/></text:span><text:span text:style-name="T203">Note:</text:span><text:span text:style-name="T204"><text:s/>The good and The bad sections describe the language’s advantages and disadvantages in the context of the project’s simulation implementation.</text:span></text:p>
      <text:p text:style-name="P205"><text:span text:style-name="T206">Modelling language: Vienna Development Method (VDM)</text:span></text:p>
      <text:p text:style-name="P207">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text:p>
      <text:p text:style-name="P208">The standard language of the VDM, created in 1970s at IBM labs is the VDM-SL (Vienna Development Method – Specification Language) which has been improved through a number of extensions in order to match the trend of computer-based system market. <text:s/><text:tab/></text:p>
      <text:p text:style-name="P209">VDM-RT is an extension for the VDM-SL which offers many real-time specific features such as internal clock and is widely-used for co-modelling and co-simulation of embedded system.</text:p>
      <text:p text:style-name="P210">The good:</text:p>
      <text:list text:style-name="LFO5" text:continue-numbering="true">
        <text:list-item>
          <text:p text:style-name="P211">Offers object-oriented programming capability.</text:p>
        </text:list-item>
        <text:list-item>
          <text:p text:style-name="P212">Capture real-time systems very well with a complete set of tools available to model and simulate an embedded system.</text:p>
        </text:list-item>
      </text:list>
      <text:p text:style-name="P213">The bad:</text:p>
      <text:list text:style-name="LFO5" text:continue-numbering="true">
        <text:list-item>
          <text:p text:style-name="P214">Limited built-in libraries which makes the simulation implantation that involves a lot<text:s/><text:soft-page-break/>of data processing and memory management very challenging.</text:p>
        </text:list-item>
        <text:list-item>
          <text:p text:style-name="P215">File I/O is limited which is a significant disadvantage.</text:p>
        </text:list-item>
      </text:list>
      <text:p text:style-name="P216"/>
      <text:p text:style-name="P217">Java</text:p>
      <text:p text:style-name="P218">Java is a general purpose high level programming language, invented by James Gosling at Sun Microsystem © (acquired by Oracle) in 1990s. The language offers a rich set of libraries and is amongst the first pure object oriented programming languages.</text:p>
      <text:p text:style-name="P219">The good:</text:p>
      <text:list text:style-name="LFO5" text:continue-numbering="true">
        <text:list-item>
          <text:p text:style-name="P220">Object-oriented capability makes it easier to implement the simulation.</text:p>
        </text:list-item>
        <text:list-item>
          <text:p text:style-name="P221">Rich SDK with many standardised helpful libraries e.g. the collection framework.</text:p>
        </text:list-item>
        <text:list-item>
          <text:p text:style-name="P222">Real time software enabled.</text:p>
        </text:list-item>
      </text:list>
      <text:p text:style-name="P223">The bad:</text:p>
      <text:list text:style-name="LFO5" text:continue-numbering="true">
        <text:list-item>
          <text:p text:style-name="P224">Memory management not possible which potentially hinders the optimisation of the algorithm.</text:p>
        </text:list-item>
        <text:list-item>
          <text:p text:style-name="P225">Limited low-level facilities</text:p>
        </text:list-item>
      </text:list>
      <text:p text:style-name="P226"/>
      <text:p text:style-name="P227">C</text:p>
      <text:p text:style-name="P228">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29">The good:</text:p>
      <text:list text:style-name="LFO5" text:continue-numbering="true">
        <text:list-item>
          <text:p text:style-name="P230">Rich set of low-level facilities.</text:p>
        </text:list-item>
        <text:list-item>
          <text:p text:style-name="P231">Direct access to system resource addresses.</text:p>
        </text:list-item>
        <text:list-item>
          <text:p text:style-name="P232">Low overhead on abstraction making algorithms’ implementation potentially faster and more efficient.</text:p>
        </text:list-item>
        <text:list-item>
          <text:p text:style-name="P233">The practical language for embedded application development.</text:p>
        </text:list-item>
      </text:list>
      <text:p text:style-name="P234">The bad:</text:p>
      <text:list text:style-name="LFO5" text:continue-numbering="true">
        <text:list-item>
          <text:p text:style-name="P235"><text:span text:style-name="T236">Object orientation is not supported. However, the<text:s/></text:span><text:span text:style-name="T237">structure<text:s/></text:span><text:span text:style-name="T238">structures could provide a solution to equivalent capability.</text:span></text:p>
        </text:list-item>
      </text:list>
      <text:p text:style-name="P239"/>
      <text:p text:style-name="P240"><text:span text:style-name="T241">Sensing devices</text:span></text:p>
      <text:p text:style-name="P242"><text:span text:style-name="T243">[todo section headers]</text:span><text:span text:style-name="T244"><text:s/></text:span></text:p>
      <text:p text:style-name="P245"/>
      <text:p text:style-name="P246"/>
      <text:p text:style-name="P247">Figure 1. The WAX9 sensor</text:p>
      <text:soft-page-break/>
      <text:p text:style-name="P248"><text:span text:style-name="T249"><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250"><text:span text:style-name="T251">The sensing device that is to be used in this project is WAX9.<text:s/></text:span><text:span text:style-name="T252">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ref Axivity].</text:span></text:p>
      <text:p text:style-name="P253">The WAX9 sensor is an ideal candidate for wirelessly gathering real time movement data. Additionally, the WAX9 also features a barometric pressure sensor and temperature sensor.</text:p>
      <text:p text:style-name="P254"><text:span text:style-name="T255">The sensor is powered by the Microchip’s<text:s/></text:span><text:span text:style-name="T256">PIC24FJ256GB110 Family, offering a 16-bit architecture with linear addressing of up to 12 MB (program space) and 64 KB (data) [ref Microchip]. The performance of the process can get up to 16MIPS with the instruction set being able to support different addressing modes and optimised for high level languages such as C. [ref Microchip]</text:span></text:p>
      <text:p text:style-name="P257"><text:span text:style-name="T258">The sensor offers a wide range of sensitivity:<text:s/></text:span><text:span text:style-name="T259"> </text:span><text:span text:style-name="T260">+/- 2 g, +/- 4 g, +/- 8 g that can be used for a wide range of applications. This sensitivity level can be fully configured through the build.</text:span></text:p>
      <table:table table:style-name="Table261">
        <table:table-columns>
          <table:table-column table:style-name="TableColumn262"/>
          <table:table-column table:style-name="TableColumn263"/>
        </table:table-columns>
        <table:table-header-rows>
          <table:table-row table:style-name="TableRow264">
            <table:table-cell table:style-name="TableCell265">
              <text:p text:style-name="P266">Sensitivity</text:p>
            </table:table-cell>
            <table:table-cell table:style-name="TableCell267">
              <text:p text:style-name="P268">Example Use Case</text:p>
            </table:table-cell>
          </table:table-row>
        </table:table-header-rows>
        <table:table-row table:style-name="TableRow269">
          <table:table-cell table:style-name="TableCell270">
            <text:p text:style-name="P271">±2g</text:p>
          </table:table-cell>
          <table:table-cell table:style-name="TableCell272">
            <text:p text:style-name="P273">Fine movements such as hand writing or painting</text:p>
          </table:table-cell>
        </table:table-row>
        <table:table-row table:style-name="TableRow274">
          <table:table-cell table:style-name="TableCell275">
            <text:p text:style-name="P276">±4g</text:p>
          </table:table-cell>
          <table:table-cell table:style-name="TableCell277">
            <text:p text:style-name="P278">Mild activities such as walking</text:p>
          </table:table-cell>
        </table:table-row>
        <table:table-row table:style-name="TableRow279">
          <table:table-cell table:style-name="TableCell280">
            <text:p text:style-name="P281">±8g</text:p>
          </table:table-cell>
          <table:table-cell table:style-name="TableCell282">
            <text:p text:style-name="P283">Moderate activities such as sprinting &amp; jumping</text:p>
          </table:table-cell>
        </table:table-row>
      </table:table>
      <text:p text:style-name="P284">Table 1. Suggested use for different sensitivity levels.</text:p>
      <text:p text:style-name="P285">[ref Axivity WAX9 doc page]</text:p>
      <text:p text:style-name="P286">The WAX9 sensor is also able to output data at different sampling rates with the default sampling rate being 50Hz. [ref WAX9 software guide]. At 50Hz, the sensor can operate for up to 6 hours. However, when the device is put on hibernate mode, the battery can stay for up to 56 days. [ref]</text:p>
      <text:p text:style-name="P287">The output data from the sensor can be of two different formats: Binary format and text format.</text:p>
      <text:p text:style-name="P288"><text:span text:style-name="T289">The binary format which is machine readable is the recommended operating mode for high performance systems. The sensor data is transmitted in raw binary using</text:span><text:span text:style-name="T290"> </text:span><text:a xlink:href="http://en.wikipedia.org/wiki/Serial_Line_Internet_Protocol" office:target-frame-name="_top" xlink:show="replace"><text:span text:style-name="T291">slip encoding</text:span></text:a><text:span text:style-name="T292"> </text:span><text:span text:style-name="T293">(</text:span><text:a xlink:href="http://tools.ietf.org/html/rfc1055" office:target-frame-name="_top" xlink:show="replace"><text:span text:style-name="T294">RFC 1055</text:span></text:a><text:span text:style-name="T295">) allowing the framing of the data to be extracted. The binary stream mode offers greatly reduced channel usage and hence higher sample rates.</text:span></text:p>
      <text:p text:style-name="P296">On the other hand, under text formatting mode, the sensor produces data file of csv extension with characters being UTF-8 encoded. The sample number that is the first variable in the list (which represents a sample) can be used to identify if samples are missing due to e.g. the sensor<text:s/><text:soft-page-break/>experiencing out-of-range sensitivity. Additional information such as battery, temperature, pressure can be sampled at a lower rate i.e. twice per second in order to save battery. This is the default mode of sampling data.</text:p>
      <text:p text:style-name="P297">The formal default format of the data is:</text:p>
      <text:p text:style-name="P298">DATA: N, Ax, Ay, Az, Gx, Gy, Gz, Mx, My, -Mz, Batmv, Temp, Pres, Ia</text:p>
      <text:p text:style-name="P299">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00">Where:</text:p>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ext:p text:style-name="P307">Symbol</text:p>
          </table:table-cell>
          <table:table-cell table:style-name="TableCell308">
            <text:p text:style-name="P309">Description</text:p>
          </table:table-cell>
          <table:table-cell table:style-name="TableCell310">
            <text:p text:style-name="P311">Unit</text:p>
          </table:table-cell>
        </table:table-row>
        <table:table-row table:style-name="TableRow312">
          <table:table-cell table:style-name="TableCell313">
            <text:p text:style-name="P314">N</text:p>
          </table:table-cell>
          <table:table-cell table:style-name="TableCell315">
            <text:p text:style-name="P316">The sample number</text:p>
          </table:table-cell>
          <table:table-cell table:style-name="TableCell317">
            <text:p text:style-name="P318">Integer</text:p>
          </table:table-cell>
        </table:table-row>
        <table:table-row table:style-name="TableRow319">
          <table:table-cell table:style-name="TableCell320">
            <text:p text:style-name="P321">Ax</text:p>
          </table:table-cell>
          <table:table-cell table:style-name="TableCell322">
            <text:p text:style-name="P323">Accelerometer’s reading of x dimension</text:p>
          </table:table-cell>
          <table:table-cell table:style-name="TableCell324">
            <text:p text:style-name="P325"><text:span text:style-name="T326">g (</text:span><text:span text:style-name="T327">the acceleration due to gravity which is approximately 9.81 ms^-2)</text:span></text:p>
          </table:table-cell>
        </table:table-row>
        <table:table-row table:style-name="TableRow328">
          <table:table-cell table:style-name="TableCell329">
            <text:p text:style-name="P330">Ay</text:p>
          </table:table-cell>
          <table:table-cell table:style-name="TableCell331">
            <text:p text:style-name="P332">Accelerometer’s reading of y dimension</text:p>
          </table:table-cell>
          <table:table-cell table:style-name="TableCell333">
            <text:p text:style-name="P334">g</text:p>
          </table:table-cell>
        </table:table-row>
        <table:table-row table:style-name="TableRow335">
          <table:table-cell table:style-name="TableCell336">
            <text:p text:style-name="P337">Az</text:p>
          </table:table-cell>
          <table:table-cell table:style-name="TableCell338">
            <text:p text:style-name="P339">Accelerometer’s reading of z dimension</text:p>
          </table:table-cell>
          <table:table-cell table:style-name="TableCell340">
            <text:p text:style-name="P341">g</text:p>
          </table:table-cell>
        </table:table-row>
        <table:table-row table:style-name="TableRow342">
          <table:table-cell table:style-name="TableCell343">
            <text:p text:style-name="P344">Gx</text:p>
          </table:table-cell>
          <table:table-cell table:style-name="TableCell345">
            <text:p text:style-name="P346">Gyroscope’s reading of x dimension</text:p>
          </table:table-cell>
          <table:table-cell table:style-name="TableCell347">
            <text:p text:style-name="P348">Proportional to angular velocity. The unit is degree per second (dps)</text:p>
          </table:table-cell>
        </table:table-row>
        <table:table-row table:style-name="TableRow349">
          <table:table-cell table:style-name="TableCell350">
            <text:p text:style-name="P351">Gy</text:p>
          </table:table-cell>
          <table:table-cell table:style-name="TableCell352">
            <text:p text:style-name="P353">Gyroscope’s reading of y dimension</text:p>
          </table:table-cell>
          <table:table-cell table:style-name="TableCell354">
            <text:p text:style-name="P355">Proportional to angular velocity.</text:p>
          </table:table-cell>
        </table:table-row>
        <table:table-row table:style-name="TableRow356">
          <table:table-cell table:style-name="TableCell357">
            <text:p text:style-name="P358">Gz</text:p>
          </table:table-cell>
          <table:table-cell table:style-name="TableCell359">
            <text:p text:style-name="P360">Gyroscope’s reading of z dimension</text:p>
          </table:table-cell>
          <table:table-cell table:style-name="TableCell361">
            <text:p text:style-name="P362">Proportional to angular velocity.</text:p>
          </table:table-cell>
        </table:table-row>
        <table:table-row table:style-name="TableRow363">
          <table:table-cell table:style-name="TableCell364">
            <text:p text:style-name="P365">Mx</text:p>
          </table:table-cell>
          <table:table-cell table:style-name="TableCell366">
            <text:p text:style-name="P367"><text:line-break/>Magnetometer’s reading of x dimension</text:p>
          </table:table-cell>
          <table:table-cell table:style-name="TableCell368">
            <text:p text:style-name="P369">Pa (Pascal – SI derived unit). Conversion to altitude can be made reasonably correctly with assumption about typical conditions.</text:p>
          </table:table-cell>
        </table:table-row>
        <table:table-row table:style-name="TableRow370">
          <table:table-cell table:style-name="TableCell371">
            <text:p text:style-name="P372">My</text:p>
          </table:table-cell>
          <table:table-cell table:style-name="TableCell373">
            <text:p text:style-name="P374"><text:span text:style-name="T375">Magnetometer’s reading of y dimension</text:span></text:p>
          </table:table-cell>
          <table:table-cell table:style-name="TableCell376">
            <text:p text:style-name="P377">Pa</text:p>
          </table:table-cell>
        </table:table-row>
        <text:soft-page-break/>
        <table:table-row table:style-name="TableRow378">
          <table:table-cell table:style-name="TableCell379">
            <text:p text:style-name="P380">Mz</text:p>
          </table:table-cell>
          <table:table-cell table:style-name="TableCell381">
            <text:p text:style-name="P382">Magnetometer’s reading of z dimension</text:p>
          </table:table-cell>
          <table:table-cell table:style-name="TableCell383">
            <text:p text:style-name="P384">Pa</text:p>
          </table:table-cell>
        </table:table-row>
        <table:table-row table:style-name="TableRow385">
          <table:table-cell table:style-name="TableCell386">
            <text:p text:style-name="P387">Batmv</text:p>
          </table:table-cell>
          <table:table-cell table:style-name="TableCell388">
            <text:p text:style-name="P389">Battery level</text:p>
          </table:table-cell>
          <table:table-cell table:style-name="TableCell390">
            <text:p text:style-name="P391">Volt.</text:p>
          </table:table-cell>
        </table:table-row>
        <table:table-row table:style-name="TableRow392">
          <table:table-cell table:style-name="TableCell393">
            <text:p text:style-name="P394">Temp</text:p>
          </table:table-cell>
          <table:table-cell table:style-name="TableCell395">
            <text:p text:style-name="P396">Temperature sensor’s reading</text:p>
          </table:table-cell>
          <table:table-cell table:style-name="TableCell397">
            <text:p text:style-name="P398">Degree Celsius</text:p>
          </table:table-cell>
        </table:table-row>
        <table:table-row table:style-name="TableRow399">
          <table:table-cell table:style-name="TableCell400">
            <text:p text:style-name="P401">Inactive count</text:p>
          </table:table-cell>
          <table:table-cell table:style-name="TableCell402">
            <text:p text:style-name="P403">Used to hibernate the sensor in due course.</text:p>
          </table:table-cell>
          <table:table-cell table:style-name="TableCell404">
            <text:p text:style-name="P405">Integer</text:p>
          </table:table-cell>
        </table:table-row>
      </table:table>
      <text:p text:style-name="P406"/>
      <text:p text:style-name="P407">Tools</text:p>
      <text:p text:style-name="P408"><text:s/>The WAX 9 sensor comes with a Windows GUI utility client developed at Newcastle University by Daniel Jackson [ref]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09">The format of data is very similar to that of text format output discussed above.</text:p>
      <text:p text:style-name="P410"><text:span text:style-name="T411">$WAX9, receivedTime, sampleNumber, sampleTime, accelX, accelY, accelZ, gyroX, gyroY, gyroZ, magX, magX, magZ</text:span></text:p>
      <text:p text:style-name="P412"><text:span text:style-name="T413">Where $WAX9 denotes the data line received at receivedTime in hh:dd:mm.000 format and sampleTime denotes the time of the device’s internal clock in seconds (0 – 65535, wrap-around applied). The other variables are already converted values which have been discussed above.</text:span><text:span text:style-name="T414"><text:tab/></text:span></text:p>
      <text:p text:style-name="P415">Following is an example of output data in csv format produced by streaming data through the software. <text:s/></text:p>
      <table:table table:style-name="Table416">
        <table:table-columns>
          <table:table-column table:style-name="TableColumn417"/>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P432">$WAX9</text:p>
          </table:table-cell>
          <table:table-cell table:style-name="TableCell433">
            <text:p text:style-name="P434">29:57.4</text:p>
          </table:table-cell>
          <table:table-cell table:style-name="TableCell435">
            <text:p text:style-name="P436">1</text:p>
          </table:table-cell>
          <table:table-cell table:style-name="TableCell437">
            <text:p text:style-name="P438">314.5687</text:p>
          </table:table-cell>
          <table:table-cell table:style-name="TableCell439">
            <text:p text:style-name="P440">0.87793</text:p>
          </table:table-cell>
          <table:table-cell table:style-name="TableCell441">
            <text:p text:style-name="P442">-0.44727</text:p>
          </table:table-cell>
          <table:table-cell table:style-name="TableCell443">
            <text:p text:style-name="P444">0.126953</text:p>
          </table:table-cell>
          <table:table-cell table:style-name="TableCell445">
            <text:p text:style-name="P446">1119.58</text:p>
          </table:table-cell>
          <table:table-cell table:style-name="TableCell447">
            <text:p text:style-name="P448">457.1</text:p>
          </table:table-cell>
          <table:table-cell table:style-name="TableCell449">
            <text:p text:style-name="P450">246.12</text:p>
          </table:table-cell>
          <table:table-cell table:style-name="TableCell451">
            <text:p text:style-name="P452">-157.2</text:p>
          </table:table-cell>
          <table:table-cell table:style-name="TableCell453">
            <text:p text:style-name="P454">114</text:p>
          </table:table-cell>
          <table:table-cell table:style-name="TableCell455">
            <text:p text:style-name="P456">-181.9</text:p>
          </table:table-cell>
        </table:table-row>
        <table:table-row table:style-name="TableRow457">
          <table:table-cell table:style-name="TableCell458">
            <text:p text:style-name="P459">$WAX9</text:p>
          </table:table-cell>
          <table:table-cell table:style-name="TableCell460">
            <text:p text:style-name="P461">29:57.6</text:p>
          </table:table-cell>
          <table:table-cell table:style-name="TableCell462">
            <text:p text:style-name="P463">2</text:p>
          </table:table-cell>
          <table:table-cell table:style-name="TableCell464">
            <text:p text:style-name="P465">314.6687</text:p>
          </table:table-cell>
          <table:table-cell table:style-name="TableCell466">
            <text:p text:style-name="P467">0.878906</text:p>
          </table:table-cell>
          <table:table-cell table:style-name="TableCell468">
            <text:p text:style-name="P469">-0.4502</text:p>
          </table:table-cell>
          <table:table-cell table:style-name="TableCell470">
            <text:p text:style-name="P471">0.12793</text:p>
          </table:table-cell>
          <table:table-cell table:style-name="TableCell472">
            <text:p text:style-name="P473">-12.81</text:p>
          </table:table-cell>
          <table:table-cell table:style-name="TableCell474">
            <text:p text:style-name="P475">9.1</text:p>
          </table:table-cell>
          <table:table-cell table:style-name="TableCell476">
            <text:p text:style-name="P477">6.79</text:p>
          </table:table-cell>
          <table:table-cell table:style-name="TableCell478">
            <text:p text:style-name="P479">-161.2</text:p>
          </table:table-cell>
          <table:table-cell table:style-name="TableCell480">
            <text:p text:style-name="P481">121.4</text:p>
          </table:table-cell>
          <table:table-cell table:style-name="TableCell482">
            <text:p text:style-name="P483">-167.8</text:p>
          </table:table-cell>
        </table:table-row>
        <table:table-row table:style-name="TableRow484">
          <table:table-cell table:style-name="TableCell485">
            <text:p text:style-name="P486">$WAX9</text:p>
          </table:table-cell>
          <table:table-cell table:style-name="TableCell487">
            <text:p text:style-name="P488">29:57.6</text:p>
          </table:table-cell>
          <table:table-cell table:style-name="TableCell489">
            <text:p text:style-name="P490">3</text:p>
          </table:table-cell>
          <table:table-cell table:style-name="TableCell491">
            <text:p text:style-name="P492">314.7687</text:p>
          </table:table-cell>
          <table:table-cell table:style-name="TableCell493">
            <text:p text:style-name="P494">0.874023</text:p>
          </table:table-cell>
          <table:table-cell table:style-name="TableCell495">
            <text:p text:style-name="P496">-0.4502</text:p>
          </table:table-cell>
          <table:table-cell table:style-name="TableCell497">
            <text:p text:style-name="P498">0.128906</text:p>
          </table:table-cell>
          <table:table-cell table:style-name="TableCell499">
            <text:p text:style-name="P500">-13.93</text:p>
          </table:table-cell>
          <table:table-cell table:style-name="TableCell501">
            <text:p text:style-name="P502">5.67</text:p>
          </table:table-cell>
          <table:table-cell table:style-name="TableCell503">
            <text:p text:style-name="P504">9.45</text:p>
          </table:table-cell>
          <table:table-cell table:style-name="TableCell505">
            <text:p text:style-name="P506">-160.9</text:p>
          </table:table-cell>
          <table:table-cell table:style-name="TableCell507">
            <text:p text:style-name="P508">121.9</text:p>
          </table:table-cell>
          <table:table-cell table:style-name="TableCell509">
            <text:p text:style-name="P510">-167.1</text:p>
          </table:table-cell>
        </table:table-row>
        <table:table-row table:style-name="TableRow511">
          <table:table-cell table:style-name="TableCell512">
            <text:p text:style-name="P513">$WAX9</text:p>
          </table:table-cell>
          <table:table-cell table:style-name="TableCell514">
            <text:p text:style-name="P515">29:57.7</text:p>
          </table:table-cell>
          <table:table-cell table:style-name="TableCell516">
            <text:p text:style-name="P517">4</text:p>
          </table:table-cell>
          <table:table-cell table:style-name="TableCell518">
            <text:p text:style-name="P519">314.8687</text:p>
          </table:table-cell>
          <table:table-cell table:style-name="TableCell520">
            <text:p text:style-name="P521">0.881836</text:p>
          </table:table-cell>
          <table:table-cell table:style-name="TableCell522">
            <text:p text:style-name="P523">-0.4541</text:p>
          </table:table-cell>
          <table:table-cell table:style-name="TableCell524">
            <text:p text:style-name="P525">0.124023</text:p>
          </table:table-cell>
          <table:table-cell table:style-name="TableCell526">
            <text:p text:style-name="P527">3.5</text:p>
          </table:table-cell>
          <table:table-cell table:style-name="TableCell528">
            <text:p text:style-name="P529">-5.81</text:p>
          </table:table-cell>
          <table:table-cell table:style-name="TableCell530">
            <text:p text:style-name="P531">4.27</text:p>
          </table:table-cell>
          <table:table-cell table:style-name="TableCell532">
            <text:p text:style-name="P533">-160.7</text:p>
          </table:table-cell>
          <table:table-cell table:style-name="TableCell534">
            <text:p text:style-name="P535">121.9</text:p>
          </table:table-cell>
          <table:table-cell table:style-name="TableCell536">
            <text:p text:style-name="P537">-167.3</text:p>
          </table:table-cell>
        </table:table-row>
      </table:table>
      <text:p text:style-name="P538"/>
      <text:p text:style-name="P539">Table 2. WAX9 Utility Software Output</text:p>
      <text:p text:style-name="P540"/>
      <text:p text:style-name="P541"><text:s/>Design [3000]</text:p>
      <text:p text:style-name="P542">This section will describe the detailed design of the algorithm and where possible, it also discusses<text:s/><text:soft-page-break/>about the reasons made behind the design decisions.</text:p>
      <text:p text:style-name="P543">[Flow chart]</text:p>
      <text:p text:style-name="P544">1.Collecting user data through the WAX9 sensor. [400]</text:p>
      <text:p text:style-name="P545">Sensor use</text:p>
      <text:p text:style-name="P546">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547">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48">Nevertheless, it is also shown in a lot of works in which a single sensor was used that the classification performance is very promising e.g. Alan’s (2014) Vespa algorithm on recognising postural transitions yields an excellent classification result of over 86%, Rodriguez-Martin et al. (2014) AL algorithm on the same problem also produces a similar result.</text:p>
      <text:p text:style-name="P549">The decision therefore was made towards using a single sensor.</text:p>
      <text:p text:style-name="P550">Sensor location</text:p>
      <text:p text:style-name="P551">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significantly could therefore change the algorithm design at many stages i.e. feature selection. Furthermore, depending on where the sensor is placed, the noise level might as well go up or down which affects the credibility of the signal.</text:p>
      <text:p text:style-name="P552"><text:span text:style-name="T553">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t and waist locations. The<text:s/></text:span><text:span text:style-name="T554">lateral waist [todo rename]</text:span><text:span text:style-name="T555"><text:s/>location was chosen from this list because it is believed that the abdomen area is where centre forces of human body are<text:s/></text:span><text:span text:style-name="T556">Moreover, waist position enables movement monitoring since waist is close to the centre of mass of the body and therefore could be considered one of the most representative parts of human movement [ref PD]. The lateral waist location is also believed to be affected less severely than other waist locations such as back location i.e. the orientation of the sensor when mounted in the hip is unlikely to get affected by the non-linear structure of the vertebral column.</text:span></text:p>
      <text:p text:style-name="P557">The decision for the sensor location therefore was made towards the lateral position of the waist.</text:p>
      <text:p text:style-name="P558">[sensor configuration]</text:p>
      <text:p text:style-name="P559">The utility software is configured to instruct the sensor to produce samples at 24Hz sampling rate. The first reason for this is that it offers a good level of information in the context of this project which is sufficient for detecting targeted postures while offering a lower-cost computation and<text:s/><text:soft-page-break/>memory footprint in the algorithm compared to the default sampling rate of 50Hz. On the other hand, a phenomenon called aliasing exists which makes signal sampled at the same target frequency start to lose the frequency peaks, effectively reducing the dynamics of the samples (ref Nonlinear). It is therefore required that the sampling rate is at least two times greater than the highest frequency of interest. It is shown in practice that the frequency of walking activity could get up to 12Hz (ref Nonlinear). Therefore, a sampling rate of 24Hz is considered ideal in the context of this project. <text:s/></text:p>
      <text:p text:style-name="P560">Give the target activity classes of the project, the sensitivity of the sensor is configured for +/- 8g so that more intensive dynamic activities could be captured normally [ref Hammerla].</text:p>
      <text:p text:style-name="P561">The decision for the sensor’s configuration properties was 10Hz sampling rate, +/- 8g sensitivity.</text:p>
      <text:p text:style-name="P562">[Sensor mounting orientation]</text:p>
      <text:p text:style-name="P563">The mounting orientation of the sensor is described as follows.</text:p>
      <text:p text:style-name="P564"><text:span text:style-name="T565"><draw:frame draw:style-name="a1" draw:name="Picture 2" text:anchor-type="as-char" svg:x="0in" svg:y="0in" svg:width="0.99266in" svg:height="3.35614in" style:rel-width="scale" style:rel-height="scale"><draw:image xlink:href="media/image2.jpg" xlink:type="simple" xlink:show="embed" xlink:actuate="onLoad"/><svg:title/><svg:desc/></draw:frame></text:span></text:p>
      <text:p text:style-name="P566">Figure 2. Sensor mounting orientation (Source: Axivity.com)</text:p>
      <text:p text:style-name="P567">The information about the specific axes is as follows.</text:p>
      <table:table table:style-name="Table568">
        <table:table-columns>
          <table:table-column table:style-name="TableColumn569"/>
          <table:table-column table:style-name="TableColumn570"/>
        </table:table-columns>
        <table:table-row table:style-name="TableRow571">
          <table:table-cell table:style-name="TableCell572">
            <text:p text:style-name="P573">Axis</text:p>
          </table:table-cell>
          <table:table-cell table:style-name="TableCell574">
            <text:p text:style-name="P575">Orientation</text:p>
          </table:table-cell>
        </table:table-row>
        <table:table-row table:style-name="TableRow576">
          <table:table-cell table:style-name="TableCell577">
            <text:p text:style-name="P578">X</text:p>
          </table:table-cell>
          <table:table-cell table:style-name="TableCell579">
            <text:p text:style-name="P580">Along the waist.</text:p>
          </table:table-cell>
        </table:table-row>
        <table:table-row table:style-name="TableRow581">
          <table:table-cell table:style-name="TableCell582">
            <text:p text:style-name="P583">Y</text:p>
          </table:table-cell>
          <table:table-cell table:style-name="TableCell584">
            <text:p text:style-name="P585">Along the body.</text:p>
          </table:table-cell>
        </table:table-row>
        <table:table-row table:style-name="TableRow586">
          <table:table-cell table:style-name="TableCell587">
            <text:p text:style-name="P588">Z</text:p>
          </table:table-cell>
          <table:table-cell table:style-name="TableCell589">
            <text:p text:style-name="P590">[todo ask Michael]<text:s/></text:p>
          </table:table-cell>
        </table:table-row>
      </table:table>
      <text:p text:style-name="P591"><text:s text:c="2"/></text:p>
      <text:p text:style-name="P592"/>
      <text:p text:style-name="P593">[Activity Script]</text:p>
      <text:p text:style-name="P594"><text:span text:style-name="T595">It is discussed in the Human Activity Recognition chain overview that when activities performed continuously,<text:s/></text:span><text:span text:style-name="T596">it is possible the boundaries between actions performed continuously could also get<text:s/></text:span><text:soft-page-break/><text:span text:style-name="T597">very “blurry” given the non-standard characteristic of human activities. This is not a desirable state for input signal.</text:span></text:p>
      <text:p text:style-name="P598">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able:table table:style-name="Table599">
        <table:table-columns>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P611">Action</text:p>
          </table:table-cell>
          <table:table-cell table:style-name="TableCell612">
            <text:p text:style-name="P613">CAL</text:p>
          </table:table-cell>
          <table:table-cell table:style-name="TableCell614">
            <text:p text:style-name="P615">STAND</text:p>
          </table:table-cell>
          <table:table-cell table:style-name="TableCell616">
            <text:p text:style-name="P617">CAL</text:p>
          </table:table-cell>
          <table:table-cell table:style-name="TableCell618">
            <text:p text:style-name="P619">WALK</text:p>
          </table:table-cell>
          <table:table-cell table:style-name="TableCell620">
            <text:p text:style-name="P621">CAL</text:p>
          </table:table-cell>
          <table:table-cell table:style-name="TableCell622">
            <text:p text:style-name="P623">LIE</text:p>
          </table:table-cell>
          <table:table-cell table:style-name="TableCell624">
            <text:p text:style-name="P625">CAL</text:p>
          </table:table-cell>
          <table:table-cell table:style-name="TableCell626">
            <text:p text:style-name="P627">Total</text:p>
          </table:table-cell>
        </table:table-row>
        <table:table-row table:style-name="TableRow628">
          <table:table-cell table:style-name="TableCell629">
            <text:p text:style-name="P630">Duration (s)</text:p>
          </table:table-cell>
          <table:table-cell table:style-name="TableCell631">
            <text:p text:style-name="P632">5</text:p>
          </table:table-cell>
          <table:table-cell table:style-name="TableCell633">
            <text:p text:style-name="P634">14</text:p>
          </table:table-cell>
          <table:table-cell table:style-name="TableCell635">
            <text:p text:style-name="P636">5</text:p>
          </table:table-cell>
          <table:table-cell table:style-name="TableCell637">
            <text:p text:style-name="P638">14</text:p>
          </table:table-cell>
          <table:table-cell table:style-name="TableCell639">
            <text:p text:style-name="P640">5</text:p>
          </table:table-cell>
          <table:table-cell table:style-name="TableCell641">
            <text:p text:style-name="P642">14</text:p>
          </table:table-cell>
          <table:table-cell table:style-name="TableCell643">
            <text:p text:style-name="P644">5</text:p>
          </table:table-cell>
          <table:table-cell table:style-name="TableCell645">
            <text:p text:style-name="P646">62</text:p>
          </table:table-cell>
        </table:table-row>
      </table:table>
      <text:p text:style-name="P647">Where:</text:p>
      <text:p text:style-name="P648">CAL: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p>
      <text:p text:style-name="P649">STAND: The user is required to stand comfortably for designated duration. This would bring a realistic level of noise into the output signal which could be helpful in overfitting prevention [See section todo].</text:p>
      <text:p text:style-name="P650">WALK: The user is required to perform a casual walk at different paces.</text:p>
      <text:p text:style-name="P651">LIE: The user is required to lie down comfortably.</text:p>
      <text:p text:style-name="P652">The script is performed twice by each user, effectively collecting two signals for each user. The first signal (S1) is then used in the upcoming stages of the learning phase in order to train the system whereas the other signal (S2) is used for testing and validation. <text:s/></text:p>
      <text:p text:style-name="P653">2. Window chunking [400]</text:p>
      <text:p text:style-name="P654">[filtering off irrelevant data]</text:p>
      <text:p text:style-name="P655">At the beginning of this stage, the signal is in a raw form, containing a lot of noise and irrelevant data. This sort of data is not useful for the learning process and therefore is to be removed from the signal.</text:p>
      <text:p text:style-name="P656">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57">The simple formulae, implemented in the system for figuring out the interval’s ends of some activity class is as follows:</text:p>
      <text:p text:style-name="P658">Action’s interval commences:<text:s/></text:p>
      <text:p text:style-name="P659">(ACTION ORDER) - 1) * ACTION_DURATION + CALIBRATION_TIME + NOISE</text:p>
      <text:p text:style-name="P660"><text:span text:style-name="T661"><text:tab/></text:span><text:span text:style-name="T662">Action’s interval ends:</text:span></text:p>
      <text:p text:style-name="P663"><text:span text:style-name="T664">(ACTION_ORDER) * ACTION_DURATION – NOISE</text:span></text:p>
      <text:soft-page-break/>
      <text:p text:style-name="P665">Where:<text:s/></text:p>
      <text:list text:style-name="LFO5" text:continue-numbering="true">
        <text:list-item>
          <text:p text:style-name="P666">Action order: The order of the activity class as per execution order.</text:p>
        </text:list-item>
      </text:list>
      <text:p text:style-name="P667"><text:span text:style-name="T668"><text:tab/></text:span><text:span text:style-name="T669"><text:tab/></text:span><text:span text:style-name="T670"><text:tab/></text:span></text:p>
      <table:table table:style-name="Table671">
        <table:table-columns>
          <table:table-column table:style-name="TableColumn672"/>
          <table:table-column table:style-name="TableColumn673"/>
        </table:table-columns>
        <table:table-row table:style-name="TableRow674">
          <table:table-cell table:style-name="TableCell675">
            <text:p text:style-name="P676">Activity class</text:p>
          </table:table-cell>
          <table:table-cell table:style-name="TableCell677">
            <text:p text:style-name="P678">Order</text:p>
          </table:table-cell>
        </table:table-row>
        <table:table-row table:style-name="TableRow679">
          <table:table-cell table:style-name="TableCell680">
            <text:p text:style-name="P681">Standing</text:p>
          </table:table-cell>
          <table:table-cell table:style-name="TableCell682">
            <text:p text:style-name="P683">1</text:p>
          </table:table-cell>
        </table:table-row>
        <table:table-row table:style-name="TableRow684">
          <table:table-cell table:style-name="TableCell685">
            <text:p text:style-name="P686">Walking<text:s/></text:p>
          </table:table-cell>
          <table:table-cell table:style-name="TableCell687">
            <text:p text:style-name="P688">2</text:p>
          </table:table-cell>
        </table:table-row>
        <table:table-row table:style-name="TableRow689">
          <table:table-cell table:style-name="TableCell690">
            <text:p text:style-name="P691">Lying</text:p>
          </table:table-cell>
          <table:table-cell table:style-name="TableCell692">
            <text:p text:style-name="P693">3</text:p>
          </table:table-cell>
        </table:table-row>
      </table:table>
      <text:list text:style-name="LFO5" text:continue-numbering="true">
        <text:list-item>
          <text:p text:style-name="P694">Action’s duration: The time allocated for user to perform a particular activity (in this project it applies for all activities) including noise.</text:p>
        </text:list-item>
      </text:list>
      <text:p text:style-name="P695">Noise: The time allocated for noise at the beginning and the end of the activity performance.</text:p>
      <text:p text:style-name="P696">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697">
        <table:table-columns>
          <table:table-column table:style-name="TableColumn698"/>
          <table:table-column table:style-name="TableColumn699"/>
        </table:table-columns>
        <table:table-row table:style-name="TableRow700">
          <table:table-cell table:style-name="TableCell701">
            <text:p text:style-name="P702">Activity class</text:p>
          </table:table-cell>
          <table:table-cell table:style-name="TableCell703">
            <text:p text:style-name="P704">Interval (second)</text:p>
          </table:table-cell>
        </table:table-row>
        <table:table-row table:style-name="TableRow705">
          <table:table-cell table:style-name="TableCell706">
            <text:p text:style-name="P707">Standing</text:p>
          </table:table-cell>
          <table:table-cell table:style-name="TableCell708">
            <text:p text:style-name="P709">7 – 17</text:p>
          </table:table-cell>
        </table:table-row>
        <table:table-row table:style-name="TableRow710">
          <table:table-cell table:style-name="TableCell711">
            <text:p text:style-name="P712">Walking</text:p>
          </table:table-cell>
          <table:table-cell table:style-name="TableCell713">
            <text:p text:style-name="P714">26 – 36</text:p>
          </table:table-cell>
        </table:table-row>
        <table:table-row table:style-name="TableRow715">
          <table:table-cell table:style-name="TableCell716">
            <text:p text:style-name="P717">Sitting</text:p>
          </table:table-cell>
          <table:table-cell table:style-name="TableCell718">
            <text:p text:style-name="P719">45 – 55</text:p>
          </table:table-cell>
        </table:table-row>
      </table:table>
      <text:p text:style-name="P720">After being filtered, the signal now contains only relevant data to activity classes.<text:s/></text:p>
      <text:p text:style-name="P721"><text:s/>[window configuration]</text:p>
      <text:p text:style-name="P722">In this step, the filtered data is now segmented into continuously overlapped windows. There are two parameters that need to be chosen and tuned in this process. They are window size and window offset.<text:s/></text:p>
      <text:p text:style-name="P723">Window size</text:p>
      <text:p text:style-name="P724">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 window size, however, could potentially make the risk of intra-class variability larger, potentially reducing the classification performance of the system.</text:p>
      <text:p text:style-name="P725"><text:s/>The window size also depends on the context of the problem. Activity frequency is also taken into consideration when analysing the window size. It is shown in experiments that knee join ankle frequency can get up to 3Hz while a front-to-back posture sway could get to 1Hz (ref Nonlinear).<text:s/></text:p>
      <text:p text:style-name="P726">Amongst the most commonly used window size are: one second, two seconds in Randell et al. (2000) for postures, three seconds in Kralj et at. (1990) for postural transitions. Given the context of the problem (human daily activities) with the aid of experimenting and researches proposed above, the window size choice tends to suggest the use of the two-second windows.</text:p>
      <text:p text:style-name="P727">Window offset</text:p>
      <text:soft-page-break/>
      <text:p text:style-name="P728">Window offset concerns specifies the offset between two adjacent windows in the signal. The offset from window w2 to window w1 starts from w1 i.e. two windows can overlap each other if the offset is less than that of the window size. <text:s/>It effectivity specifies the density of windows distributed. A trade-off also exists regarding the window offset. In order to achieve a balance between memory footprint and activity characteristic preservation, the offset chosen to be implemented is ½ of the window size.<text:s/></text:p>
      <text:p text:style-name="P729">3.Feature extraction [700]</text:p>
      <text:p text:style-name="P730"><text:span text:style-name="T731">One of the most important decisions needs to be made during the design stage is the selection of features. Through the years, researches and works have proposed a wide of range of features. While high level features such as Fourier Transform related coefficients (which works based on the observation that every continuous signal could be constructed by combining several waves of different frequencies and amplitudes</text:span><text:span text:style-name="T732">, Empirical Cumulative Distribution (which works by obtaining the integral the quantile function from the histogram of the signal etc. have been proven to yield a very good result in classifying performance<text:s/></text:span><text:span text:style-name="T733">[Huynh et al.,<text:s/></text:span><text:span text:style-name="T734">Rodriguez-Martin et al., Hammerla]. However, some of them require a significant amount of computation i.e. the Fourier Transform coefficients computation mainly relies on operations on floating point numbers (either the natural logarithm or trigonometric functions) which might include the use of power operation very often.</text:span></text:p>
      <text:p text:style-name="P735">On the other hand, hand-picked statistical features have long been used in pervasive and wearable computing thanks to their low-cost computation requirements as well as their good performance across activity recognition problems [Bao and Intille 2004; Ravi et al. 2005].</text:p>
      <text:p text:style-name="P736">Let us now describe briefly the mathematical terminologies that are to be used to form the feature space of the algorithm.</text:p>
      <text:p text:style-name="P737">Mean [todo format]</text:p>
      <text:p text:style-name="P738"><text:span text:style-name="T739">In the context of this project, mean or sometimes called<text:s/></text:span><text:a office:title="Arithmetic mean" xlink:href="https://en.wikipedia.org/wiki/Arithmetic_mean" office:target-frame-name="_top" xlink:show="replace"><text:span text:style-name="T740">arithmetic mean</text:span></text:a><text:span text:style-name="T741">,</text:span><text:span text:style-name="T742"> </text:span><text:a office:title="Expected value" xlink:href="https://en.wikipedia.org/wiki/Expected_value" office:target-frame-name="_top" xlink:show="replace"><text:span text:style-name="T743">mathematical expectation</text:span></text:a><text:span text:style-name="T744">, average</text:span><text:span text:style-name="T745"> </text:span><text:span text:style-name="T746">refer to a “central” value of a discrete set of numerical values. Essentially, it can be calculated by dividing the sum of values in the dataset by the number of values in that dataset.</text:span></text:p>
      <text:p text:style-name="P747"><draw:frame draw:style-name="a2" text:anchor-type="as-char" svg:x="0in" svg:y="0in" svg:width="1.94792in" svg:height="0.375in" style:rel-width="scale" style:rel-height="scale"><draw:object xlink:href="Object 1/" xlink:type="simple" xlink:show="embed" xlink:actuate="onLoad"/></draw:frame></text:p>
      <text:p text:style-name="P748">Where:<text:s/></text:p>
      <text:list text:style-name="LFO5" text:continue-numbering="true">
        <text:list-item>
          <text:p text:style-name="P749"><draw:frame draw:style-name="a3" text:anchor-type="as-char" svg:x="0in" svg:y="0in" svg:width="0.88542in" svg:height="0.19792in" style:rel-width="scale" style:rel-height="scale"><draw:object xlink:href="Object 2/" xlink:type="simple" xlink:show="embed" xlink:actuate="onLoad"/></draw:frame><text:span text:style-name="T750">: The dataset consisting n values from x1 to xn.</text:span></text:p>
        </text:list-item>
        <text:list-item>
          <text:p text:style-name="P751"><draw:frame draw:style-name="a4" text:anchor-type="as-char" svg:x="0in" svg:y="0in" svg:width="0.41667in" svg:height="0.19792in" style:rel-width="scale" style:rel-height="scale"><draw:object xlink:href="Object 3/" xlink:type="simple" xlink:show="embed" xlink:actuate="onLoad"/></draw:frame><text:span text:style-name="T752">: The mean of the dataset.</text:span></text:p>
        </text:list-item>
      </text:list>
      <text:p text:style-name="P753"/>
      <text:p text:style-name="P754">Standard deviation</text:p>
      <text:p text:style-name="P755"><text:span text:style-name="T756">The standard deviation of a dataset can be said to be the expectation of the deviation of a random variable in the dataset from its mean value. In other words, it describes how far apart values in the dataset are spread out from the mean value. The formal formula for calculating the standard deviation given a data set<text:s/></text:span><draw:frame draw:style-name="a5" text:anchor-type="as-char" svg:x="0in" svg:y="0in" svg:width="0.51042in" svg:height="0.19792in" style:rel-width="scale" style:rel-height="scale"><draw:object xlink:href="Object 4/" xlink:type="simple" xlink:show="embed" xlink:actuate="onLoad"/></draw:frame><text:span text:style-name="T757">with the calculated mean<text:s/></text:span><draw:frame draw:style-name="a6" text:anchor-type="as-char" svg:x="0in" svg:y="0in" svg:width="0.41667in" svg:height="0.19792in" style:rel-width="scale" style:rel-height="scale"><draw:object xlink:href="Object 5/" xlink:type="simple" xlink:show="embed" xlink:actuate="onLoad"/></draw:frame><text:span text:style-name="T758"><text:s/>is:<text:s/></text:span></text:p>
      <text:p text:style-name="P759"><draw:frame draw:style-name="a7" text:anchor-type="as-char" svg:x="0in" svg:y="0in" svg:width="3.19792in" svg:height="0.78125in" style:rel-width="scale" style:rel-height="scale"><draw:object xlink:href="Object 6/" xlink:type="simple" xlink:show="embed" xlink:actuate="onLoad"/></draw:frame></text:p>
      <text:soft-page-break/>
      <text:p text:style-name="P760"><text:s/></text:p>
      <text:p text:style-name="P761">Integration</text:p>
      <text:p text:style-name="P762">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763">There are several ways to calculate the definite integral of the function, some of which are able to offer flexible granularity. The implementation of the function is described in the Implementation section.</text:p>
      <text:p text:style-name="P764">The design decision made is to use a wide range of statistical features as the foundation of the feature space. The features selected are described briefly as follows. The detailed implementation is discussed in the Implementation section.</text:p>
      <text:p text:style-name="P765">Note</text:p>
      <text:list text:style-name="LFO5" text:continue-numbering="true">
        <text:list-item>
          <text:p text:style-name="P766">It is however necessary to recall that all of these features are extracted from windows resulting from the segmentation and filtering process and they don’t apply to single samples.</text:p>
        </text:list-item>
        <text:list-item>
          <text:p text:style-name="P767">The features are considered in a time-domain two dimensional function whose range is the corresponding set of values e.g. Ax, Ay, Az, Root mean square.<text:s/></text:p>
        </text:list-item>
      </text:list>
      <table:table table:style-name="Table768">
        <table:table-columns>
          <table:table-column table:style-name="TableColumn769"/>
          <table:table-column table:style-name="TableColumn770"/>
        </table:table-columns>
        <table:table-row table:style-name="TableRow771">
          <table:table-cell table:style-name="TableCell772">
            <text:p text:style-name="P773">Feature</text:p>
          </table:table-cell>
          <table:table-cell table:style-name="TableCell774">
            <text:p text:style-name="P775">Relevance</text:p>
          </table:table-cell>
        </table:table-row>
        <table:table-row table:style-name="TableRow776">
          <table:table-cell table:style-name="TableCell777">
            <text:p text:style-name="P778">Mean over root mean square domain</text:p>
          </table:table-cell>
          <table:table-cell table:style-name="TableCell779">
            <text:p text:style-name="P780">Offers an overview about the level of magnitude of acceleration over all axes. This feature could give a hint as to whether the user’s corresponding posture is static or dynamic.</text:p>
          </table:table-cell>
        </table:table-row>
        <table:table-row table:style-name="TableRow781">
          <table:table-cell table:style-name="TableCell782">
            <text:p text:style-name="P783">Standard deviation over the root mean square domain</text:p>
          </table:table-cell>
          <table:table-cell table:style-name="TableCell784">
            <text:p text:style-name="P785">Offers a view about the level of fluctuation of acceleration over all axes thus offering a look about the dynamicity of the user’s posture.<text:s/></text:p>
          </table:table-cell>
        </table:table-row>
        <table:table-row table:style-name="TableRow786">
          <table:table-cell table:style-name="TableCell787">
            <text:p text:style-name="P788">Mean over the y domain<text:s/></text:p>
          </table:table-cell>
          <table:table-cell table:style-name="TableCell789">
            <text:p text:style-name="P790">Offers an overview about the level of magnitude of acceleration over the y axis. This feature could give a hint as to whether the user’s corresponding posture is static or dynamic upright.<text:s/></text:p>
          </table:table-cell>
        </table:table-row>
        <table:table-row table:style-name="TableRow791">
          <table:table-cell table:style-name="TableCell792">
            <text:p text:style-name="P793">Standard deviation over the y domain<text:s/></text:p>
          </table:table-cell>
          <table:table-cell table:style-name="TableCell794">
            <text:p text:style-name="P795">Offers a view about the level of fluctuation of acceleration over the y axis thus offering a look about the dynamicity of the user’s posture upright.</text:p>
          </table:table-cell>
        </table:table-row>
        <table:table-row table:style-name="TableRow796">
          <table:table-cell table:style-name="TableCell797">
            <text:p text:style-name="P798">Integration over the root mean square domain.</text:p>
          </table:table-cell>
          <table:table-cell table:style-name="TableCell799">
            <text:p text:style-name="P800">Offers the “volume” of overall acceleration over all axes gained during the course of the window. More importantly, this could further be understood as the change in the velocity (scalar) during the window [ref khanacademy]. See figure 3.<text:s/></text:p>
          </table:table-cell>
        </table:table-row>
        <table:table-row table:style-name="TableRow801">
          <table:table-cell table:style-name="TableCell802">
            <text:p text:style-name="P803">Integration over the y domain.</text:p>
          </table:table-cell>
          <table:table-cell table:style-name="TableCell804">
            <text:p text:style-name="P805">Offers the “volume” of overall acceleration over the y axis gained during the course of the window. The further implication is similar to that of the integration over root mean square.</text:p>
          </table:table-cell>
        </table:table-row>
      </table:table>
      <text:soft-page-break/>
      <text:p text:style-name="P806"><text:span text:style-name="T807"><draw:frame draw:style-name="a8" draw:name="Picture 9" text:anchor-type="as-char" svg:x="0in" svg:y="0in" svg:width="4.76316in" svg:height="4.14665in" style:rel-width="scale" style:rel-height="scale"><draw:image xlink:href="media/image3.PNG" xlink:type="simple" xlink:show="embed" xlink:actuate="onLoad"/><svg:title/><svg:desc/></draw:frame></text:span></text:p>
      <text:p text:style-name="P808">Figure 3. An example of time domain graph (Original source: khanacademy).</text:p>
      <text:p text:style-name="P809">Where:<text:s/></text:p>
      <text:list text:style-name="LFO5" text:continue-numbering="true">
        <text:list-item>
          <text:p text:style-name="P810">Root mean square domain: The domain of root mean square values calculated from samples of the window according to the following formula:<text:s/></text:p>
        </text:list-item>
      </text:list>
      <text:p text:style-name="P811"><text:s/><text:tab/>[todo format]<text:tab/>Root mean square = (Ax ^ 2 + Ay ^ 2 + Az ^ 2) ^ ½<text:s/></text:p>
      <text:list text:style-name="LFO5" text:continue-numbering="true">
        <text:list-item>
          <text:p text:style-name="P812">Y domain: The domain of Ay values i.e. the (converted) accelerometer’s reading in y axis.</text:p>
        </text:list-item>
      </text:list>
      <text:p text:style-name="P813"/>
      <text:p text:style-name="P814"/>
      <text:list text:style-name="LFO4" text:continue-numbering="true">
        <text:list-item>
          <text:p text:style-name="P815">Learning method [1000]</text:p>
        </text:list-item>
      </text:list>
      <text:p text:style-name="P816">Several supervised learning methods have been in use in recent works. Some of them, if used against the appropriate problem, can produce excellent classification results. As mentioned above in the Relevant work section (see Relevant work todo), some commonly used learning methods are: Bayes algorithms, Decision tree algorithms, Artificial neural networks. It is important to be aware of the advantages and disadvantages of each algorithm and the context of the problem.<text:s/></text:p>
      <text:p text:style-name="P817">In the context of the project, it is desirable to have a learning method that offers low cost computation and memory footprint, straight forward to implement on plain C language and feasible to learn real-valued functions. The decision tree learning method is therefore could be considered an ideal learning platform for the feature set. A number of decision tree algorithms developed have also been proven to offer a completely expressive hypothesis space, avoiding the difficulty of restricted hypothesis space found in a number of algorithms such as Candidate Elimination algorithm [ref Mitchell].</text:p>
      <text:p text:style-name="P818">Let us briefly describe the idea behind decision tree learning method.<text:s/></text:p>
      <text:p text:style-name="P819">The decision tree learning method attempts to provide a means for classifying the discrete-valued<text:s/><text:soft-page-break/>target category of input vectors after it has completed the learning phase with train data.</text:p>
      <text:p text:style-name="P820">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given based on the input vector.<text:s/></text:p>
      <text:p text:style-name="P821">The structure of the decision tree i.e. how the tree is built 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822">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 the input vector needs to take. The process recurs until the input vector reaches some leaf node. It is also important to beware that as the input vector progress further towards the leaves, the hypothesis space get smaller as a result of growing search condition.<text:s/></text:p>
      <text:p text:style-name="P823">The order of features to be tested i.e. the path the input vector will take depends on the value of the input vector itself.</text:p>
      <text:p text:style-name="P824"><text:span text:style-name="T825"><draw:frame draw:style-name="a9" draw:name="Picture 4" text:anchor-type="as-char" svg:x="0in" svg:y="0in" svg:width="4.39455in" svg:height="2.6753in" style:rel-width="scale" style:rel-height="scale"><draw:image xlink:href="media/image4.PNG" xlink:type="simple" xlink:show="embed" xlink:actuate="onLoad"/><svg:title/><svg:desc/></draw:frame></text:span></text:p>
      <text:p text:style-name="P826">Figure 4. An example of decision tree training with discrete-value attributes.</text:p>
      <text:p text:style-name="P827">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Multiple variances of this proposal exists e.g. multiple thresholds.</text:p>
      <text:p text:style-name="P828">A generic basic algorithm of building decision tree based on various works e.g. ID3 algorithm [Quinlan], LearnUnprunedTree algorithm [Moore] from trained data is expressed in pseudo code as follows:</text:p>
      <text:p text:style-name="P829">Tree BuildTree (Feature Vector, Train Data, Labels)</text:p>
      <text:p text:style-name="P830"><text:tab/>Parameter:<text:s/></text:p>
      <text:p text:style-name="P831">Feature Vector: the feature vector [F1…Fm] representing the learning features</text:p>
      <text:p text:style-name="P832">Labels: The label vector [L1… Ln] representing the classification result for n samples.</text:p>
      <text:soft-page-break/>
      <text:p text:style-name="P833">Train data: An n-by-m matrix D that represent the train data that consists of n samples (featuring a feature vector of m).</text:p>
      <text:p text:style-name="P834">Return<text:s/><text:tab/><text:tab/></text:p>
      <text:p text:style-name="P835">Tree: The decision tree.</text:p>
      <text:p text:style-name="P836">Begin</text:p>
      <text:p text:style-name="P837"/>
      <text:p text:style-name="P838">// Tree: the tree to be built</text:p>
      <text:p text:style-name="P839">// bestThreshold: the best threshold for a real-valued feature</text:p>
      <text:p text:style-name="P840">// f: the feature with the highest information gain</text:p>
      <text:p text:style-name="P841">// InfoGainVec: The vector of information gains from every learning feature.</text:p>
      <text:p text:style-name="P842">Declare tree : Tree = empty,<text:s/></text:p>
      <text:p text:style-name="P843">bestThreshold : numeric = 0,<text:s/></text:p>
      <text:p text:style-name="P844">f : Feature = Null;<text:s/></text:p>
      <text:p text:style-name="P845">InfoGainVec : Vector = empty vector<text:s/></text:p>
      <text:p text:style-name="P846"/>
      <text:p text:style-name="P847">// special cases</text:p>
      <text:p text:style-name="P848">If D1 = D2 = … = Dn then<text:s/></text:p>
      <text:p text:style-name="P849"><text:tab/>Return a tree with a single root node whose label is the majority in the vector L</text:p>
      <text:p text:style-name="P850">Else if L1 = L2 = … = Ln then</text:p>
      <text:p text:style-name="P851"><text:tab/>Return a tree with a single root node whose label is L1;</text:p>
      <text:p text:style-name="P852"/>
      <text:p text:style-name="P853">Else then<text:s/></text:p>
      <text:p text:style-name="P854">// Find the highest information gain as well as the feature which yields it.</text:p>
      <text:p text:style-name="P855">For i = 1 to m // traverse through the feature vector</text:p>
      <text:p text:style-name="P856"><text:tab/>// traditional categorical case</text:p>
      <text:p text:style-name="P857">If Fi is discrete-valued then</text:p>
      <text:p text:style-name="P858"><text:tab/>// record gain</text:p>
      <text:p text:style-name="P859"><text:tab/>InfoGainVec += Gain(Fi);<text:s/></text:p>
      <text:p text:style-name="P860">// if Fi is continuous</text:p>
      <text:p text:style-name="P861">Else then<text:s/></text:p>
      <text:p text:style-name="P862">// threshold set is the set of values in which label changes (Mitchell)</text:p>
      <text:p text:style-name="P863"><text:tab/>Let bestThreshold = argmax(Gain(Fi | threshold)),<text:s/></text:p>
      <text:p text:style-name="P864"><text:s text:c="6"/>g = max(Gain(Fi | bestThreshold) in<text:s/></text:p>
      <text:p text:style-name="P865">InfoGainVec += g;</text:p>
      <text:soft-page-break/>
      <text:p text:style-name="P866">End for</text:p>
      <text:p text:style-name="P867">// now build the subtree<text:s/></text:p>
      <text:p text:style-name="P868">// identify the feature with highest information gain</text:p>
      <text:p text:style-name="P869">Let f = Fk such that f = max(InfoGainVec) in</text:p>
      <text:p text:style-name="P870">//Add a node specifying f to the tree</text:p>
      <text:p text:style-name="P871">tree += Node(f);</text:p>
      <text:p text:style-name="P872">// if f is discrete-valued then build the subtrees from possible values for f<text:tab/></text:p>
      <text:p text:style-name="P873">If f is discrete-valued then<text:s/></text:p>
      <text:p text:style-name="P874">// duplication is not allowed</text:p>
      <text:p text:style-name="P875">For each possible value of f : Djk<text:s/></text:p>
      <text:p text:style-name="P876"><text:tab/>Node(f) += Nodej : Node(f = Djk);<text:tab/>// Add a node specifying f = Djk.</text:p>
      <text:p text:style-name="P877"><text:tab/>Let // Subset of examples and features for this node</text:p>
      <text:p text:style-name="P878">Dsubset = Train Data such that Vk = Djk,<text:s/></text:p>
      <text:p text:style-name="P879"><text:tab/><text:s text:c="7"/><text:tab/>Lsubset = Labels for Dsubset,</text:p>
      <text:p text:style-name="P880"><text:tab/><text:s text:c="7"/><text:tab/>Fsubset = F - {f}<text:s/></text:p>
      <text:p text:style-name="P881">in<text:s/></text:p>
      <text:p text:style-name="P882"><text:tab/><text:tab/>Nodej += BuildTree(Fsubset, Dsubset, Lsubset);</text:p>
      <text:p text:style-name="P883">End for</text:p>
      <text:p text:style-name="P884">// else if f is continuous then build two subtrees.<text:s/></text:p>
      <text:p text:style-name="P885">//The first subtree has the data set with D[]k &lt;= threshold, the other one has D[][k] &gt; threshold</text:p>
      <text:p text:style-name="P886"><text:tab/>Else if f is continuous then<text:s/></text:p>
      <text:p text:style-name="P887"><text:tab/><text:tab/>Node(f) += Node1 = Node(f &lt;= bestThreshold);</text:p>
      <text:p text:style-name="P888"><text:tab/><text:tab/>Node(f) += Node2 = Node(f &gt; bestThreshold);</text:p>
      <text:p text:style-name="P889"><text:tab/><text:tab/>Let<text:s/></text:p>
      <text:p text:style-name="P890">Dsubset1 = Train Data from D such that D[][k] &lt;= bestThreshold,</text:p>
      <text:p text:style-name="P891"><text:tab/><text:tab/><text:tab/>Dsubset2 = Train Data from D such that D[][k] &gt; bestThreshold,</text:p>
      <text:p text:style-name="P892"><text:tab/><text:tab/><text:tab/>Lsubset1 = Labels for Dsubset1,</text:p>
      <text:p text:style-name="P893"><text:tab/><text:tab/><text:tab/>Lsubset2 = Labels for Dsubset2,</text:p>
      <text:p text:style-name="P894"><text:tab/><text:tab/><text:tab/>Fsubset = F – {f}<text:s/></text:p>
      <text:p text:style-name="P895"><text:tab/><text:tab/>in <text:s/></text:p>
      <text:p text:style-name="P896"><text:tab/><text:tab/><text:tab/>Node1 += BuildTree(Fsubset, Dsubset1, Lsubset1),</text:p>
      <text:p text:style-name="P897"><text:tab/><text:tab/><text:tab/>Node2 += BuildTree(Fsubset, Dsubset2, Lsubset2);</text:p>
      <text:p text:style-name="P898"><text:tab/>End if</text:p>
      <text:p text:style-name="P899">Return Tree;</text:p>
      <text:soft-page-break/>
      <text:p text:style-name="P900"><text:span text:style-name="T901">End<text:s/></text:span><text:span text:style-name="T902"></text:span></text:p>
      <text:p text:style-name="P903">Figure 5. A proposal on decision tree algorithm.</text:p>
      <text:p text:style-name="P904">It is also important to beware of problems concerning decision tree learning including overfitting i.e. tree is vulnerable against noise due to the tree construction or lacks train data which leads to a poor test result despite the perfect classification of the trained data. While the former problem could be remedied by re-analysing the tree, it would be very challenging as the classification performance could be reduced significantly if the latter problem were to occur. <text:s/></text:p>
      <text:list text:style-name="LFO4" text:continue-numbering="true">
        <text:list-item>
          <text:p text:style-name="P905">Classification.</text:p>
        </text:list-item>
      </text:list>
      <text:p text:style-name="P906">Two approaches for classification using decision trees were considered. The first approach was to follow the procedure proposed in the initial HAR chain [Bulling]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907">The set of trained data as well as test data is limited to a few number of users. Therefore, it is possible for overfitting to occur.<text:s/></text:p>
        </text:list-item>
        <text:list-item>
          <text:p text:style-name="P908">Given the limited set of data and features plus the likelihood of overfitting, it is likely that classifier could produce results with absolute confident scores with only two possible outputs. It is therefore could make the final decision become harder since there might be more than one result having absolute confident score.</text:p>
        </text:list-item>
      </text:list>
      <text:p text:style-name="P909">It is therefore more appropriate in the context of this project to have a single decision tree whose output labels consist of all possible classes. This is also the decision made as to how classification is conducted.</text:p>
      <text:p text:style-name="P910"/>
      <text:p text:style-name="P911">IMPLEMENTATION [3000]</text:p>
      <text:p text:style-name="P912">In this section, the implementation of the design was described<text:s/>in great details. It describes the most important matters regarding the implementation aspect while attempting to follow the structure of the design as much as possible.<text:s/>It should be noted however that this section does not attempt to describe every function and<text:s/>libraries used.<text:s/>When describing algorithms used, general<text:s/>procedures<text:s/>will be<text:s/>used<text:s/>where the implementation code is complicated and contains many intermediary values that are not of interest. When describing data structures and fundamental operations, the source code which shows declarations with complete documentation will be shown.<text:s text:c="2"/><text:s/>Please see Appendix 2<text:s/>for complete fully documented source code. [todo link]<text:s/></text:p>
      <text:p text:style-name="P913">Overall source code structure</text:p>
      <text:p text:style-name="P914">The source code structure of the program is very straight forward.<text:s/></text:p>
      <text:p text:style-name="P915">Specifically, the program only contains one single headers which contains all function declarations, type definitions and macros developed in the system.<text:s/>All of the system or third party header files are also included in this header file.<text:s/></text:p>
      <text:p text:style-name="P916">The implementation code, however is broken into different source files, each<text:s/>of which implements a different<text:s/>part of the system.<text:s/></text:p>
      <text:p text:style-name="P917">The complete source code structure could be found in Appendix 1 [todo link].<text:s/></text:p>
      <text:p text:style-name="P918"/>
      <text:p text:style-name="P919">Collecting and migrating data<text:s/>[900]</text:p>
      <text:p text:style-name="P920">[collecting data] 200</text:p>
      <text:p text:style-name="P921">The<text:s/>sensor data is obtained through the WAX9 software utility. The output file format, as mentioned in the Device section [todo link], is Comma Separate Values – .csv format.<text:s/>The format of the data file follows the manual guide provided with the software.</text:p>
      <text:p text:style-name="P922">The main function that was implemented to read data from the data file has the following signature. [todo format code]</text:p>
      <text:p text:style-name="P923"/>
      <text:p text:style-name="P924"/>
      <text:p text:style-name="P925"/>
      <text:p text:style-name="P926"/>
      <text:p text:style-name="P927"/>
      <text:p text:style-name="P928"/>
      <text:p text:style-name="P929">/*</text:p>
      <text:p text:style-name="P930">Read {count} lines from the csv file (starting from the first line) into a LinkedList struct.</text:p>
      <text:p text:style-name="P931"><text:tab/>fileName: the name of the file to be read</text:p>
      <text:p text:style-name="P932"><text:tab/>count: how many lines to read</text:p>
      <text:p text:style-name="P933"><text:tab/>linesRead: how many lines read</text:p>
      <text:p text:style-name="P934"><text:s/>- if {count} = {DEFAULT_PARAMETER_VALUE} then read the whole file.</text:p>
      <text:p text:style-name="P935">*/</text:p>
      <text:p text:style-name="P936">LinkedList * readFile(const char * fileName, int count, <text:s/>int * linesRead);<text:s/></text:p>
      <text:p text:style-name="P937">The implementation for reading a file was implemented so that changes in the format of the data file could be easily adapted into the program in a hassle-free way.<text:s/>This includes updating the index of the relevant information e.g. Ax, Ay, Az only.<text:s/></text:p>
      <text:p text:style-name="P938">The function will stop reading data and report the number of samples read if either the EOF is reached or the first required token is found missing.<text:s/>This is at the moment is for safety measure only. However, given that one of the abilities of the decision tree is to handle missing attributes, the safety measure are to be removed in the future development in order to improve the robustness of the system.</text:p>
      <text:p text:style-name="P939">The csv file name should be in the following format:<text:s/></text:p>
      <text:p text:style-name="P940">user_name_[purpose].csv</text:p>
      <text:p text:style-name="P941">Where [purpose] specifies whether the data file is a training data set or a test data test which is either “test” or “train”.</text:p>
      <text:p text:style-name="P942">[data structures]</text:p>
      <text:p text:style-name="P943">Time format</text:p>
      <text:p text:style-name="P944">A special time format which is used to represent the internal clock reading of the sensor<text:s/>obtained<text:s/><text:soft-page-break/>from the data samples<text:s/>is implemented that is aimed to be platform independent.<text:s/></text:p>
      <text:p text:style-name="P945">The whole internal clock reading is packed in one single unsigned long value. [todo code]</text:p>
      <text:p text:style-name="P946">/*</text:p>
      <text:p text:style-name="P947">TIME def (the time of the internal clock at which the sample is recorded) extracted from the signal output file including</text:p>
      <text:p text:style-name="P948">- Second</text:p>
      <text:p text:style-name="P949">- Microsecond</text:p>
      <text:p text:style-name="P950">*/</text:p>
      <text:p text:style-name="P951">typedef unsigned long INTERNAL_TIME;</text:p>
      <text:p text:style-name="P952">#define INTERNAL_TIME_FROM_S(second, microsec) \</text:p>
      <text:p text:style-name="P953"><text:tab/><text:tab/>(((INTERNAL_TIME)(second) &lt;&lt; 20)) \</text:p>
      <text:p text:style-name="P954"><text:tab/>|<text:tab/>(((INTERNAL_TIME)(microsec) ))<text:s/></text:p>
      <text:p text:style-name="P955">All extracting and assembling operations are<text:s/>performed by<text:s/>bitwise operations and stored<text:s/>partly<text:s/>in appropriate macro definitions in order to save time in linking phase.</text:p>
      <text:p text:style-name="P956">[sample structure]</text:p>
      <text:p text:style-name="P957">The sample structure is one of the most important and commonly used data structures<text:s/>throughout<text:s/>the system since it represents signal samples.<text:s/>It contains respectively: the internal clock reading of the sensor, the<text:s/>order of the sample which is used to detect lost samples, tri-axial acceleration values which are all in floating point format and the root mean square value of those values.</text:p>
      <text:p text:style-name="P958">The sample of the structure is as follows<text:s/>[todo code]:<text:s/></text:p>
      <text:p text:style-name="P959">/**</text:p>
      <text:p text:style-name="P960"><text:s/>* Represent a sample obtained from the device</text:p>
      <text:p text:style-name="P961"><text:s/>*/</text:p>
      <text:p text:style-name="P962">typedef struct sample {</text:p>
      <text:p text:style-name="P963"><text:tab/>INTERNAL_TIME time; // internal time of the device</text:p>
      <text:p text:style-name="P964"><text:tab/>sample_th order; // order as in time domain</text:p>
      <text:p text:style-name="P965"><text:tab/>acc x;<text:s/>// Ax<text:s/></text:p>
      <text:p text:style-name="P966"><text:s text:c="4"/><text:tab/>acc y;<text:s/>// Ay</text:p>
      <text:p text:style-name="P967"><text:s text:c="4"/><text:tab/>acc z;<text:s/>// Az</text:p>
      <text:p text:style-name="P968"><text:tab/>acc rmq;<text:s/>// RMQ calculated on the fly</text:p>
      <text:p text:style-name="P969">} Sample;</text:p>
      <text:p text:style-name="P970">[Signal<text:s/>structure]</text:p>
      <text:p text:style-name="P971">The structure of a signal is represented in terms of a double linked list that is NULL terminated.</text:p>
      <text:p text:style-name="P972"><text:span text:style-name="T973">The double linked list was chosen</text:span><text:span text:style-name="T974"><text:s/>as the</text:span><text:span text:style-name="T975"><text:s/>representative</text:span><text:span text:style-name="T976"><text:s/>structure for the signal</text:span><text:span text:style-name="T977"><text:s/>because it performs<text:s/></text:span><text:span text:style-name="T978">crucial operations such as<text:s/></text:span><text:span text:style-name="T979">node deletion and addition very efficiently in<text:s/></text:span><draw:frame draw:style-name="a10" text:anchor-type="as-char" svg:x="0in" svg:y="0in" svg:width="0.34375in" svg:height="0.19792in" style:rel-width="scale" style:rel-height="scale"><draw:object xlink:href="Object 7/" xlink:type="simple" xlink:show="embed" xlink:actuate="onLoad"/></draw:frame><text:span text:style-name="T980"><text:s/>bound</text:span><text:span text:style-name="T981"><text:s/>which is very important because the design involves pre</text:span><text:span text:style-name="T982">-processing and segmenting data.</text:span></text:p>
      <text:soft-page-break/>
      <text:p text:style-name="P983"><text:span text:style-name="T984"><draw:frame draw:style-name="a11" draw:name="Picture 5" text:anchor-type="as-char" svg:x="0in" svg:y="0in" svg:width="5.25884in" svg:height="2.08704in" style:rel-width="scale" style:rel-height="scale"><draw:image xlink:href="media/image5.png" xlink:type="simple" xlink:show="embed" xlink:actuate="onLoad"/><svg:title/><svg:desc/></draw:frame></text:span></text:p>
      <text:p text:style-name="P985"/>
      <text:p text:style-name="P986">Figure 5. Linked List Structure Illustration</text:p>
      <text:p text:style-name="P987">typedef struct node {</text:p>
      <text:p text:style-name="P988"><text:s text:c="4"/>Sample sample;</text:p>
      <text:p text:style-name="P989"><text:s text:c="4"/>struct node *next;<text:s/>// next node</text:p>
      <text:p text:style-name="P990"><text:s text:c="4"/>struct node *prev;<text:s/>// prev node</text:p>
      <text:p text:style-name="P991">} Node;</text:p>
      <text:p text:style-name="P992"/>
      <text:p text:style-name="P993">typedef struct linkedList {</text:p>
      <text:p text:style-name="P994"><text:s text:c="4"/>size_t count;</text:p>
      <text:p text:style-name="P995"><text:s text:c="4"/>Node *head;</text:p>
      <text:p text:style-name="P996">} LinkedList;</text:p>
      <text:p text:style-name="P997">The system provided a<text:s/>rich<text:s/>set of operations usually supported and required on a<text:s/>vector-like data structure.<text:s/>This<text:s/>includes adding, removing nodes, jumping to specific locations on the lists, getting sub-lists.<text:s/>Furthermore, in order to support the processing and analysis of signal data, additional<text:s/>operations were also implemented to support the retrieval of any time domain real-valued series e.g. Ax, Ay, Az, RMQ.<text:s/>[todo code]</text:p>
      <text:p text:style-name="P998">Below is the signature and the exact behaviour of implemented operations.</text:p>
      <text:p text:style-name="P999">/**</text:p>
      <text:p text:style-name="P1000">Jump from one node to another node.</text:p>
      <text:p text:style-name="P1001">EXAMPLE:</text:p>
      <text:p text:style-name="P1002"><text:s/>- A step of 1 will return the next node or NULL if there's no next node (tail).</text:p>
      <text:p text:style-name="P1003"><text:s/>- A step of -1 will return the prev node or NULL if there's no prev node (head).</text:p>
      <text:p text:style-name="P1004">*/</text:p>
      <text:p text:style-name="P1005">Node * jump(const Node * depart, long step);</text:p>
      <text:p text:style-name="P1006"/>
      <text:p text:style-name="P1007">/**</text:p>
      <text:soft-page-break/>
      <text:p text:style-name="P1008"><text:s/>* Get the node pointer at the specified index in the list</text:p>
      <text:p text:style-name="P1009"><text:s/>* <text:s/>- Return a null pointer if the index arg exceeds the size of the list.</text:p>
      <text:p text:style-name="P1010"><text:s/>*/</text:p>
      <text:p text:style-name="P1011">Node *get(node_index index, LinkedList * list);</text:p>
      <text:p text:style-name="P1012"/>
      <text:p text:style-name="P1013">/**</text:p>
      <text:p text:style-name="P1014"><text:s/>* Add a sample to the end a signal list</text:p>
      <text:p text:style-name="P1015"><text:s/>* <text:s/>- Update pre tail node</text:p>
      <text:p text:style-name="P1016"><text:s/>* <text:s/>- Create new node for the new sample</text:p>
      <text:p text:style-name="P1017"><text:s/>* <text:s/>- Link new node to the list</text:p>
      <text:p text:style-name="P1018"><text:s/>*/</text:p>
      <text:p text:style-name="P1019">LinkedList *add(Sample sample, LinkedList *list);</text:p>
      <text:p text:style-name="P1020"/>
      <text:p text:style-name="P1021">/**</text:p>
      <text:p text:style-name="P1022"><text:s/>* Add a sample to the specified index of the list</text:p>
      <text:p text:style-name="P1023"><text:s/>* <text:s/>- Create the node for the new sample</text:p>
      <text:p text:style-name="P1024"><text:s/>* <text:s/>- Update the neighbor nodes as to the newly created node</text:p>
      <text:p text:style-name="P1025"><text:s/>*/</text:p>
      <text:p text:style-name="P1026">LinkedList *addI(node_index index, Sample sample, LinkedList *list);</text:p>
      <text:p text:style-name="P1027"/>
      <text:p text:style-name="P1028">/**</text:p>
      <text:p text:style-name="P1029"><text:s/>* Remove (unlink) a sample from the end of the signal list based on the time and the sample order</text:p>
      <text:p text:style-name="P1030"><text:s/>* <text:s/>- Update the node before the last node</text:p>
      <text:p text:style-name="P1031"><text:s/>* <text:s/>- Free the last node</text:p>
      <text:p text:style-name="P1032"><text:s/>*/</text:p>
      <text:p text:style-name="P1033">LinkedList * removeI(LinkedList *list);</text:p>
      <text:p text:style-name="P1034"/>
      <text:p text:style-name="P1035">/*</text:p>
      <text:p text:style-name="P1036">Get a subList from the original list</text:p>
      <text:p text:style-name="P1037">This is used for obtaining<text:s/>continuous<text:s/>windows from the signal with 0.5second overlapping.</text:p>
      <text:p text:style-name="P1038">*/</text:p>
      <text:p text:style-name="P1039">LinkedList * subList(sample_th start, sample_th end, LinkedList * original, LinkedList * sub);</text:p>
      <text:p text:style-name="P1040"/>
      <text:soft-page-break/>
      <text:p text:style-name="P1041">/**</text:p>
      <text:p text:style-name="P1042"><text:s/>* Get the time domain series for a specific dataDimension from {start} (inclusive) to (inclusive) {end}</text:p>
      <text:p text:style-name="P1043"><text:s/>* <text:s/>- If {start} = 0 then we start from the beginning</text:p>
      <text:p text:style-name="P1044"><text:s/>* <text:s/>- If {end} out of bound (&gt;= list count) then {end} is tail (count - 1)</text:p>
      <text:p text:style-name="P1045">Return a sub series array terminated by 100</text:p>
      <text:p text:style-name="P1046"><text:s/>*</text:p>
      <text:p text:style-name="P1047"><text:s/>*/</text:p>
      <text:p text:style-name="P1048">acc *getSubSeries(dataDimension d, node_index start, node_index end, LinkedList *list);<text:s/></text:p>
      <text:p text:style-name="P1049"/>
      <text:p text:style-name="P1050">/*</text:p>
      <text:p text:style-name="P1051">Free the linked list: free all memory blocks allocated for the list including:</text:p>
      <text:p text:style-name="P1052"><text:s/>- All the nodes.</text:p>
      <text:p text:style-name="P1053"><text:s/>- The list.</text:p>
      <text:p text:style-name="P1054">*/</text:p>
      <text:p text:style-name="P1055">void freeLinkedList(LinkedList * list);</text:p>
      <text:p text:style-name="P1056">While freeing signal to preserve memory, it is important that the list is freed from the tail so that the consistency the signal could be preserved in the event of failure.</text:p>
      <text:p text:style-name="P1057"/>
      <text:p text:style-name="P1058">Data processing</text:p>
      <text:p text:style-name="P1059">The order of segmentation and pre-processing is swapped in the implementation compared to the design.<text:s/>The reason behind this is on the boundaries<text:s/>of signal sections. If signal is to be pre-processed first, then the resulting signal will<text:s/>contain segments with discontinuous sample values. This makes it a bit harder to deal with windowing later since every segmentation execution round will have to check if the window is continuous or not.<text:s/></text:p>
      <text:p text:style-name="P1060">Therefore, the order<text:s/>of execution of<text:s/>the<text:s/>procedure was<text:s/>adjusted<text:s/>as follows:</text:p>
      <text:list text:style-name="LFO5" text:continue-numbering="true">
        <text:list-item>
          <text:p text:style-name="P1061">Tokenise raw data into windows based on the parameter<text:s/>specified in the design stage.</text:p>
        </text:list-item>
        <text:list-item>
          <text:p text:style-name="P1062">Build features.<text:s/></text:p>
        </text:list-item>
        <text:list-item>
          <text:p text:style-name="P1063">Remove irrelevant data.</text:p>
        </text:list-item>
      </text:list>
      <text:p text:style-name="P1064">Data tokenisation</text:p>
      <text:p text:style-name="P1065">The window is represented as a structure called FeaturedWindow (since the features are extracted at the time the window is constructed) which contains variable fields that collectively make up the<text:s/>feature space of the algorithm. A linked list structure then was implemented to<text:s/>represent the continuous<text:s/>target (to be labelled) windows.<text:s/></text:p>
      <text:p text:style-name="P1066"/>
      <text:p text:style-name="P1067"/>
      <text:soft-page-break/>
      <text:p text:style-name="P1068">typedef struct _feature {</text:p>
      <text:p text:style-name="P1069"><text:tab/>LinkedList * samples;</text:p>
      <text:p text:style-name="P1070"><text:tab/>node_index windowStart;</text:p>
      <text:p text:style-name="P1071"><text:tab/>node_index windowEnd;<text:tab/></text:p>
      <text:p text:style-name="P1072"><text:tab/>// feature space</text:p>
      <text:p text:style-name="P1073"><text:tab/>acc mean_Y;</text:p>
      <text:p text:style-name="P1074"><text:tab/>acc mean_RMQ;</text:p>
      <text:p text:style-name="P1075"><text:tab/>acc stdDev_Y;</text:p>
      <text:p text:style-name="P1076"><text:tab/>acc stdDev_RMQ_XYZ;</text:p>
      <text:p text:style-name="P1077"><text:tab/>acc integral_Y;</text:p>
      <text:p text:style-name="P1078"><text:tab/>acc integral_RMQ_XYZ;</text:p>
      <text:p text:style-name="P1079"/>
      <text:p text:style-name="P1080"><text:tab/>int class;<text:s/>// labels</text:p>
      <text:p text:style-name="P1081"><text:tab/>struct _feature * next;</text:p>
      <text:p text:style-name="P1082"><text:tab/>//todo expand (make use of secondary-dataDimension data - Y, Z)<text:s/></text:p>
      <text:p text:style-name="P1083">} FeaturedWindow;</text:p>
      <text:p text:style-name="P1084">Since the main header file is where all design parameters were specified,<text:s/>it made it quite easy to experiment with different design parameters e.g. sampling rate,<text:s/>window offset.<text:s/></text:p>
      <text:p text:style-name="P1085">The procedure for segmenting data into windows is as follows</text:p>
      <text:list text:style-name="LFO5" text:continue-numbering="true">
        <text:list-item>
          <text:p text:style-name="P1086">Check if data is sufficient to learn all targeted classes (using the pre-define script).</text:p>
        </text:list-item>
        <text:list-item>
          <text:p text:style-name="P1087">Traverse through the signal:</text:p>
          <text:list text:continue-numbering="true">
            <text:list-item>
              <text:p text:style-name="P1088">Update window head and window tail appropriately with the specified window size and window step size.</text:p>
            </text:list-item>
            <text:list-item>
              <text:p text:style-name="P1089">Construct the window, extract the features.</text:p>
            </text:list-item>
            <text:list-item>
              <text:p text:style-name="P1090">Add the newly created window to the output list.</text:p>
            </text:list-item>
            <text:list-item>
              <text:p text:style-name="P1091">Or terminate the window making process if the next window does not have enough window samples.<text:s/></text:p>
            </text:list-item>
          </text:list>
        </text:list-item>
      </text:list>
      <text:p text:style-name="P1092"/>
      <text:p text:style-name="P1093">Filtering<text:s/>&amp; labelling data.</text:p>
      <text:p text:style-name="P1094">The system was implemented in an attempt to automatically label all relevant data samples as described in the design stage. [todo link]</text:p>
      <text:p text:style-name="P1095">The script implementation</text:p>
      <text:p text:style-name="P1096">All properties that are necessary to define the activity script were stored in the implementation. They include: action orders, calibration time, action time, noise time.<text:s/>Activity class orders are defined as per the order in which they are performed in the script.<text:s/>All the relevant durations are specified in seconds.<text:s/>[todo code]</text:p>
      <text:soft-page-break/>
      <text:p text:style-name="P1097">#define ORDER_STAND 1</text:p>
      <text:p text:style-name="P1098">#define ORDER_WALK 2</text:p>
      <text:p text:style-name="P1099">#define ORDER_LIE 3</text:p>
      <text:p text:style-name="P1100">#define ORDER_N_A 4</text:p>
      <text:p text:style-name="P1101">#define CALIBRATION_TIME_SECOND 5</text:p>
      <text:p text:style-name="P1102">#define ACTION_TIME_SECOND 14</text:p>
      <text:p text:style-name="P1103">#define NOISE_SECOND 2</text:p>
      <text:p text:style-name="P1104">#define TOTAL_TIME_FOR_ACTION 19</text:p>
      <text:p text:style-name="P1105">Last but not least, the implementation also provided operations for working out the relevant intervals<text:s/>(the labelling interval)<text:s/>given an activity class. This is very important since it drives the process of filtering out irrelevant data which were produced during calibrations.<text:s/></text:p>
      <text:p text:style-name="P1106"/>
      <text:p text:style-name="P1107">/*</text:p>
      <text:p text:style-name="P1108">Deduce the sample number that marks the beginning of the action segment<text:s/></text:p>
      <text:p text:style-name="P1109">*/</text:p>
      <text:p text:style-name="P1110">long action_start_sample(int action_order);</text:p>
      <text:p text:style-name="P1111"/>
      <text:p text:style-name="P1112">/*</text:p>
      <text:p text:style-name="P1113">Deduce the sample number that marks the end of the action segment</text:p>
      <text:p text:style-name="P1114">*/</text:p>
      <text:p text:style-name="P1115">long action_end_sample(int action_order);</text:p>
      <text:p text:style-name="P1116"/>
      <text:p text:style-name="P1117">Labelling samples</text:p>
      <text:p text:style-name="P1118">Window,<text:s/>if found in<text:s/>the “labelling interval”, will be labelled with appropriate activity class<text:s/>which share the ORDER_x definitions with class order<text:s/>and be set to become training data. Unqualified windows that get labelled “ORDER_N_A” will be discarded.</text:p>
      <text:p text:style-name="P1119">A window is considered qualified for class labelling if and only if both ends window_start and window_end [todo code] variable fields are within the corresponding class’s labelling interval. <text:s/></text:p>
      <text:p text:style-name="P1120">A utility function that converts numerical class labels into character strings for improved readability was also implemented as a macro<text:s/>definition.</text:p>
      <text:p text:style-name="P1121"/>
      <text:p text:style-name="P1122">Feature extraction</text:p>
      <text:p text:style-name="P1123">Mean<text:s/></text:p>
      <text:p text:style-name="P1124">The mean feature<text:s/>was implemented in accordance to the formula stated in the design stage. (todo link).<text:s/>The<text:s/>implementation<text:s/>for obtaining the mean value from some time-domain real-valued series is as follows<text:s/>[todo code]:</text:p>
      <text:soft-page-break/>
      <text:p text:style-name="P1125">/**</text:p>
      <text:p text:style-name="P1126">Calculate the mean of a sub series from the signal.</text:p>
      <text:p text:style-name="P1127">*/acc mean(acc * input, node_index count)</text:p>
      <text:p text:style-name="P1128">{</text:p>
      <text:p text:style-name="P1129"><text:tab/>long i = 0;</text:p>
      <text:p text:style-name="P1130"><text:tab/>acc sum = 0;</text:p>
      <text:p text:style-name="P1131"><text:tab/>acc current = 0;</text:p>
      <text:p text:style-name="P1132"><text:tab/>while ((current = input[i]) != TERMINATION_VALUE &amp;&amp; i != count) {</text:p>
      <text:p text:style-name="P1133"><text:tab/><text:tab/>sum += current;</text:p>
      <text:p text:style-name="P1134"><text:tab/><text:tab/>++i;</text:p>
      <text:p text:style-name="P1135"><text:tab/>}</text:p>
      <text:p text:style-name="P1136"><text:tab/>return sum / i;</text:p>
      <text:p text:style-name="P1137">}</text:p>
      <text:p text:style-name="P1138"/>
      <text:p text:style-name="P1139">Standard deviation<text:s/></text:p>
      <text:p text:style-name="P1140">The<text:s/>standard deviation<text:s/>feature was implemented in accordance to the formula stated in the design stage<text:s/>[todo link]. The<text:s/>implementation<text:s/>for obtaining the standard<text:s/>deviation<text:s/>from some time-domain real-valued series is as follows<text:s/>[todo code]:</text:p>
      <text:p text:style-name="P1141">/**</text:p>
      <text:p text:style-name="P1142">Calculate the SD of a sub series from the signal.</text:p>
      <text:p text:style-name="P1143">This would help figure out how acceleration values fluctuated over time thus potentially<text:s/>giving us a useful view on the properties of the movement.</text:p>
      <text:p text:style-name="P1144">*/</text:p>
      <text:p text:style-name="P1145">//TODO free</text:p>
      <text:p text:style-name="P1146">acc standardDeviation(acc * input, size_t count)</text:p>
      <text:p text:style-name="P1147">{</text:p>
      <text:p text:style-name="P1148"><text:tab/>acc m = mean(input, count);</text:p>
      <text:p text:style-name="P1149"><text:tab/>long i = 0;</text:p>
      <text:p text:style-name="P1150"><text:tab/>acc sqrSum = 0;</text:p>
      <text:p text:style-name="P1151"><text:tab/>acc current = 0;</text:p>
      <text:p text:style-name="P1152"><text:tab/>while ((current = input[i]) != TERMINATION_VALUE &amp;&amp; i != count) {</text:p>
      <text:p text:style-name="P1153"><text:tab/><text:tab/>sqrSum += pow(current - m, 2);</text:p>
      <text:p text:style-name="P1154"><text:tab/><text:tab/>++i;</text:p>
      <text:p text:style-name="P1155"><text:tab/>}</text:p>
      <text:soft-page-break/>
      <text:p text:style-name="P1156"><text:tab/>return <text:s/>sqrt(sqrSum / i);</text:p>
      <text:p text:style-name="P1157">}</text:p>
      <text:p text:style-name="P1158"/>
      <text:p text:style-name="P1159">Integral<text:s/></text:p>
      <text:p text:style-name="P1160">The integral feature was implemented in accordance to Trapezoid rule on step size 1.<text:s/></text:p>
      <text:p text:style-name="P1161">The trapezoid rule works by segmenting the whole series into trapezoid whose width is a free choice. Smaller choices of the trapezoid width offer a higher level of granularity in the segmentation and therefore more accurate values.<text:s/>This comes at the cost of more trapezoids created making the computation bigger.<text:s/>The width might as well be dynamic.</text:p>
      <text:p text:style-name="P1162"><text:span text:style-name="T1163"><draw:frame draw:style-name="a12" draw:name="Picture 6" text:anchor-type="as-char" svg:x="0in" svg:y="0in" svg:width="2.62304in" svg:height="2.50937in" style:rel-width="scale" style:rel-height="scale"><draw:image xlink:href="media/image6.PNG" xlink:type="simple" xlink:show="embed" xlink:actuate="onLoad"/><svg:title/><svg:desc/></draw:frame></text:span></text:p>
      <text:p text:style-name="P1164">Figure 6. Trapezoidal rule on fixed width. (Source: http://www.unistudyguides.com)</text:p>
      <text:p text:style-name="P1165">The final integral values can then be calculated by assembling<text:s/>i.e. adding all trapezoidal blocks together. This also includes negative areas in which the data point is negative as well since the aim of the integral in the context of the project is to work out the scalar gain in velocity.</text:p>
      <text:p text:style-name="P1166">The shape of the trapezoids can vary over the course of the signal and therefore it is required that different formulas are used.<text:s/></text:p>
      <text:p text:style-name="P1167">Case 1. All window sample values are either positive or negative.<text:s/></text:p>
      <text:p text:style-name="P1168"><text:span text:style-name="T1169"><draw:frame draw:style-name="a13" draw:name="Picture 7" text:anchor-type="as-char" svg:x="0in" svg:y="0in" svg:width="2.67696in" svg:height="2.03505in" style:rel-width="scale" style:rel-height="scale"><draw:image xlink:href="media/image7.png" xlink:type="simple" xlink:show="embed" xlink:actuate="onLoad"/><svg:title/><svg:desc/></draw:frame></text:span></text:p>
      <text:p text:style-name="P1170">Figure 7. All data points are on the same side of the x axis.<text:s/>(Source Wikipedia)</text:p>
      <text:p text:style-name="P1171">The formula<text:s/>applied is:<text:s/></text:p>
      <text:p text:style-name="P1172"><draw:frame draw:style-name="a14" text:anchor-type="as-char" svg:x="0in" svg:y="0in" svg:width="3.45833in" svg:height="0.375in" style:rel-width="scale" style:rel-height="scale"><draw:object xlink:href="Object 8/" xlink:type="simple" xlink:show="embed" xlink:actuate="onLoad"/></draw:frame><text:span text:style-name="T1173">)</text:span><text:span text:style-name="T1174">)</text:span><text:span text:style-name="T1175"><text:s/>[http://www.mathgoodies.com/]</text:span></text:p>
      <text:soft-page-break/>
      <text:p text:style-name="P1176">Where:<text:s/></text:p>
      <text:list text:style-name="LFO5" text:continue-numbering="true">
        <text:list-item>
          <text:p text:style-name="P1177">abs: The absolute function (for “under the x axis” case)</text:p>
        </text:list-item>
        <text:list-item>
          <text:p text:style-name="P1178">a, b: the time points in the series (in the context of the project)</text:p>
        </text:list-item>
        <text:list-item>
          <text:p text:style-name="P1179">F(a), f(b): the corresponding data points to a and b. (in the context of the project)</text:p>
        </text:list-item>
      </text:list>
      <text:p text:style-name="P1180"/>
      <text:p text:style-name="P1181">Case 2.<text:s/>Given the same parameter variable names, in this case however, window sample values contain both negative and positive values.</text:p>
      <text:p text:style-name="P1182"><draw:frame draw:style-name="a15" text:anchor-type="as-char" svg:x="0in" svg:y="0in" svg:width="5.52083in" svg:height="0.41667in" style:rel-width="scale" style:rel-height="scale"><draw:object xlink:href="Object 9/" xlink:type="simple" xlink:show="embed" xlink:actuate="onLoad"/></draw:frame><text:span text:style-name="T1183">)</text:span><text:span text:style-name="T1184"><text:s/>[https://github.com/danhng/cawax/blob/master/support/trapezoid_diff_signs.JPG]</text:span></text:p>
      <text:p text:style-name="P1185">[Supplementary Material<text:s/>2]</text:p>
      <text:p text:style-name="P1186">The trapezoid functions were implemented in exact accordance to the formulas<text:s/>discussed.</text:p>
      <text:p text:style-name="P1187">[todo code format]. Below is the method signature and the pseudo code of the integral calculating function for one single series.<text:s/>Note that the<text:s/>name of the method is from the<text:s/>Simpson rule<text:s/>which<text:s/>is a practical method for calculating integrals based on trapezoidal rules with dynamic step size.</text:p>
      <text:p text:style-name="P1188">METHOD SIGNATURE<text:tab/></text:p>
      <text:p text:style-name="P1189">Parameters:</text:p>
      <text:p text:style-name="P1190">- LinkedList * signal: The signal containing samples to be analysed.</text:p>
      <text:p text:style-name="P1191">- size_t step: The step size (default is 1) drives how accurate the results would be.</text:p>
      <text:p text:style-name="P1192">- base: Optional<text:s/>positive<text:s/>base against which the integration is calculated. (Default<text:s/>is 0).</text:p>
      <text:p text:style-name="P1193">- int inputTargets: which component(s) of the samples for which the integration is to be calculated.</text:p>
      <text:p text:style-name="P1194">- vel_g * buf: buffer for result(s)</text:p>
      <text:p text:style-name="P1195">+ result for each input inputTarget is put in the order as per the input targets (X -&gt; Y -&gt; Z -&gt; RMQ -&gt; M -&gt; TIME -&gt; ORDER)</text:p>
      <text:p text:style-name="P1196">Return:</text:p>
      <text:p text:style-name="P1197">- vel_g * : the integral buf<text:s/>specified in the parameter<text:s/>list;</text:p>
      <text:p text:style-name="P1198"/>
      <text:p text:style-name="P1199">PSEUDO CODE</text:p>
      <text:p text:style-name="P1200">if base is negative<text:s/></text:p>
      <text:p text:style-name="P1201"><text:tab/>return;</text:p>
      <text:p text:style-name="P1202">//reprocess signal based on base</text:p>
      <text:p text:style-name="P1203">while (loop through all nodes)</text:p>
      <text:p text:style-name="P1204"><text:tab/>sample-&gt;target_value += base;</text:p>
      <text:p text:style-name="P1205">simpson = 0;<text:s/>// simpson ~ integral</text:p>
      <text:p text:style-name="P1206">current_sample<text:s/>= head of signal;</text:p>
      <text:soft-page-break/>
      <text:p text:style-name="P1207">next_sample<text:s/>= head of signal + step;</text:p>
      <text:p text:style-name="P1208">tail;</text:p>
      <text:p text:style-name="P1209">while (current<text:s/>sample<text:s/>&lt;&gt; tail)<text:s/></text:p>
      <text:p text:style-name="P1210"><text:tab/>tmp = current<text:s/>sample;</text:p>
      <text:p text:style-name="P1211"><text:tab/>while (next.time = current.time) // handle time duplicated samples</text:p>
      <text:p text:style-name="P1212"><text:tab/><text:tab/>tmp = (current_sample<text:s/>+ next) / 2;</text:p>
      <text:p text:style-name="P1213"><text:tab/><text:tab/>next_sample<text:s/>= next_sample<text:s/>+ step;</text:p>
      <text:p text:style-name="P1214"><text:tab/>calculate the trapezoid (tmp, next_sample, base);</text:p>
      <text:p text:style-name="P1215"><text:tab/>add the trapezoid to the simpson;<text:s/>// accumulate trapezoid to integral</text:p>
      <text:p text:style-name="P1216"><text:tab/>current_sample<text:s/>= next_sample;</text:p>
      <text:p text:style-name="P1217"><text:tab/>if (tail – current_sample) &lt; step</text:p>
      <text:p text:style-name="P1218"><text:tab/><text:tab/>next_sample= tail;<text:s/>// last trapezoid</text:p>
      <text:p text:style-name="P1219"><text:tab/>else<text:s/></text:p>
      <text:p text:style-name="P1220"><text:tab/><text:tab/>next_sample<text:s/>= current_sample<text:s/>+ step;</text:p>
      <text:p text:style-name="P1221">return simpson;</text:p>
      <text:p text:style-name="P1222">*/</text:p>
      <text:p text:style-name="P1223">vel_g *<text:s/>simpsonSingle(LinkedList * signal, sample_th start, sample_th count, size_t step, acc base, char recoverSignal, int gOrMeter, int unitToMicro, int inputTarget, vel_g * buf);</text:p>
      <text:p text:style-name="P1224">A wrapper method for calculating integration of many time domain series at one was also implemented in order to provide better code utilisation.</text:p>
      <text:p text:style-name="P1225"/>
      <text:p text:style-name="P1226">Learning and Classification</text:p>
      <text:p text:style-name="P1227">The decision tree implementation used in the system is C4.5 which<text:s/>was developed by Ross Quinlan that brings numerous improvements over the old ID3 algorithm [ref Mitchell] including:<text:s/></text:p>
      <text:list text:style-name="LFO5" text:continue-numbering="true">
        <text:list-item>
          <text:p text:style-name="P1228">Better memory allocation management.<text:s/></text:p>
        </text:list-item>
        <text:list-item>
          <text:p text:style-name="P1229">Support for real valued attributes was provided with description earlier which is one of the main reasons why the C4.5 was<text:s/>consulted and selected.</text:p>
        </text:list-item>
        <text:list-item>
          <text:p text:style-name="P1230">Support for handling missing attributes which could create a more robust and flexible learner.<text:s/></text:p>
        </text:list-item>
        <text:list-item>
          <text:p text:style-name="P1231">Support post-creation tree re-analysis that allow the tree to be pruned. This sticks to the Occam’s razor principle [Mitchell]:<text:s/></text:p>
        </text:list-item>
      </text:list>
      <text:p text:style-name="P1232">Occam's razor: Prefer the simplest hypothesis that fits the data.</text:p>
      <text:soft-page-break/>
      <text:p text:style-name="P1233"><text:span text:style-name="T1234">C4.5 offers learner and classifier in two flavours (Quinlan): decision trees and rules.<text:s/></text:span><text:span text:style-name="T1235">The aim of the rules is to create a more human-readable format by using conjunction and disjunction notations for expressing the hypothesis space.<text:s/></text:span><text:span text:style-name="T1236">However, in this project, the decision tree format was selected as the target learner and classifier</text:span><text:span text:style-name="T1237"><text:s/></text:span><text:span text:style-name="T1238">[1]</text:span><text:span text:style-name="T1239">.</text:span></text:p>
      <text:p text:style-name="P1240"><text:span text:style-name="T1241">[1]<text:s/></text:span><text:span text:style-name="T1242">Note: Permission<text:s/></text:span><text:span text:style-name="T1243">for using C4.5<text:s/></text:span><text:span text:style-name="T1244">for research pur</text:span><text:span text:style-name="T1245">p</text:span><text:span text:style-name="T1246">ose</text:span><text:span text:style-name="T1247">s</text:span><text:span text:style-name="T1248"><text:s/>has been granted by Ross Quinlan. Please see the Appendix 3 [todo make appendix 3 the email exchange]</text:span><text:span text:style-name="T1249">.</text:span><text:span text:style-name="T1250"><text:s/>Source code for the algorithm<text:s/></text:span><text:span text:style-name="T1251">i</text:span><text:span text:style-name="T1252">s under the copyright restriction</text:span><text:span text:style-name="T1253"><text:s/>made by</text:span><text:span text:style-name="T1254"><text:s/>Ross Quinlan</text:span><text:span text:style-name="T1255">.</text:span><text:span text:style-name="T1256"><text:s/></text:span></text:p>
      <text:p text:style-name="P1257"/>
      <text:p text:style-name="P1258">Implementation notes.</text:p>
      <text:p text:style-name="P1259">The program was implemented using ISO C11 standard. It was also designed<text:s/>to be able to be cross-platform with targeted environments including Linux and Microsoft Windows. Specifically, tested environments include<text:s/>Ubuntu 15.10<text:s/>LTS<text:s/>(Kernel version todo), Microsoft Windows 10 64 bits.<text:s/></text:p>
      <text:p text:style-name="P1260">The program was<text:s/>initially<text:s/>developed using Microsoft Visual Studio 15 Integrated Development Environment.<text:s/>After the<text:s/>main skeleton of the program was<text:s/>completed, the program was ported to Linux.<text:s/>Build facility was<text:s/>then<text:s/>also provided through make and Makefile.<text:s/></text:p>
      <text:p text:style-name="P1261"/>
      <text:p text:style-name="P1262"/>
      <text:p text:style-name="P1263">Testing[500]</text:p>
      <text:p text:style-name="P1264"/>
      <text:p text:style-name="P1265">Evaluation<text:s/>1000<text:s/></text:p>
      <text:p text:style-name="P1266">[Complexity]</text:p>
      <text:p text:style-name="P1267">Floating point</text:p>
      <text:p text:style-name="P1268">Efficiency</text:p>
      <text:p text:style-name="P1269"><text:tab/>Order of segmentation =&gt; waste computing power</text:p>
      <text:p text:style-name="P1270">Memory footprint</text:p>
      <text:p text:style-name="P1271">Feasibility on being deployed in a real-time enviroment</text:p>
      <text:p text:style-name="P1272"/>
      <text:p text:style-name="P1273">[future work 1000]</text:p>
      <text:p text:style-name="P1274">Piping waxrec to provide realtime simulation and data collection</text:p>
      <text:p text:style-name="P1275">C5.0</text:p>
      <text:p text:style-name="P1276"><text:span text:style-name="T1277">Networked decision tree</text:span></text:p>
      <text:p text:style-name="P1278">reduce tree complexity by multi-thresholding continuous value</text:p>
      <text:p text:style-name="P1279">aware of the time of the day.</text:p>
      <text:p text:style-name="P1280"><text:span text:style-name="T1281">Auto-detect wrong sampling rate</text:span></text:p>
      <text:p text:style-name="P1282">Script adjustment</text:p>
      <text:soft-page-break/>
      <text:p text:style-name="P1283">Configure parameter through configuration file</text:p>
      <text:p text:style-name="P1284"><text:span text:style-name="T1285">[conclusion 3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bullet text:level="1" text:style-name="WW_CharLFO7LVL1"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2" text:style-name="WW_CharLFO7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7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7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7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7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7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7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7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H NGUYEN</dc:creator>
    <meta:creation-date>2016-04-22T17:12:00Z</meta:creation-date>
    <dc:date>2016-05-07T06:50:00Z</dc:date>
    <meta:template xlink:href="Normal" xlink:type="simple"/>
    <meta:editing-cycles>1142</meta:editing-cycles>
    <meta:editing-duration>PT104520S</meta:editing-duration>
    <meta:document-statistic meta:page-count="36" meta:paragraph-count="151" meta:word-count="11320" meta:character-count="75697" meta:row-count="537" meta:non-whitespace-character-count="64528"/>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3/content.xml><?xml version="1.0" encoding="utf-8"?>
<mml:math xmlns:mml="http://www.w3.org/1998/Math/MathML" xmlns:m="http://schemas.openxmlformats.org/officeDocument/2006/math">
  <mml:mi>m</mml:mi>
  <mml:mi>e</mml:mi>
  <mml:mi>a</mml:mi>
  <mml:mi>n</mml:mi>
</mml:math>
</file>

<file path=Object 4/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5/content.xml><?xml version="1.0" encoding="utf-8"?>
<mml:math xmlns:mml="http://www.w3.org/1998/Math/MathML" xmlns:m="http://schemas.openxmlformats.org/officeDocument/2006/math">
  <mml:mi>m</mml:mi>
  <mml:mi>e</mml:mi>
  <mml:mi>a</mml:mi>
  <mml:mi>n</mml:mi>
</mml:math>
</file>

<file path=Object 6/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

<file path=Object 7/content.xml><?xml version="1.0" encoding="utf-8"?>
<mml:math xmlns:mml="http://www.w3.org/1998/Math/MathML" xmlns:m="http://schemas.openxmlformats.org/officeDocument/2006/math">
  <mml:mi>O</mml:mi>
  <mml:mo>(</mml:mo>
  <mml:mn>1</mml:mn>
  <mml:mo>)</mml:mo>
</mml:math>
</file>

<file path=Object 8/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row>
  </mml:mfrac>
  <mml:mo>.</mml:mo>
  <mml:mfenced separators="|">
    <mml:mrow>
      <mml:mi>b</mml:mi>
      <mml:mo>-</mml:mo>
      <mml:mi>a</mml:mi>
    </mml:mrow>
  </mml:mfenced>
  <mml:mo>.</mml:mo>
  <mml:mo>(</mml:mo>
  <mml:mi>f</mml:mi>
  <mml:mfenced separators="|">
    <mml:mrow>
      <mml:mi>a</mml:mi>
    </mml:mrow>
  </mml:mfenced>
  <mml:mo>+</mml:mo>
  <mml:mi>f</mml:mi>
  <mml:mo>(</mml:mo>
  <mml:mi>b</mml:mi>
  <mml:mo>)</mml:mo>
</mml:math>
</file>

<file path=Object 9/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o>(</mml:mo>
      <mml:mi>a</mml:mi>
      <mml:mi>b</mml:mi>
      <mml:mi>s</mml:mi>
      <mml:mo>(</mml:mo>
      <mml:mi>f</mml:mi>
      <mml:mfenced separators="|">
        <mml:mrow>
          <mml:mi>a</mml:mi>
        </mml:mrow>
      </mml:mfenced>
      <mml:mo>+</mml:mo>
      <mml:mi>a</mml:mi>
      <mml:mi>b</mml:mi>
      <mml:mi>s</mml:mi>
      <mml:mo>(</mml:mo>
      <mml:mi>f</mml:mi>
      <mml:mfenced separators="|">
        <mml:mrow>
          <mml:mi>b</mml:mi>
        </mml:mrow>
      </mml:mfenced>
      <mml:mo>)</mml:mo>
    </mml:mrow>
  </mml:mfrac>
  <mml:mo>.</mml:mo>
  <mml:mfenced separators="|">
    <mml:mrow>
      <mml:mi>f</mml:mi>
      <mml:msup>
        <mml:mrow>
          <mml:mfenced separators="|">
            <mml:mrow>
              <mml:mi>a</mml:mi>
            </mml:mrow>
          </mml:mfenced>
        </mml:mrow>
        <mml:mrow>
          <mml:mn>2</mml:mn>
        </mml:mrow>
      </mml:msup>
      <mml:mo>+</mml:mo>
      <mml:mi>f</mml:mi>
      <mml:msup>
        <mml:mrow>
          <mml:mfenced separators="|">
            <mml:mrow>
              <mml:mi>b</mml:mi>
            </mml:mrow>
          </mml:mfenced>
        </mml:mrow>
        <mml:mrow>
          <mml:mn>2</mml:mn>
        </mml:mrow>
      </mml:msup>
    </mml:mrow>
  </mml:mfenced>
  <mml:mo>.</mml:mo>
  <mml:mi>a</mml:mi>
  <mml:mi>b</mml:mi>
  <mml:mi>s</mml:mi>
  <mml:mo>(</mml:mo>
  <mml:mi>b</mml:mi>
  <mml:mo>-</mml:mo>
  <mml:mi>a</mml:mi>
</mml:math>
</file>